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B5" style:family="table-cell">
      <style:table-cell-properties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382in" fo:border-left="0.0347in solid #000000" fo:border-right="none" fo:border-top="none" fo:border-bottom="0.0007in solid #000000"/>
    </style:style>
    <style:style style:name="t2.B5" style:family="table-cell">
      <style:table-cell-properties fo:padding="0.0382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A8" style:family="table-cell">
      <style:table-cell-properties fo:padding="0.0382in" fo:border-left="0.0347in solid #000000" fo:border-right="none" fo:border-top="none" fo:border-bottom="0.0347in solid #000000"/>
    </style:style>
    <style:style style:name="t2.B8" style:family="table-cell">
      <style:table-cell-properties fo:padding="0.0382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201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8" style:family="table-cell">
      <style:table-cell-properties fo:padding="0.0201in" fo:border-left="0.0347in solid #000000" fo:border-right="none" fo:border-top="none" fo:border-bottom="0.0347in solid #000000"/>
    </style:style>
    <style:style style:name="t3.B8" style:family="table-cell">
      <style:table-cell-properties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382in" fo:border-left="0.0347in solid #000000" fo:border-right="none" fo:border-top="none" fo:border-bottom="0.0007in solid #000000"/>
    </style:style>
    <style:style style:name="t4.B5" style:family="table-cell">
      <style:table-cell-properties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382in" fo:border-left="0.0347in solid #000000" fo:border-right="none" fo:border-top="none" fo:border-bottom="0.0007in solid #000000"/>
    </style:style>
    <style:style style:name="t5.B5" style:family="table-cell">
      <style:table-cell-properties fo:padding="0.0382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5.A8" style:family="table-cell">
      <style:table-cell-properties fo:padding="0.0382in" fo:border-left="0.0347in solid #000000" fo:border-right="none" fo:border-top="none" fo:border-bottom="0.0347in solid #000000"/>
    </style:style>
    <style:style style:name="t5.B8" style:family="table-cell">
      <style:table-cell-properties fo:padding="0.0382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382in" fo:border-left="0.0347in solid #000000" fo:border-right="none" fo:border-top="none" fo:border-bottom="0.0007in solid #000000"/>
    </style:style>
    <style:style style:name="t6.B5" style:family="table-cell">
      <style:table-cell-properties fo:padding="0.0382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6.A8" style:family="table-cell">
      <style:table-cell-properties fo:padding="0.0382in" fo:border-left="0.0347in solid #000000" fo:border-right="none" fo:border-top="none" fo:border-bottom="0.0347in solid #000000"/>
    </style:style>
    <style:style style:name="t6.B8" style:family="table-cell">
      <style:table-cell-properties fo:padding="0.0382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382in" fo:border-left="0.0347in solid #000000" fo:border-right="none" fo:border-top="none" fo:border-bottom="0.0007in solid #000000"/>
    </style:style>
    <style:style style:name="t7.B5" style:family="table-cell">
      <style:table-cell-properties fo:padding="0.0382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7.A8" style:family="table-cell">
      <style:table-cell-properties fo:padding="0.0382in" fo:border-left="0.0347in solid #000000" fo:border-right="none" fo:border-top="none" fo:border-bottom="0.0347in solid #000000"/>
    </style:style>
    <style:style style:name="t7.B8" style:family="table-cell">
      <style:table-cell-properties fo:padding="0.0382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382in" fo:border-left="0.0347in solid #000000" fo:border-right="none" fo:border-top="none" fo:border-bottom="0.0007in solid #000000"/>
    </style:style>
    <style:style style:name="t8.B5" style:family="table-cell">
      <style:table-cell-properties fo:padding="0.0382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8.A8" style:family="table-cell">
      <style:table-cell-properties fo:padding="0.0382in" fo:border-left="0.0347in solid #000000" fo:border-right="none" fo:border-top="none" fo:border-bottom="0.0347in solid #000000"/>
    </style:style>
    <style:style style:name="t8.B8" style:family="table-cell">
      <style:table-cell-properties fo:padding="0.0382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fo:padding="0.0382in" fo:border-left="0.0347in solid #000000" fo:border-right="none" fo:border-top="none" fo:border-bottom="0.0007in solid #000000"/>
    </style:style>
    <style:style style:name="t9.B5" style:family="table-cell">
      <style:table-cell-properties fo:padding="0.0382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fo:padding="0.0382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382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fo:padding="0.0382in" fo:border-left="0.0347in solid #000000" fo:border-right="none" fo:border-top="none" fo:border-bottom="0.0007in solid #000000"/>
    </style:style>
    <style:style style:name="t10.B5" style:family="table-cell">
      <style:table-cell-properties fo:padding="0.0382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11" style:family="table">
      <style:table-properties style:width="6.6806in" table:align="center" style:shadow="none" style:may-break-between-rows="false" style:writing-mode="lr-tb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style:vertical-align="bottom" fo:padding="0.0403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background-color="transparent" fo:padding="0.0201in" fo:border-left="0.0347in solid #000000" fo:border-right="none" fo:border-top="0.0347in solid #000000" fo:border-bottom="0.0007in solid #000000">
        <style:background-image/>
      </style:table-cell-properties>
    </style:style>
    <style:style style:name="t11.B2" style:family="table-cell">
      <style:table-cell-properties fo:background-color="transparent" fo:padding="0.0201in" fo:border-left="0.0007in solid #000000" fo:border-right="none" fo:border-top="0.0347in solid #000000" fo:border-bottom="0.0007in solid #000000">
        <style:background-image/>
      </style:table-cell-properties>
    </style:style>
    <style:style style:name="t11.K2" style:family="table-cell">
      <style:table-cell-properties fo:background-color="transparent" fo:padding="0.0201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1.3" style:family="table-row">
      <style:table-row-properties style:min-row-height="0.2639in"/>
    </style:style>
    <style:style style:name="t11.A3" style:family="table-cell">
      <style:table-cell-properties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11.B3" style:family="table-cell">
      <style:table-cell-properties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11.K3" style:family="table-cell">
      <style:table-cell-properties fo:background-color="transparent" fo:padding="0.0201in" fo:border-left="0.0007in solid #000000" fo:border-right="0.0347in solid #000000" fo:border-top="none" fo:border-bottom="0.0007in solid #000000">
        <style:background-image/>
      </style:table-cell-properties>
    </style:style>
    <style:style style:name="t11.4" style:family="table-row">
      <style:table-row-properties style:min-row-height="0.2979in"/>
    </style:style>
    <style:style style:name="t11.A5" style:family="table-cell">
      <style:table-cell-properties style:vertical-align="middle" fo:background-color="transparent" fo:padding="0.0403in" fo:border-left="0.0347in solid #000000" fo:border-right="none" fo:border-top="none" fo:border-bottom="0.0007in solid #000000">
        <style:background-image/>
      </style:table-cell-properties>
    </style:style>
    <style:style style:name="t11.B5" style:family="table-cell">
      <style:table-cell-properties style:vertical-align="middle" fo:background-color="transparent" fo:padding="0.0403in" fo:border-left="0.0007in solid #000000" fo:border-right="none" fo:border-top="none" fo:border-bottom="0.0007in solid #000000">
        <style:background-image/>
      </style:table-cell-properties>
    </style:style>
    <style:style style:name="t11.K5" style:family="table-cell">
      <style:table-cell-properties style:vertical-align="middle" fo:background-color="transparent" fo:padding="0.0403in" fo:border-left="0.0007in solid #000000" fo:border-right="0.0347in solid #000000" fo:border-top="none" fo:border-bottom="0.0347in solid #000000">
        <style:background-image/>
      </style:table-cell-properties>
    </style:style>
    <style:style style:name="t11.A8" style:family="table-cell">
      <style:table-cell-properties style:vertical-align="middle" fo:background-color="transparent" fo:padding="0.0403in" fo:border-left="0.0347in solid #000000" fo:border-right="none" fo:border-top="none" fo:border-bottom="0.0347in solid #000000">
        <style:background-image/>
      </style:table-cell-properties>
    </style:style>
    <style:style style:name="t11.B8" style:family="table-cell">
      <style:table-cell-properties style:vertical-align="middle" fo:background-color="transparent" fo:padding="0.0403in" fo:border-left="0.0007in solid #000000" fo:border-right="none" fo:border-top="none" fo:border-bottom="0.0347in solid #000000">
        <style:background-image/>
      </style:table-cell-properties>
    </style:style>
    <style:style style:name="t12" style:family="table">
      <style:table-properties style:width="6.6806in" table:align="center" style:shadow="none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403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A3" style:family="table-cell">
      <style:table-cell-properties fo:padding="0.0201in" fo:border-left="0.0347in solid #000000" fo:border-right="none" fo:border-top="none" fo:border-bottom="0.0007in solid #000000"/>
    </style:style>
    <style:style style:name="t12.B3" style:family="table-cell">
      <style:table-cell-properties fo:padding="0.0201in" fo:border-left="0.0007in solid #000000" fo:border-right="none" fo:border-top="none" fo:border-bottom="0.0007in solid #000000"/>
    </style:style>
    <style:style style:name="t12.K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12.4" style:family="table-row">
      <style:table-row-properties style:min-row-height="0.2979in"/>
    </style:style>
    <style:style style:name="t12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2.K5" style:family="table-cell">
      <style:table-cell-properties style:vertical-align="middle" fo:padding="0.0403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2.B8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shadow="none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5097in"/>
    </style:style>
    <style:style style:name="t13.H" style:family="table-column">
      <style:table-column-properties style:column-width="0.7in"/>
    </style:style>
    <style:style style:name="t13.K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403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A3" style:family="table-cell">
      <style:table-cell-properties fo:padding="0.0201in" fo:border-left="0.0347in solid #000000" fo:border-right="none" fo:border-top="none" fo:border-bottom="0.0007in solid #000000"/>
    </style:style>
    <style:style style:name="t13.B3" style:family="table-cell">
      <style:table-cell-properties fo:padding="0.0201in" fo:border-left="0.0007in solid #000000" fo:border-right="none" fo:border-top="none" fo:border-bottom="0.0007in solid #000000"/>
    </style:style>
    <style:style style:name="t13.K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13.4" style:family="table-row">
      <style:table-row-properties style:min-row-height="0.2979in"/>
    </style:style>
    <style:style style:name="t13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3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3.K5" style:family="table-cell">
      <style:table-cell-properties style:vertical-align="middle" fo:padding="0.0403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3.B8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shadow="none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5097in"/>
    </style:style>
    <style:style style:name="t14.H" style:family="table-column">
      <style:table-column-properties style:column-width="0.7in"/>
    </style:style>
    <style:style style:name="t14.K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403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D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979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shadow="none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5097in"/>
    </style:style>
    <style:style style:name="t15.H" style:family="table-column">
      <style:table-column-properties style:column-width="0.7in"/>
    </style:style>
    <style:style style:name="t15.K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403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A3" style:family="table-cell">
      <style:table-cell-properties fo:padding="0.0201in" fo:border-left="0.0347in solid #000000" fo:border-right="none" fo:border-top="none" fo:border-bottom="0.0007in solid #000000"/>
    </style:style>
    <style:style style:name="t15.B3" style:family="table-cell">
      <style:table-cell-properties fo:padding="0.0201in" fo:border-left="0.0007in solid #000000" fo:border-right="none" fo:border-top="none" fo:border-bottom="0.0007in solid #000000"/>
    </style:style>
    <style:style style:name="t15.K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15.4" style:family="table-row">
      <style:table-row-properties style:min-row-height="0.2979in"/>
    </style:style>
    <style:style style:name="t15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5.K5" style:family="table-cell">
      <style:table-cell-properties style:vertical-align="middle" fo:padding="0.0403in" fo:border-left="0.0007in solid #000000" fo:border-right="0.0347in solid #000000" fo:border-top="none" fo:border-bottom="0.0347in solid #000000"/>
    </style:style>
    <style:style style:name="t15.A8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5.B8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6" style:family="table">
      <style:table-properties style:width="6.6806in" table:align="center" style:shadow="none" style:may-break-between-rows="false" style:writing-mode="lr-tb"/>
    </style:style>
    <style:style style:name="t16.A" style:family="table-column">
      <style:table-column-properties style:column-width="0.8215in"/>
    </style:style>
    <style:style style:name="t16.B" style:family="table-column">
      <style:table-column-properties style:column-width="0.5097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403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A3" style:family="table-cell">
      <style:table-cell-properties fo:padding="0.0201in" fo:border-left="0.0347in solid #000000" fo:border-right="none" fo:border-top="none" fo:border-bottom="0.0007in solid #000000"/>
    </style:style>
    <style:style style:name="t16.B3" style:family="table-cell">
      <style:table-cell-properties fo:padding="0.0201in" fo:border-left="0.0007in solid #000000" fo:border-right="none" fo:border-top="none" fo:border-bottom="0.0007in solid #000000"/>
    </style:style>
    <style:style style:name="t16.K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16.4" style:family="table-row">
      <style:table-row-properties style:min-row-height="0.2979in"/>
    </style:style>
    <style:style style:name="t16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403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7" style:family="table">
      <style:table-properties style:width="6.6806in" table:align="center" style:shadow="none" style:may-break-between-rows="false" style:writing-mode="lr-tb"/>
    </style:style>
    <style:style style:name="t17.A" style:family="table-column">
      <style:table-column-properties style:column-width="0.8215in"/>
    </style:style>
    <style:style style:name="t17.B" style:family="table-column">
      <style:table-column-properties style:column-width="0.5097in"/>
    </style:style>
    <style:style style:name="t17.H" style:family="table-column">
      <style:table-column-properties style:column-width="0.7in"/>
    </style:style>
    <style:style style:name="t17.K" style:family="table-column">
      <style:table-column-properties style:column-width="0.7007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403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806in" table:align="center" style:shadow="none" style:may-break-between-rows="false" style:writing-mode="lr-tb"/>
    </style:style>
    <style:style style:name="t18.A" style:family="table-column">
      <style:table-column-properties style:column-width="0.8215in"/>
    </style:style>
    <style:style style:name="t18.B" style:family="table-column">
      <style:table-column-properties style:column-width="0.5097in"/>
    </style:style>
    <style:style style:name="t18.H" style:family="table-column">
      <style:table-column-properties style:column-width="0.7in"/>
    </style:style>
    <style:style style:name="t18.K" style:family="table-column">
      <style:table-column-properties style:column-width="0.7007in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403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shadow="none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403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shadow="none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5097in"/>
    </style:style>
    <style:style style:name="t20.H" style:family="table-column">
      <style:table-column-properties style:column-width="0.7in"/>
    </style:style>
    <style:style style:name="t20.K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403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A3" style:family="table-cell">
      <style:table-cell-properties fo:padding="0.0201in" fo:border-left="0.0347in solid #000000" fo:border-right="none" fo:border-top="none" fo:border-bottom="0.0007in solid #000000"/>
    </style:style>
    <style:style style:name="t20.B3" style:family="table-cell">
      <style:table-cell-properties fo:padding="0.0201in" fo:border-left="0.0007in solid #000000" fo:border-right="none" fo:border-top="none" fo:border-bottom="0.0007in solid #000000"/>
    </style:style>
    <style:style style:name="t20.K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20.4" style:family="table-row">
      <style:table-row-properties style:min-row-height="0.2979in"/>
    </style:style>
    <style:style style:name="t20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20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20.K5" style:family="table-cell">
      <style:table-cell-properties style:vertical-align="middle" fo:padding="0.0403in" fo:border-left="0.0007in solid #000000" fo:border-right="0.0347in solid #000000" fo:border-top="none" fo:border-bottom="0.0347in solid #000000"/>
    </style:style>
    <style:style style:name="t20.A8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20.B8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6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30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6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37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38" style:family="paragraph" style:parent-style-name="Text_20_body">
      <style:paragraph-properties fo:margin-left="0in" fo:margin-right="0in" fo:margin-top="0in" fo:margin-bottom="0in" fo:line-height="100%" fo:text-align="center" style:justify-single-word="false" fo:text-indent="0.1972in" style:auto-text-indent="false"/>
    </style:style>
    <style:style style:name="P3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40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41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4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4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4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5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52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5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54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5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6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use-window-font-color="true" style:font-weight-complex="bold"/>
    </style:style>
    <style:style style:name="T5" style:family="text">
      <style:text-properties style:font-name="Arial" fo:language="ru" fo:country="RU" fo:font-weight="bold" style:font-weight-asian="bold" style:font-name-complex="Arial" style:font-weight-complex="bold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0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4" style:family="text">
      <style:text-properties fo:language="en" fo:country="US" style:font-name-complex="Aria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language="en" fo:country="US" style:text-underline-style="solid" style:text-underline-width="auto" style:text-underline-color="font-color" style:font-name-complex="Arial"/>
    </style:style>
    <style:style style:name="T17" style:family="text">
      <style:text-properties fo:language="en" fo:country="US" style:text-underline-style="none" style:font-name-complex="Arial"/>
    </style:style>
    <style:style style:name="T18" style:family="text">
      <style:text-properties style:font-name="Symbol"/>
    </style:style>
    <style:style style:name="T19" style:family="text">
      <style:text-properties style:font-name="Symbol" fo:language="en" fo:country="US" style:text-underline-style="solid" style:text-underline-width="auto" style:text-underline-color="font-color" style:font-name-complex="Symbol"/>
    </style:style>
    <style:style style:name="T20" style:family="text">
      <style:text-properties style:text-position="super 58%" style:font-name="Times New Roman1"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text-position="sub 58%"/>
    </style:style>
    <style:style style:name="T23" style:family="text">
      <style:text-properties style:text-position="sub 58%" fo:language="en" fo:country="US" fo:font-style="italic" style:font-style-asian="italic" style:font-style-complex="italic"/>
    </style:style>
    <style:style style:name="T24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5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6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7" style:family="text">
      <style:text-properties fo:language="ru" fo:country="RU"/>
    </style:style>
    <style:style style:name="T28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29" style:family="text">
      <style:text-properties fo:language="ru" fo:country="RU" fo:background-color="transparent"/>
    </style:style>
    <style:style style:name="T30" style:family="text">
      <style:text-properties style:font-name="Times New Roman1" fo:font-style="italic" style:font-style-asian="italic" style:font-style-complex="italic"/>
    </style:style>
    <style:style style:name="T31" style:family="text">
      <style:text-properties style:font-name="Times New Roman1" fo:language="ru" fo:country="RU" fo:font-style="italic" style:font-style-asian="italic" style:font-style-complex="italic"/>
    </style:style>
    <style:style style:name="T32" style:family="text">
      <style:text-properties style:font-name="Times New Roman1" fo:language="en" fo:country="US" fo:font-style="normal" style:font-style-asian="normal" style:font-style-complex="normal"/>
    </style:style>
    <style:style style:name="T33" style:family="text">
      <style:text-properties style:font-name="Times New Roman" fo:language="en" fo:country="US" fo:background-color="transparent"/>
    </style:style>
    <style:style style:name="T34" style:family="text">
      <style:text-properties style:font-name="Times New Roman" fo:language="ru" fo:country="RU" fo:background-color="transparent"/>
    </style:style>
    <style:style style:name="T35" style:family="text">
      <style:text-properties style:font-name-complex="Arial"/>
    </style:style>
    <style:style style:name="T36" style:family="text">
      <style:text-properties style:text-position="0% 100%" fo:font-style="normal" style:font-style-asian="normal" style:font-style-complex="normal"/>
    </style:style>
    <style:style style:name="T37" style:family="text">
      <style:text-properties style:text-position="0% 100%" fo:language="en" fo:country="US" fo:font-style="normal" style:font-style-asian="normal" style:font-style-complex="normal"/>
    </style:style>
    <style:style style:name="T38" style:family="text">
      <style:text-properties style:text-position="0% 100%" fo:language="ru" fo:country="RU" fo:font-style="normal" style:font-style-asian="normal" style:font-style-complex="normal"/>
    </style:style>
    <style:style style:name="T3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0" style:family="text">
      <style:text-properties style:text-underline-style="solid" style:text-underline-width="auto" style:text-underline-color="font-color" style:font-name-complex="Arial"/>
    </style:style>
    <style:style style:name="T41" style:family="text">
      <style:text-properties fo:font-size="10pt" fo:language="en" fo:country="US" style:font-name-asian="Arial" style:font-size-asian="10pt" style:font-size-complex="10pt"/>
    </style:style>
    <style:style style:name="T42" style:family="text">
      <style:text-properties fo:font-size="10pt" style:font-name-asian="Arial" style:font-size-asian="10pt" style:font-size-complex="10pt"/>
    </style:style>
    <style:style style:name="T43" style:family="text">
      <style:text-properties fo:font-size="11pt" fo:language="ru" fo:country="RU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4" style:family="text">
      <style:text-properties fo:background-color="transparent"/>
    </style:style>
    <style:style style:name="T4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CALIBRATION CERTIFICATE</text:p>
      <text:p text:style-name="P30"><text:span text:style-name="T2">Type: </text:span><text:span text:style-name="T3">X-ray radiation dosimeter $type</text:span><text:span text:style-name="T9"><text:tab/></text:span><text:span text:style-name="T8">Date of calibration: </text:span><text:span text:style-name="T7">$date</text:span><text:span text:style-name="T6">.</text:span></text:p>
      <text:p text:style-name="P5"/>
      <text:p text:style-name="P6"><text:span text:style-name="T15">S</text:span><text:span text:style-name="T39">/</text:span><text:span text:style-name="T15">N</text:span><text:span text:style-name="T39">:</text:span><text:span text:style-name="T13"> </text:span><text:span text:style-name="T43"><text:s/></text:span><text:span text:style-name="T28">$</text:span><text:span text:style-name="T13">allSerial </text:span></text:p>
      <text:p text:style-name="P4"/>
      <text:p text:style-name="P3">Measurement limits: </text:p>
      <text:p text:style-name="P4"><text:span text:style-name="T4">$type</text:span>: γ 50 nSv/h – <text:span text:style-name="T18"></text:span>100 Sv/h;</text:p>
      <text:p text:style-name="P8"/>
      <text:p text:style-name="P3">Measurement error: </text:p>
      <text:p text:style-name="P16"><text:span text:style-name="T4">$type</text:span>: ±15%</text:p>
      <text:p text:style-name="P13"/>
      <text:p text:style-name="P3">Operating conditions:</text:p>
      <text:list xml:id="list9037661311074287140" text:style-name="L1">
        <text:list-item>
          <text:p text:style-name="P42"><text:span text:style-name="T14">Air temperature<text:tab/></text:span><text:span text:style-name="T35"><text:tab/><text:tab/><text:tab/>+</text:span><text:span text:style-name="T14">$temp</text:span><text:span text:style-name="T35"> °</text:span><text:span text:style-name="T14">C</text:span></text:p>
        </text:list-item>
        <text:list-item>
          <text:p text:style-name="P42"><text:span text:style-name="T14">Atmospheric pressure<text:tab/></text:span><text:span text:style-name="T14"><text:tab/><text:tab/><text:tab/>98,5 kPa</text:span></text:p>
        </text:list-item>
        <text:list-item>
          <text:p text:style-name="P42"><text:span text:style-name="T14">Relative humidity<text:tab/><text:tab/></text:span><text:span text:style-name="T14"><text:tab/><text:tab/>$vlag %</text:span></text:p>
        </text:list-item>
        <text:list-item>
          <text:p text:style-name="P43">Gamma radiation background<text:tab/><text:tab/><text:tab/>$bground <text:s/>nSv/h</text:p>
        </text:list-item>
      </text:list>
      <text:p text:style-name="P18"><text:span text:style-name="Знак_20_примечания"><text:span text:style-name="T41"/></text:span></text:p>
      <text:p text:style-name="P18"><text:span text:style-name="Знак_20_примечания"><text:span text:style-name="T41">Calibration means</text:span></text:span><text:span text:style-name="Знак_20_примечания"><text:span text:style-name="T42">:</text:span></text:span></text:p>
      <text:p text:style-name="P36"><text:span text:style-name="Знак_20_примечания"><text:span text:style-name="T10">- $eng_facility_110;</text:span></text:span></text:p>
      <text:p text:style-name="P7"/>
      <text:p text:style-name="P9">Calibration data</text:p>
      <text:p text:style-name="P14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7"><text:span text:style-name="T16">$type (</text:span><text:span text:style-name="T19"></text:span><text:span text:style-name="T16">) s/n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4"><text:span text:style-name="T11">Dose rate at check point</text:span> <text:span text:style-name="T30">Ḣ</text:span><text:span text:style-name="T23">oi</text:span><text:span text:style-name="T37">(</text:span><text:span text:style-name="T38">0.07</text:span><text:span text:style-name="T37">)</text:span></text:p>
          </table:table-cell>
          <table:table-cell table:style-name="t1.B2" table:number-rows-spanned="3" office:value-type="string">
            <text:p text:style-name="P35">Radia-tion source <text:s/>number</text:p>
          </table:table-cell>
          <table:table-cell table:style-name="t1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1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33">Relative gamma radiation dose rate measure-ment</text:span> <text:span text:style-name="T11">error</text:span></text:p>
            <text:p text:style-name="P29"><text:span text:style-name="T31">θ</text:span><text:span text:style-name="T24">пр</text:span><text:span text:style-name="T25">i</text:span><text:span text:style-name="T27">,</text:span> %</text:p>
          </table:table-cell>
          <table:table-cell table:style-name="t1.B2" table:number-rows-spanned="3" office:value-type="string">
            <text:p text:style-name="P28"><text:span text:style-name="T11">Confidence limit of the intrinsic <text:s/>relative error</text:span> <text:span text:style-name="T32">Δ</text:span><text:span text:style-name="T26">i</text:span><text:span text:style-name="T11">,</text:span> % <text:span text:style-name="T11">during calibration</text:span></text:p>
          </table:table-cell>
          <table:table-cell table:style-name="t1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1"><text:span text:style-name="T11">Back-ground</text:span>, <text:span text:style-name="T12">nSv</text:span><text:span text:style-name="T21">/</text:span><text:span text:style-name="T12">h</text:span></text:p>
          </table:table-cell>
          <table:table-cell table:style-name="t1.D3" table:number-columns-spanned="3" office:value-type="string">
            <text:p text:style-name="P31"><text:span text:style-name="T11">Measured value</text:span> <text:span text:style-name="T30">Ḣ</text:span><text:span text:style-name="T20">*</text:span><text:span text:style-name="T23">i</text:span><text:span text:style-name="T37">(</text:span><text:span text:style-name="T36">0.07</text:span><text:span text:style-name="T37">)</text:span></text:p>
          </table:table-cell>
          <table:covered-table-cell/>
          <table:covered-table-cell/>
          <table:table-cell table:style-name="t1.D3" table:number-rows-spanned="2" office:value-type="string">
            <text:p text:style-name="P31"><text:span text:style-name="T11">Average value</text:span>, <text:span text:style-name="T12">H</text:span><text:span text:style-name="T23">i</text:span><text:span text:style-name="T37">(</text:span><text:span text:style-name="T36">0.07</text:span><text:span text:style-name="T37">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2"><text:span text:style-name="T21">H</text:span><text:span text:style-name="T22">1</text:span></text:p>
          </table:table-cell>
          <table:table-cell table:style-name="t1.D3" office:value-type="string">
            <text:p text:style-name="P31"><text:span text:style-name="T12">H</text:span><text:span text:style-name="T22">2</text:span></text:p>
          </table:table-cell>
          <table:table-cell table:style-name="t1.D3" office:value-type="string">
            <text:p text:style-name="P31"><text:span text:style-name="T12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0"><text:span text:style-name="T11">0,07</text:span> Sv/h</text:p>
          </table:table-cell>
          <table:table-cell table:style-name="t1.B5" office:value-type="string">
            <text:p text:style-name="P11">$1-30</text:p>
          </table:table-cell>
          <table:table-cell table:style-name="t1.B5" office:value-type="string">
            <text:p text:style-name="P11">$1-40</text:p>
          </table:table-cell>
          <table:table-cell table:style-name="t1.B5" office:value-type="string">
            <text:p text:style-name="P11">$1-50</text:p>
          </table:table-cell>
          <table:table-cell table:style-name="t1.B5" office:value-type="string">
            <text:p text:style-name="P11">$1-60</text:p>
          </table:table-cell>
          <table:table-cell table:style-name="t1.B5" office:value-type="string">
            <text:p text:style-name="P11">$1-70</text:p>
          </table:table-cell>
          <table:table-cell table:style-name="t1.B5" office:value-type="string">
            <text:p text:style-name="P11">$1-80</text:p>
          </table:table-cell>
          <table:table-cell table:style-name="t1.B5" office:value-type="string">
            <text:p text:style-name="P11">$1-00</text:p>
          </table:table-cell>
          <table:table-cell table:style-name="t1.B5" office:value-type="string">
            <text:p text:style-name="P11">$1-10</text:p>
          </table:table-cell>
          <table:table-cell table:style-name="t1.B5" office:value-type="string">
            <text:p text:style-name="P11">$1-20</text:p>
          </table:table-cell>
          <table:table-cell table:style-name="t1.K5" table:number-rows-spanned="4" office:value-type="string">
            <text:p text:style-name="P12">±<text:span text:style-name="T27">15</text:span></text:p>
          </table:table-cell>
        </table:table-row>
        <table:table-row>
          <table:table-cell table:style-name="t1.A5" office:value-type="string">
            <text:p text:style-name="P10">0,7 Sv/h</text:p>
          </table:table-cell>
          <table:table-cell table:style-name="t1.B5" office:value-type="string">
            <text:p text:style-name="P11">$1-31</text:p>
          </table:table-cell>
          <table:table-cell table:style-name="t1.B5" office:value-type="string">
            <text:p text:style-name="P11">$1-41</text:p>
          </table:table-cell>
          <table:table-cell table:style-name="t1.B5" office:value-type="string">
            <text:p text:style-name="P11">$1-51</text:p>
          </table:table-cell>
          <table:table-cell table:style-name="t1.B5" office:value-type="string">
            <text:p text:style-name="P11">$1-61</text:p>
          </table:table-cell>
          <table:table-cell table:style-name="t1.B5" office:value-type="string">
            <text:p text:style-name="P11">$1-71</text:p>
          </table:table-cell>
          <table:table-cell table:style-name="t1.B5" office:value-type="string">
            <text:p text:style-name="P11">$1-81</text:p>
          </table:table-cell>
          <table:table-cell table:style-name="t1.B5" office:value-type="string">
            <text:p text:style-name="P11">$1-01</text:p>
          </table:table-cell>
          <table:table-cell table:style-name="t1.B5" office:value-type="string">
            <text:p text:style-name="P11">$1-11</text:p>
          </table:table-cell>
          <table:table-cell table:style-name="t1.B5" office:value-type="string">
            <text:p text:style-name="P11">$1-21</text:p>
          </table:table-cell>
          <table:covered-table-cell/>
        </table:table-row>
        <table:table-row>
          <table:table-cell table:style-name="t1.A5" office:value-type="string">
            <text:p text:style-name="P10">7 Sv/h</text:p>
          </table:table-cell>
          <table:table-cell table:style-name="t1.B5" office:value-type="string">
            <text:p text:style-name="P11">$1-32</text:p>
          </table:table-cell>
          <table:table-cell table:style-name="t1.B5" office:value-type="string">
            <text:p text:style-name="P11">$1-42</text:p>
          </table:table-cell>
          <table:table-cell table:style-name="t1.B5" office:value-type="string">
            <text:p text:style-name="P11">$1-52</text:p>
          </table:table-cell>
          <table:table-cell table:style-name="t1.B5" office:value-type="string">
            <text:p text:style-name="P11">$1-62</text:p>
          </table:table-cell>
          <table:table-cell table:style-name="t1.B5" office:value-type="string">
            <text:p text:style-name="P11">$1-72</text:p>
          </table:table-cell>
          <table:table-cell table:style-name="t1.B5" office:value-type="string">
            <text:p text:style-name="P11">$1-82</text:p>
          </table:table-cell>
          <table:table-cell table:style-name="t1.B5" office:value-type="string">
            <text:p text:style-name="P11">$1-02</text:p>
          </table:table-cell>
          <table:table-cell table:style-name="t1.B5" office:value-type="string">
            <text:p text:style-name="P11">$1-12</text:p>
          </table:table-cell>
          <table:table-cell table:style-name="t1.B5" office:value-type="string">
            <text:p text:style-name="P11">$1-22</text:p>
          </table:table-cell>
          <table:covered-table-cell/>
        </table:table-row>
        <table:table-row>
          <table:table-cell table:style-name="t1.A8" office:value-type="string">
            <text:p text:style-name="P10">70 Sv/h</text:p>
          </table:table-cell>
          <table:table-cell table:style-name="t1.B8" office:value-type="string">
            <text:p text:style-name="P11">$1-33</text:p>
          </table:table-cell>
          <table:table-cell table:style-name="t1.B8" office:value-type="string">
            <text:p text:style-name="P11">$1-43</text:p>
          </table:table-cell>
          <table:table-cell table:style-name="t1.B8" office:value-type="string">
            <text:p text:style-name="P11">$1-53</text:p>
          </table:table-cell>
          <table:table-cell table:style-name="t1.B8" office:value-type="string">
            <text:p text:style-name="P11">$1-63</text:p>
          </table:table-cell>
          <table:table-cell table:style-name="t1.B8" office:value-type="string">
            <text:p text:style-name="P11">$1-73</text:p>
          </table:table-cell>
          <table:table-cell table:style-name="t1.B8" office:value-type="string">
            <text:p text:style-name="P11">$1-83</text:p>
          </table:table-cell>
          <table:table-cell table:style-name="t1.B8" office:value-type="string">
            <text:p text:style-name="P11">$1-03</text:p>
          </table:table-cell>
          <table:table-cell table:style-name="t1.B8" office:value-type="string">
            <text:p text:style-name="P11">$1-13</text:p>
          </table:table-cell>
          <table:table-cell table:style-name="t1.B8" office:value-type="string">
            <text:p text:style-name="P11">$1-23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header-rows>
          <table:table-row table:style-name="t2.1">
            <table:table-cell table:style-name="t2.A1" table:number-columns-spanned="11" office:value-type="string">
              <text:p text:style-name="P17"><text:span text:style-name="T16">$type (</text:span><text:span text:style-name="T19"></text:span><text:span text:style-name="T16">) s/n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table:number-rows-spanned="3" office:value-type="string">
            <text:p text:style-name="P24"><text:span text:style-name="T11">Dose rate at check point</text:span> <text:span text:style-name="T30">Ḣ</text:span><text:span text:style-name="T23">oi</text:span><text:span text:style-name="T37">(</text:span><text:span text:style-name="T38">0.07</text:span><text:span text:style-name="T37">)</text:span></text:p>
          </table:table-cell>
          <table:table-cell table:style-name="t2.B2" table:number-rows-spanned="3" office:value-type="string">
            <text:p text:style-name="P35">Radia-tion source <text:s/>number</text:p>
          </table:table-cell>
          <table:table-cell table:style-name="t2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2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5"><text:span text:style-name="T33">Relative gamma radiation dose rate measure-ment</text:span> <text:span text:style-name="T11">error</text:span></text:p>
            <text:p text:style-name="P29"><text:span text:style-name="T31">θ</text:span><text:span text:style-name="T24">пр</text:span><text:span text:style-name="T25">i</text:span><text:span text:style-name="T27">,</text:span> %</text:p>
          </table:table-cell>
          <table:table-cell table:style-name="t2.B2" table:number-rows-spanned="3" office:value-type="string">
            <text:p text:style-name="P28"><text:span text:style-name="T11">Confidence limit of the intrinsic <text:s/>relative error</text:span> <text:span text:style-name="T32">Δ</text:span><text:span text:style-name="T26">i</text:span><text:span text:style-name="T11">,</text:span> % <text:span text:style-name="T11">during calibration</text:span></text:p>
          </table:table-cell>
          <table:table-cell table:style-name="t2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1"><text:span text:style-name="T11">Back-ground</text:span>, <text:span text:style-name="T12">nSv</text:span><text:span text:style-name="T21">/</text:span><text:span text:style-name="T12">h</text:span></text:p>
          </table:table-cell>
          <table:table-cell table:style-name="t2.D3" table:number-columns-spanned="3" office:value-type="string">
            <text:p text:style-name="P31"><text:span text:style-name="T11">Measured value</text:span> <text:span text:style-name="T30">Ḣ</text:span><text:span text:style-name="T20">*</text:span><text:span text:style-name="T23">i</text:span><text:span text:style-name="T37">(</text:span><text:span text:style-name="T36">0.07</text:span><text:span text:style-name="T37">)</text:span></text:p>
          </table:table-cell>
          <table:covered-table-cell/>
          <table:covered-table-cell/>
          <table:table-cell table:style-name="t2.D3" table:number-rows-spanned="2" office:value-type="string">
            <text:p text:style-name="P31"><text:span text:style-name="T11">Average value</text:span>, <text:span text:style-name="T12">H</text:span><text:span text:style-name="T23">i</text:span><text:span text:style-name="T37">(</text:span><text:span text:style-name="T36">0.07</text:span><text:span text:style-name="T37">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2"><text:span text:style-name="T21">H</text:span><text:span text:style-name="T22">1</text:span></text:p>
          </table:table-cell>
          <table:table-cell table:style-name="t2.D3" office:value-type="string">
            <text:p text:style-name="P31"><text:span text:style-name="T12">H</text:span><text:span text:style-name="T22">2</text:span></text:p>
          </table:table-cell>
          <table:table-cell table:style-name="t2.D3" office:value-type="string">
            <text:p text:style-name="P31"><text:span text:style-name="T12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0"><text:span text:style-name="T11">0,07</text:span> Sv/h</text:p>
          </table:table-cell>
          <table:table-cell table:style-name="t2.B5" office:value-type="string">
            <text:p text:style-name="P11">$2-30</text:p>
          </table:table-cell>
          <table:table-cell table:style-name="t2.B5" office:value-type="string">
            <text:p text:style-name="P11">$2-40</text:p>
          </table:table-cell>
          <table:table-cell table:style-name="t2.B5" office:value-type="string">
            <text:p text:style-name="P11">$2-50</text:p>
          </table:table-cell>
          <table:table-cell table:style-name="t2.B5" office:value-type="string">
            <text:p text:style-name="P11">$2-60</text:p>
          </table:table-cell>
          <table:table-cell table:style-name="t2.B5" office:value-type="string">
            <text:p text:style-name="P11">$2-70</text:p>
          </table:table-cell>
          <table:table-cell table:style-name="t2.B5" office:value-type="string">
            <text:p text:style-name="P11">$2-80</text:p>
          </table:table-cell>
          <table:table-cell table:style-name="t2.B5" office:value-type="string">
            <text:p text:style-name="P11">$2-00</text:p>
          </table:table-cell>
          <table:table-cell table:style-name="t2.B5" office:value-type="string">
            <text:p text:style-name="P11">$2-10</text:p>
          </table:table-cell>
          <table:table-cell table:style-name="t2.B5" office:value-type="string">
            <text:p text:style-name="P11">$2-20</text:p>
          </table:table-cell>
          <table:table-cell table:style-name="t2.K5" table:number-rows-spanned="4" office:value-type="string">
            <text:p text:style-name="P12">±<text:span text:style-name="T27">15</text:span></text:p>
          </table:table-cell>
        </table:table-row>
        <table:table-row>
          <table:table-cell table:style-name="t2.A5" office:value-type="string">
            <text:p text:style-name="P10">0,7 Sv/h</text:p>
          </table:table-cell>
          <table:table-cell table:style-name="t2.B5" office:value-type="string">
            <text:p text:style-name="P11">$2-31</text:p>
          </table:table-cell>
          <table:table-cell table:style-name="t2.B5" office:value-type="string">
            <text:p text:style-name="P11">$2-41</text:p>
          </table:table-cell>
          <table:table-cell table:style-name="t2.B5" office:value-type="string">
            <text:p text:style-name="P11">$2-51</text:p>
          </table:table-cell>
          <table:table-cell table:style-name="t2.B5" office:value-type="string">
            <text:p text:style-name="P11">$2-61</text:p>
          </table:table-cell>
          <table:table-cell table:style-name="t2.B5" office:value-type="string">
            <text:p text:style-name="P11">$2-71</text:p>
          </table:table-cell>
          <table:table-cell table:style-name="t2.B5" office:value-type="string">
            <text:p text:style-name="P11">$2-81</text:p>
          </table:table-cell>
          <table:table-cell table:style-name="t2.B5" office:value-type="string">
            <text:p text:style-name="P11">$2-01</text:p>
          </table:table-cell>
          <table:table-cell table:style-name="t2.B5" office:value-type="string">
            <text:p text:style-name="P11">$2-11</text:p>
          </table:table-cell>
          <table:table-cell table:style-name="t2.B5" office:value-type="string">
            <text:p text:style-name="P11">$2-21</text:p>
          </table:table-cell>
          <table:covered-table-cell/>
        </table:table-row>
        <table:table-row>
          <table:table-cell table:style-name="t2.A5" office:value-type="string">
            <text:p text:style-name="P10">7 Sv/h</text:p>
          </table:table-cell>
          <table:table-cell table:style-name="t2.B5" office:value-type="string">
            <text:p text:style-name="P11">$2-32</text:p>
          </table:table-cell>
          <table:table-cell table:style-name="t2.B5" office:value-type="string">
            <text:p text:style-name="P11">$2-42</text:p>
          </table:table-cell>
          <table:table-cell table:style-name="t2.B5" office:value-type="string">
            <text:p text:style-name="P11">$2-52</text:p>
          </table:table-cell>
          <table:table-cell table:style-name="t2.B5" office:value-type="string">
            <text:p text:style-name="P11">$2-62</text:p>
          </table:table-cell>
          <table:table-cell table:style-name="t2.B5" office:value-type="string">
            <text:p text:style-name="P11">$2-72</text:p>
          </table:table-cell>
          <table:table-cell table:style-name="t2.B5" office:value-type="string">
            <text:p text:style-name="P11">$2-82</text:p>
          </table:table-cell>
          <table:table-cell table:style-name="t2.B5" office:value-type="string">
            <text:p text:style-name="P11">$2-02</text:p>
          </table:table-cell>
          <table:table-cell table:style-name="t2.B5" office:value-type="string">
            <text:p text:style-name="P11">$2-12</text:p>
          </table:table-cell>
          <table:table-cell table:style-name="t2.B5" office:value-type="string">
            <text:p text:style-name="P11">$2-22</text:p>
          </table:table-cell>
          <table:covered-table-cell/>
        </table:table-row>
        <table:table-row>
          <table:table-cell table:style-name="t2.A8" office:value-type="string">
            <text:p text:style-name="P10">70 Sv/h</text:p>
          </table:table-cell>
          <table:table-cell table:style-name="t2.B8" office:value-type="string">
            <text:p text:style-name="P11">$2-33</text:p>
          </table:table-cell>
          <table:table-cell table:style-name="t2.B8" office:value-type="string">
            <text:p text:style-name="P11">$2-43</text:p>
          </table:table-cell>
          <table:table-cell table:style-name="t2.B8" office:value-type="string">
            <text:p text:style-name="P11">$2-53</text:p>
          </table:table-cell>
          <table:table-cell table:style-name="t2.B8" office:value-type="string">
            <text:p text:style-name="P11">$2-63</text:p>
          </table:table-cell>
          <table:table-cell table:style-name="t2.B8" office:value-type="string">
            <text:p text:style-name="P11">$2-73</text:p>
          </table:table-cell>
          <table:table-cell table:style-name="t2.B8" office:value-type="string">
            <text:p text:style-name="P11">$2-83</text:p>
          </table:table-cell>
          <table:table-cell table:style-name="t2.B8" office:value-type="string">
            <text:p text:style-name="P11">$2-03</text:p>
          </table:table-cell>
          <table:table-cell table:style-name="t2.B8" office:value-type="string">
            <text:p text:style-name="P11">$2-13</text:p>
          </table:table-cell>
          <table:table-cell table:style-name="t2.B8" office:value-type="string">
            <text:p text:style-name="P11">$2-23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17"><text:span text:style-name="T16">$type (</text:span><text:span text:style-name="T19"></text:span><text:span text:style-name="T16">) s/n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4"><text:span text:style-name="T11">Dose rate at check point</text:span> <text:span text:style-name="T30">Ḣ</text:span><text:span text:style-name="T23">oi</text:span><text:span text:style-name="T37">(</text:span><text:span text:style-name="T38">0.07</text:span><text:span text:style-name="T37">)</text:span></text:p>
          </table:table-cell>
          <table:table-cell table:style-name="t3.B2" table:number-rows-spanned="3" office:value-type="string">
            <text:p text:style-name="P35">Radia-tion source <text:s/>number</text:p>
          </table:table-cell>
          <table:table-cell table:style-name="t3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3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5"><text:span text:style-name="T33">Relative gamma radiation dose rate measure-ment</text:span> <text:span text:style-name="T11">error</text:span></text:p>
            <text:p text:style-name="P29"><text:span text:style-name="T31">θ</text:span><text:span text:style-name="T24">пр</text:span><text:span text:style-name="T25">i</text:span><text:span text:style-name="T27">,</text:span> %</text:p>
          </table:table-cell>
          <table:table-cell table:style-name="t3.B2" table:number-rows-spanned="3" office:value-type="string">
            <text:p text:style-name="P28"><text:span text:style-name="T11">Confidence limit of the intrinsic <text:s/>relative error</text:span> <text:span text:style-name="T32">Δ</text:span><text:span text:style-name="T26">i</text:span><text:span text:style-name="T11">,</text:span> % <text:span text:style-name="T11">during calibration</text:span></text:p>
          </table:table-cell>
          <table:table-cell table:style-name="t3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1"><text:span text:style-name="T11">Back-ground</text:span>, <text:span text:style-name="T12">nSv</text:span><text:span text:style-name="T21">/</text:span><text:span text:style-name="T12">h</text:span></text:p>
          </table:table-cell>
          <table:table-cell table:style-name="t3.D3" table:number-columns-spanned="3" office:value-type="string">
            <text:p text:style-name="P31"><text:span text:style-name="T11">Measured value</text:span> <text:span text:style-name="T30">Ḣ</text:span><text:span text:style-name="T20">*</text:span><text:span text:style-name="T23">i</text:span><text:span text:style-name="T37">(</text:span><text:span text:style-name="T36">0.07</text:span><text:span text:style-name="T37">)</text:span></text:p>
          </table:table-cell>
          <table:covered-table-cell/>
          <table:covered-table-cell/>
          <table:table-cell table:style-name="t3.D3" table:number-rows-spanned="2" office:value-type="string">
            <text:p text:style-name="P31"><text:span text:style-name="T11">Average value</text:span>, <text:span text:style-name="T12">H</text:span><text:span text:style-name="T23">i</text:span><text:span text:style-name="T37">(</text:span><text:span text:style-name="T36">0.07</text:span><text:span text:style-name="T37">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2"><text:span text:style-name="T21">H</text:span><text:span text:style-name="T22">1</text:span></text:p>
          </table:table-cell>
          <table:table-cell table:style-name="t3.D3" office:value-type="string">
            <text:p text:style-name="P31"><text:span text:style-name="T12">H</text:span><text:span text:style-name="T22">2</text:span></text:p>
          </table:table-cell>
          <table:table-cell table:style-name="t3.D3" office:value-type="string">
            <text:p text:style-name="P31"><text:span text:style-name="T12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0"><text:span text:style-name="T11">0,07</text:span> Sv/h</text:p>
          </table:table-cell>
          <table:table-cell table:style-name="t3.D3" office:value-type="string">
            <text:p text:style-name="P11">$3-30</text:p>
          </table:table-cell>
          <table:table-cell table:style-name="t3.D3" office:value-type="string">
            <text:p text:style-name="P11">$3-40</text:p>
          </table:table-cell>
          <table:table-cell table:style-name="t3.D3" office:value-type="string">
            <text:p text:style-name="P11">$3-50</text:p>
          </table:table-cell>
          <table:table-cell table:style-name="t3.D3" office:value-type="string">
            <text:p text:style-name="P11">$3-60</text:p>
          </table:table-cell>
          <table:table-cell table:style-name="t3.D3" office:value-type="string">
            <text:p text:style-name="P11">$3-70</text:p>
          </table:table-cell>
          <table:table-cell table:style-name="t3.D3" office:value-type="string">
            <text:p text:style-name="P11">$3-80</text:p>
          </table:table-cell>
          <table:table-cell table:style-name="t3.D3" office:value-type="string">
            <text:p text:style-name="P11">$3-00</text:p>
          </table:table-cell>
          <table:table-cell table:style-name="t3.D3" office:value-type="string">
            <text:p text:style-name="P11">$3-10</text:p>
          </table:table-cell>
          <table:table-cell table:style-name="t3.D3" office:value-type="string">
            <text:p text:style-name="P11">$3-20</text:p>
          </table:table-cell>
          <table:table-cell table:style-name="t3.K5" table:number-rows-spanned="4" office:value-type="string">
            <text:p text:style-name="P12">±<text:span text:style-name="T27">15</text:span></text:p>
          </table:table-cell>
        </table:table-row>
        <table:table-row>
          <table:table-cell table:style-name="t3.A5" office:value-type="string">
            <text:p text:style-name="P10">0,7 Sv/h</text:p>
          </table:table-cell>
          <table:table-cell table:style-name="t3.D3" office:value-type="string">
            <text:p text:style-name="P11">$3-31</text:p>
          </table:table-cell>
          <table:table-cell table:style-name="t3.D3" office:value-type="string">
            <text:p text:style-name="P11">$3-41</text:p>
          </table:table-cell>
          <table:table-cell table:style-name="t3.D3" office:value-type="string">
            <text:p text:style-name="P11">$3-51</text:p>
          </table:table-cell>
          <table:table-cell table:style-name="t3.D3" office:value-type="string">
            <text:p text:style-name="P11">$3-61</text:p>
          </table:table-cell>
          <table:table-cell table:style-name="t3.D3" office:value-type="string">
            <text:p text:style-name="P11">$3-71</text:p>
          </table:table-cell>
          <table:table-cell table:style-name="t3.D3" office:value-type="string">
            <text:p text:style-name="P11">$3-81</text:p>
          </table:table-cell>
          <table:table-cell table:style-name="t3.D3" office:value-type="string">
            <text:p text:style-name="P11">$3-01</text:p>
          </table:table-cell>
          <table:table-cell table:style-name="t3.D3" office:value-type="string">
            <text:p text:style-name="P11">$3-11</text:p>
          </table:table-cell>
          <table:table-cell table:style-name="t3.D3" office:value-type="string">
            <text:p text:style-name="P11">$3-21</text:p>
          </table:table-cell>
          <table:covered-table-cell/>
        </table:table-row>
        <table:table-row>
          <table:table-cell table:style-name="t3.A5" office:value-type="string">
            <text:p text:style-name="P10">7 Sv/h</text:p>
          </table:table-cell>
          <table:table-cell table:style-name="t3.D3" office:value-type="string">
            <text:p text:style-name="P11">$3-32</text:p>
          </table:table-cell>
          <table:table-cell table:style-name="t3.D3" office:value-type="string">
            <text:p text:style-name="P11">$3-42</text:p>
          </table:table-cell>
          <table:table-cell table:style-name="t3.D3" office:value-type="string">
            <text:p text:style-name="P11">$3-52</text:p>
          </table:table-cell>
          <table:table-cell table:style-name="t3.D3" office:value-type="string">
            <text:p text:style-name="P11">$3-62</text:p>
          </table:table-cell>
          <table:table-cell table:style-name="t3.D3" office:value-type="string">
            <text:p text:style-name="P11">$3-72</text:p>
          </table:table-cell>
          <table:table-cell table:style-name="t3.D3" office:value-type="string">
            <text:p text:style-name="P11">$3-82</text:p>
          </table:table-cell>
          <table:table-cell table:style-name="t3.D3" office:value-type="string">
            <text:p text:style-name="P11">$3-02</text:p>
          </table:table-cell>
          <table:table-cell table:style-name="t3.D3" office:value-type="string">
            <text:p text:style-name="P11">$3-12</text:p>
          </table:table-cell>
          <table:table-cell table:style-name="t3.D3" office:value-type="string">
            <text:p text:style-name="P11">$3-22</text:p>
          </table:table-cell>
          <table:covered-table-cell/>
        </table:table-row>
        <table:table-row>
          <table:table-cell table:style-name="t3.A8" office:value-type="string">
            <text:p text:style-name="P10">70 Sv/h</text:p>
          </table:table-cell>
          <table:table-cell table:style-name="t3.B8" office:value-type="string">
            <text:p text:style-name="P11">$3-33</text:p>
          </table:table-cell>
          <table:table-cell table:style-name="t3.B8" office:value-type="string">
            <text:p text:style-name="P11">$3-43</text:p>
          </table:table-cell>
          <table:table-cell table:style-name="t3.B8" office:value-type="string">
            <text:p text:style-name="P11">$3-53</text:p>
          </table:table-cell>
          <table:table-cell table:style-name="t3.B8" office:value-type="string">
            <text:p text:style-name="P11">$3-63</text:p>
          </table:table-cell>
          <table:table-cell table:style-name="t3.B8" office:value-type="string">
            <text:p text:style-name="P11">$3-73</text:p>
          </table:table-cell>
          <table:table-cell table:style-name="t3.B8" office:value-type="string">
            <text:p text:style-name="P11">$3-83</text:p>
          </table:table-cell>
          <table:table-cell table:style-name="t3.B8" office:value-type="string">
            <text:p text:style-name="P11">$3-03</text:p>
          </table:table-cell>
          <table:table-cell table:style-name="t3.B8" office:value-type="string">
            <text:p text:style-name="P11">$3-13</text:p>
          </table:table-cell>
          <table:table-cell table:style-name="t3.B8" office:value-type="string">
            <text:p text:style-name="P11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17"><text:span text:style-name="T16">$type (</text:span><text:span text:style-name="T19"></text:span><text:span text:style-name="T16">) s/n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4"><text:span text:style-name="T11">Dose rate at check point</text:span> <text:span text:style-name="T30">Ḣ</text:span><text:span text:style-name="T23">oi</text:span><text:span text:style-name="T37">(</text:span><text:span text:style-name="T38">0.07</text:span><text:span text:style-name="T37">)</text:span></text:p>
          </table:table-cell>
          <table:table-cell table:style-name="t4.B2" table:number-rows-spanned="3" office:value-type="string">
            <text:p text:style-name="P35">Radia-tion source <text:s/>number</text:p>
          </table:table-cell>
          <table:table-cell table:style-name="t4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4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5"><text:span text:style-name="T33">Relative gamma radiation dose rate measure-ment</text:span> <text:span text:style-name="T11">error</text:span></text:p>
            <text:p text:style-name="P29"><text:span text:style-name="T31">θ</text:span><text:span text:style-name="T24">пр</text:span><text:span text:style-name="T25">i</text:span><text:span text:style-name="T27">,</text:span> %</text:p>
          </table:table-cell>
          <table:table-cell table:style-name="t4.B2" table:number-rows-spanned="3" office:value-type="string">
            <text:p text:style-name="P28"><text:span text:style-name="T11">Confidence limit of the intrinsic <text:s/>relative error</text:span> <text:span text:style-name="T32">Δ</text:span><text:span text:style-name="T26">i</text:span><text:span text:style-name="T11">,</text:span> % <text:span text:style-name="T11">during calibration</text:span></text:p>
          </table:table-cell>
          <table:table-cell table:style-name="t4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1"><text:span text:style-name="T11">Back-ground</text:span>, <text:span text:style-name="T12">nSv</text:span><text:span text:style-name="T21">/</text:span><text:span text:style-name="T12">h</text:span></text:p>
          </table:table-cell>
          <table:table-cell table:style-name="t4.D3" table:number-columns-spanned="3" office:value-type="string">
            <text:p text:style-name="P31"><text:span text:style-name="T11">Measured value</text:span> <text:span text:style-name="T30">Ḣ</text:span><text:span text:style-name="T20">*</text:span><text:span text:style-name="T23">i</text:span><text:span text:style-name="T37">(</text:span><text:span text:style-name="T36">0.07</text:span><text:span text:style-name="T37">)</text:span></text:p>
          </table:table-cell>
          <table:covered-table-cell/>
          <table:covered-table-cell/>
          <table:table-cell table:style-name="t4.D3" table:number-rows-spanned="2" office:value-type="string">
            <text:p text:style-name="P31"><text:span text:style-name="T11">Average value</text:span>, <text:span text:style-name="T12">H</text:span><text:span text:style-name="T23">i</text:span><text:span text:style-name="T37">(</text:span><text:span text:style-name="T36">0.07</text:span><text:span text:style-name="T37">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2"><text:span text:style-name="T21">H</text:span><text:span text:style-name="T22">1</text:span></text:p>
          </table:table-cell>
          <table:table-cell table:style-name="t4.D3" office:value-type="string">
            <text:p text:style-name="P31"><text:span text:style-name="T12">H</text:span><text:span text:style-name="T22">2</text:span></text:p>
          </table:table-cell>
          <table:table-cell table:style-name="t4.D3" office:value-type="string">
            <text:p text:style-name="P31"><text:span text:style-name="T12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0"><text:span text:style-name="T11">0,07</text:span> Sv/h</text:p>
          </table:table-cell>
          <table:table-cell table:style-name="t4.B5" office:value-type="string">
            <text:p text:style-name="P11">$4-30</text:p>
          </table:table-cell>
          <table:table-cell table:style-name="t4.B5" office:value-type="string">
            <text:p text:style-name="P11">$4-40</text:p>
          </table:table-cell>
          <table:table-cell table:style-name="t4.B5" office:value-type="string">
            <text:p text:style-name="P11">$4-50</text:p>
          </table:table-cell>
          <table:table-cell table:style-name="t4.B5" office:value-type="string">
            <text:p text:style-name="P11">$4-60</text:p>
          </table:table-cell>
          <table:table-cell table:style-name="t4.B5" office:value-type="string">
            <text:p text:style-name="P11">$4-70</text:p>
          </table:table-cell>
          <table:table-cell table:style-name="t4.B5" office:value-type="string">
            <text:p text:style-name="P11">$4-80</text:p>
          </table:table-cell>
          <table:table-cell table:style-name="t4.B5" office:value-type="string">
            <text:p text:style-name="P11">$4-00</text:p>
          </table:table-cell>
          <table:table-cell table:style-name="t4.B5" office:value-type="string">
            <text:p text:style-name="P11">$4-10</text:p>
          </table:table-cell>
          <table:table-cell table:style-name="t4.B5" office:value-type="string">
            <text:p text:style-name="P11">$4-20</text:p>
          </table:table-cell>
          <table:table-cell table:style-name="t4.K5" table:number-rows-spanned="4" office:value-type="string">
            <text:p text:style-name="P12">±<text:span text:style-name="T27">15</text:span></text:p>
          </table:table-cell>
        </table:table-row>
        <table:table-row>
          <table:table-cell table:style-name="t4.A5" office:value-type="string">
            <text:p text:style-name="P10">0,7 Sv/h</text:p>
          </table:table-cell>
          <table:table-cell table:style-name="t4.B5" office:value-type="string">
            <text:p text:style-name="P11">$4-31</text:p>
          </table:table-cell>
          <table:table-cell table:style-name="t4.B5" office:value-type="string">
            <text:p text:style-name="P11">$4-41</text:p>
          </table:table-cell>
          <table:table-cell table:style-name="t4.B5" office:value-type="string">
            <text:p text:style-name="P11">$4-51</text:p>
          </table:table-cell>
          <table:table-cell table:style-name="t4.B5" office:value-type="string">
            <text:p text:style-name="P11">$4-61</text:p>
          </table:table-cell>
          <table:table-cell table:style-name="t4.B5" office:value-type="string">
            <text:p text:style-name="P11">$4-71</text:p>
          </table:table-cell>
          <table:table-cell table:style-name="t4.B5" office:value-type="string">
            <text:p text:style-name="P11">$4-81</text:p>
          </table:table-cell>
          <table:table-cell table:style-name="t4.B5" office:value-type="string">
            <text:p text:style-name="P11">$4-01</text:p>
          </table:table-cell>
          <table:table-cell table:style-name="t4.B5" office:value-type="string">
            <text:p text:style-name="P11">$4-11</text:p>
          </table:table-cell>
          <table:table-cell table:style-name="t4.B5" office:value-type="string">
            <text:p text:style-name="P11">$4-21</text:p>
          </table:table-cell>
          <table:covered-table-cell/>
        </table:table-row>
        <table:table-row>
          <table:table-cell table:style-name="t4.A5" office:value-type="string">
            <text:p text:style-name="P10">7 Sv/h</text:p>
          </table:table-cell>
          <table:table-cell table:style-name="t4.B5" office:value-type="string">
            <text:p text:style-name="P11">$4-32</text:p>
          </table:table-cell>
          <table:table-cell table:style-name="t4.B5" office:value-type="string">
            <text:p text:style-name="P11">$4-42</text:p>
          </table:table-cell>
          <table:table-cell table:style-name="t4.B5" office:value-type="string">
            <text:p text:style-name="P11">$4-52</text:p>
          </table:table-cell>
          <table:table-cell table:style-name="t4.B5" office:value-type="string">
            <text:p text:style-name="P11">$4-62</text:p>
          </table:table-cell>
          <table:table-cell table:style-name="t4.B5" office:value-type="string">
            <text:p text:style-name="P11">$4-72</text:p>
          </table:table-cell>
          <table:table-cell table:style-name="t4.B5" office:value-type="string">
            <text:p text:style-name="P11">$4-82</text:p>
          </table:table-cell>
          <table:table-cell table:style-name="t4.B5" office:value-type="string">
            <text:p text:style-name="P11">$4-02</text:p>
          </table:table-cell>
          <table:table-cell table:style-name="t4.B5" office:value-type="string">
            <text:p text:style-name="P11">$4-12</text:p>
          </table:table-cell>
          <table:table-cell table:style-name="t4.B5" office:value-type="string">
            <text:p text:style-name="P11">$4-22</text:p>
          </table:table-cell>
          <table:covered-table-cell/>
        </table:table-row>
        <table:table-row>
          <table:table-cell table:style-name="t4.A8" office:value-type="string">
            <text:p text:style-name="P10">70 Sv/h</text:p>
          </table:table-cell>
          <table:table-cell table:style-name="t4.B8" office:value-type="string">
            <text:p text:style-name="P11">$4-33</text:p>
          </table:table-cell>
          <table:table-cell table:style-name="t4.B8" office:value-type="string">
            <text:p text:style-name="P11">$4-43</text:p>
          </table:table-cell>
          <table:table-cell table:style-name="t4.B8" office:value-type="string">
            <text:p text:style-name="P11">$4-53</text:p>
          </table:table-cell>
          <table:table-cell table:style-name="t4.B8" office:value-type="string">
            <text:p text:style-name="P11">$4-63</text:p>
          </table:table-cell>
          <table:table-cell table:style-name="t4.B8" office:value-type="string">
            <text:p text:style-name="P11">$4-73</text:p>
          </table:table-cell>
          <table:table-cell table:style-name="t4.B8" office:value-type="string">
            <text:p text:style-name="P11">$4-83</text:p>
          </table:table-cell>
          <table:table-cell table:style-name="t4.B8" office:value-type="string">
            <text:p text:style-name="P11">$4-03</text:p>
          </table:table-cell>
          <table:table-cell table:style-name="t4.B8" office:value-type="string">
            <text:p text:style-name="P11">$4-13</text:p>
          </table:table-cell>
          <table:table-cell table:style-name="t4.B8" office:value-type="string">
            <text:p text:style-name="P11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7"><text:span text:style-name="T16">$type (</text:span><text:span text:style-name="T19"></text:span><text:span text:style-name="T16">) s/n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4"><text:span text:style-name="T11">Dose rate at check point</text:span> <text:span text:style-name="T30">Ḣ</text:span><text:span text:style-name="T23">oi</text:span><text:span text:style-name="T37">(</text:span><text:span text:style-name="T38">0.07</text:span><text:span text:style-name="T37">)</text:span></text:p>
          </table:table-cell>
          <table:table-cell table:style-name="t5.B2" table:number-rows-spanned="3" office:value-type="string">
            <text:p text:style-name="P35">Radia-tion source <text:s/>number</text:p>
          </table:table-cell>
          <table:table-cell table:style-name="t5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5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5"><text:span text:style-name="T33">Relative gamma radiation dose rate measure-ment</text:span> <text:span text:style-name="T11">error</text:span></text:p>
            <text:p text:style-name="P29"><text:span text:style-name="T31">θ</text:span><text:span text:style-name="T24">пр</text:span><text:span text:style-name="T25">i</text:span><text:span text:style-name="T27">,</text:span> %</text:p>
          </table:table-cell>
          <table:table-cell table:style-name="t5.B2" table:number-rows-spanned="3" office:value-type="string">
            <text:p text:style-name="P28"><text:span text:style-name="T11">Confidence limit of the intrinsic <text:s/>relative error</text:span> <text:span text:style-name="T32">Δ</text:span><text:span text:style-name="T26">i</text:span><text:span text:style-name="T11">,</text:span> % <text:span text:style-name="T11">during calibration</text:span></text:p>
          </table:table-cell>
          <table:table-cell table:style-name="t5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1"><text:span text:style-name="T11">Back-ground</text:span>, <text:span text:style-name="T12">nSv</text:span><text:span text:style-name="T21">/</text:span><text:span text:style-name="T12">h</text:span></text:p>
          </table:table-cell>
          <table:table-cell table:style-name="t5.D3" table:number-columns-spanned="3" office:value-type="string">
            <text:p text:style-name="P31"><text:span text:style-name="T11">Measured value</text:span> <text:span text:style-name="T30">Ḣ</text:span><text:span text:style-name="T20">*</text:span><text:span text:style-name="T23">i</text:span><text:span text:style-name="T37">(</text:span><text:span text:style-name="T36">0.07</text:span><text:span text:style-name="T37">)</text:span></text:p>
          </table:table-cell>
          <table:covered-table-cell/>
          <table:covered-table-cell/>
          <table:table-cell table:style-name="t5.D3" table:number-rows-spanned="2" office:value-type="string">
            <text:p text:style-name="P31"><text:span text:style-name="T11">Average value</text:span>, <text:span text:style-name="T12">H</text:span><text:span text:style-name="T23">i</text:span><text:span text:style-name="T37">(</text:span><text:span text:style-name="T36">0.07</text:span><text:span text:style-name="T37">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2"><text:span text:style-name="T21">H</text:span><text:span text:style-name="T22">1</text:span></text:p>
          </table:table-cell>
          <table:table-cell table:style-name="t5.D3" office:value-type="string">
            <text:p text:style-name="P31"><text:span text:style-name="T12">H</text:span><text:span text:style-name="T22">2</text:span></text:p>
          </table:table-cell>
          <table:table-cell table:style-name="t5.D3" office:value-type="string">
            <text:p text:style-name="P31"><text:span text:style-name="T12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0"><text:span text:style-name="T11">0,07</text:span> Sv/h</text:p>
          </table:table-cell>
          <table:table-cell table:style-name="t5.B5" office:value-type="string">
            <text:p text:style-name="P11">$5-30</text:p>
          </table:table-cell>
          <table:table-cell table:style-name="t5.B5" office:value-type="string">
            <text:p text:style-name="P11">$5-40</text:p>
          </table:table-cell>
          <table:table-cell table:style-name="t5.B5" office:value-type="string">
            <text:p text:style-name="P11">$5-50</text:p>
          </table:table-cell>
          <table:table-cell table:style-name="t5.B5" office:value-type="string">
            <text:p text:style-name="P11">$5-60</text:p>
          </table:table-cell>
          <table:table-cell table:style-name="t5.B5" office:value-type="string">
            <text:p text:style-name="P11">$5-70</text:p>
          </table:table-cell>
          <table:table-cell table:style-name="t5.B5" office:value-type="string">
            <text:p text:style-name="P11">$5-80</text:p>
          </table:table-cell>
          <table:table-cell table:style-name="t5.B5" office:value-type="string">
            <text:p text:style-name="P11">$5-00</text:p>
          </table:table-cell>
          <table:table-cell table:style-name="t5.B5" office:value-type="string">
            <text:p text:style-name="P11">$5-10</text:p>
          </table:table-cell>
          <table:table-cell table:style-name="t5.B5" office:value-type="string">
            <text:p text:style-name="P11">$5-20</text:p>
          </table:table-cell>
          <table:table-cell table:style-name="t5.K5" table:number-rows-spanned="4" office:value-type="string">
            <text:p text:style-name="P12">±<text:span text:style-name="T27">15</text:span></text:p>
          </table:table-cell>
        </table:table-row>
        <table:table-row>
          <table:table-cell table:style-name="t5.A5" office:value-type="string">
            <text:p text:style-name="P10">0,7 Sv/h</text:p>
          </table:table-cell>
          <table:table-cell table:style-name="t5.B5" office:value-type="string">
            <text:p text:style-name="P11">$5-31</text:p>
          </table:table-cell>
          <table:table-cell table:style-name="t5.B5" office:value-type="string">
            <text:p text:style-name="P11">$5-41</text:p>
          </table:table-cell>
          <table:table-cell table:style-name="t5.B5" office:value-type="string">
            <text:p text:style-name="P11">$5-51</text:p>
          </table:table-cell>
          <table:table-cell table:style-name="t5.B5" office:value-type="string">
            <text:p text:style-name="P11">$5-61</text:p>
          </table:table-cell>
          <table:table-cell table:style-name="t5.B5" office:value-type="string">
            <text:p text:style-name="P11">$5-71</text:p>
          </table:table-cell>
          <table:table-cell table:style-name="t5.B5" office:value-type="string">
            <text:p text:style-name="P11">$5-81</text:p>
          </table:table-cell>
          <table:table-cell table:style-name="t5.B5" office:value-type="string">
            <text:p text:style-name="P11">$5-01</text:p>
          </table:table-cell>
          <table:table-cell table:style-name="t5.B5" office:value-type="string">
            <text:p text:style-name="P11">$5-11</text:p>
          </table:table-cell>
          <table:table-cell table:style-name="t5.B5" office:value-type="string">
            <text:p text:style-name="P11">$5-21</text:p>
          </table:table-cell>
          <table:covered-table-cell/>
        </table:table-row>
        <table:table-row>
          <table:table-cell table:style-name="t5.A5" office:value-type="string">
            <text:p text:style-name="P10">7 Sv/h</text:p>
          </table:table-cell>
          <table:table-cell table:style-name="t5.B5" office:value-type="string">
            <text:p text:style-name="P11">$5-32</text:p>
          </table:table-cell>
          <table:table-cell table:style-name="t5.B5" office:value-type="string">
            <text:p text:style-name="P11">$5-42</text:p>
          </table:table-cell>
          <table:table-cell table:style-name="t5.B5" office:value-type="string">
            <text:p text:style-name="P11">$5-52</text:p>
          </table:table-cell>
          <table:table-cell table:style-name="t5.B5" office:value-type="string">
            <text:p text:style-name="P11">$5-62</text:p>
          </table:table-cell>
          <table:table-cell table:style-name="t5.B5" office:value-type="string">
            <text:p text:style-name="P11">$5-72</text:p>
          </table:table-cell>
          <table:table-cell table:style-name="t5.B5" office:value-type="string">
            <text:p text:style-name="P11">$5-82</text:p>
          </table:table-cell>
          <table:table-cell table:style-name="t5.B5" office:value-type="string">
            <text:p text:style-name="P11">$5-02</text:p>
          </table:table-cell>
          <table:table-cell table:style-name="t5.B5" office:value-type="string">
            <text:p text:style-name="P11">$5-12</text:p>
          </table:table-cell>
          <table:table-cell table:style-name="t5.B5" office:value-type="string">
            <text:p text:style-name="P11">$5-22</text:p>
          </table:table-cell>
          <table:covered-table-cell/>
        </table:table-row>
        <table:table-row>
          <table:table-cell table:style-name="t5.A8" office:value-type="string">
            <text:p text:style-name="P10">70 Sv/h</text:p>
          </table:table-cell>
          <table:table-cell table:style-name="t5.B8" office:value-type="string">
            <text:p text:style-name="P11">$5-33</text:p>
          </table:table-cell>
          <table:table-cell table:style-name="t5.B8" office:value-type="string">
            <text:p text:style-name="P11">$5-43</text:p>
          </table:table-cell>
          <table:table-cell table:style-name="t5.B8" office:value-type="string">
            <text:p text:style-name="P11">$5-53</text:p>
          </table:table-cell>
          <table:table-cell table:style-name="t5.B8" office:value-type="string">
            <text:p text:style-name="P11">$5-63</text:p>
          </table:table-cell>
          <table:table-cell table:style-name="t5.B8" office:value-type="string">
            <text:p text:style-name="P11">$5-73</text:p>
          </table:table-cell>
          <table:table-cell table:style-name="t5.B8" office:value-type="string">
            <text:p text:style-name="P11">$5-83</text:p>
          </table:table-cell>
          <table:table-cell table:style-name="t5.B8" office:value-type="string">
            <text:p text:style-name="P11">$5-03</text:p>
          </table:table-cell>
          <table:table-cell table:style-name="t5.B8" office:value-type="string">
            <text:p text:style-name="P11">$5-13</text:p>
          </table:table-cell>
          <table:table-cell table:style-name="t5.B8" office:value-type="string">
            <text:p text:style-name="P11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7"><text:span text:style-name="T16">$type (</text:span><text:span text:style-name="T19"></text:span><text:span text:style-name="T16">) s/n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4"><text:span text:style-name="T11">Dose rate at check point</text:span> <text:span text:style-name="T30">Ḣ</text:span><text:span text:style-name="T23">oi</text:span><text:span text:style-name="T37">(</text:span><text:span text:style-name="T38">0.07</text:span><text:span text:style-name="T37">)</text:span></text:p>
          </table:table-cell>
          <table:table-cell table:style-name="t6.B2" table:number-rows-spanned="3" office:value-type="string">
            <text:p text:style-name="P35">Radia-tion source <text:s/>number</text:p>
          </table:table-cell>
          <table:table-cell table:style-name="t6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6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5"><text:span text:style-name="T33">Relative gamma radiation dose rate measure-ment</text:span> <text:span text:style-name="T11">error</text:span></text:p>
            <text:p text:style-name="P29"><text:span text:style-name="T31">θ</text:span><text:span text:style-name="T24">пр</text:span><text:span text:style-name="T25">i</text:span><text:span text:style-name="T27">,</text:span> %</text:p>
          </table:table-cell>
          <table:table-cell table:style-name="t6.B2" table:number-rows-spanned="3" office:value-type="string">
            <text:p text:style-name="P28"><text:span text:style-name="T11">Confidence limit of the intrinsic <text:s/>relative error</text:span> <text:span text:style-name="T32">Δ</text:span><text:span text:style-name="T26">i</text:span><text:span text:style-name="T11">,</text:span> % <text:span text:style-name="T11">during calibration</text:span></text:p>
          </table:table-cell>
          <table:table-cell table:style-name="t6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1"><text:span text:style-name="T11">Back-ground</text:span>, <text:span text:style-name="T12">nSv</text:span><text:span text:style-name="T21">/</text:span><text:span text:style-name="T12">h</text:span></text:p>
          </table:table-cell>
          <table:table-cell table:style-name="t6.D3" table:number-columns-spanned="3" office:value-type="string">
            <text:p text:style-name="P31"><text:span text:style-name="T11">Measured value</text:span> <text:span text:style-name="T30">Ḣ</text:span><text:span text:style-name="T20">*</text:span><text:span text:style-name="T23">i</text:span><text:span text:style-name="T37">(</text:span><text:span text:style-name="T36">0.07</text:span><text:span text:style-name="T37">)</text:span></text:p>
          </table:table-cell>
          <table:covered-table-cell/>
          <table:covered-table-cell/>
          <table:table-cell table:style-name="t6.D3" table:number-rows-spanned="2" office:value-type="string">
            <text:p text:style-name="P31"><text:span text:style-name="T11">Average value</text:span>, <text:span text:style-name="T12">H</text:span><text:span text:style-name="T23">i</text:span><text:span text:style-name="T37">(</text:span><text:span text:style-name="T36">0.07</text:span><text:span text:style-name="T37">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2"><text:span text:style-name="T21">H</text:span><text:span text:style-name="T22">1</text:span></text:p>
          </table:table-cell>
          <table:table-cell table:style-name="t6.D3" office:value-type="string">
            <text:p text:style-name="P31"><text:span text:style-name="T12">H</text:span><text:span text:style-name="T22">2</text:span></text:p>
          </table:table-cell>
          <table:table-cell table:style-name="t6.D3" office:value-type="string">
            <text:p text:style-name="P31"><text:span text:style-name="T12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0"><text:span text:style-name="T11">0,07</text:span> Sv/h</text:p>
          </table:table-cell>
          <table:table-cell table:style-name="t6.B5" office:value-type="string">
            <text:p text:style-name="P11">$6-30</text:p>
          </table:table-cell>
          <table:table-cell table:style-name="t6.B5" office:value-type="string">
            <text:p text:style-name="P11">$6-40</text:p>
          </table:table-cell>
          <table:table-cell table:style-name="t6.B5" office:value-type="string">
            <text:p text:style-name="P11">$6-50</text:p>
          </table:table-cell>
          <table:table-cell table:style-name="t6.B5" office:value-type="string">
            <text:p text:style-name="P11">$6-60</text:p>
          </table:table-cell>
          <table:table-cell table:style-name="t6.B5" office:value-type="string">
            <text:p text:style-name="P11">$6-70</text:p>
          </table:table-cell>
          <table:table-cell table:style-name="t6.B5" office:value-type="string">
            <text:p text:style-name="P11">$6-80</text:p>
          </table:table-cell>
          <table:table-cell table:style-name="t6.B5" office:value-type="string">
            <text:p text:style-name="P11">$6-00</text:p>
          </table:table-cell>
          <table:table-cell table:style-name="t6.B5" office:value-type="string">
            <text:p text:style-name="P11">$6-10</text:p>
          </table:table-cell>
          <table:table-cell table:style-name="t6.B5" office:value-type="string">
            <text:p text:style-name="P11">$6-20</text:p>
          </table:table-cell>
          <table:table-cell table:style-name="t6.K5" table:number-rows-spanned="4" office:value-type="string">
            <text:p text:style-name="P12">±<text:span text:style-name="T27">15</text:span></text:p>
          </table:table-cell>
        </table:table-row>
        <table:table-row>
          <table:table-cell table:style-name="t6.A5" office:value-type="string">
            <text:p text:style-name="P10">0,7 Sv/h</text:p>
          </table:table-cell>
          <table:table-cell table:style-name="t6.B5" office:value-type="string">
            <text:p text:style-name="P11">$6-31</text:p>
          </table:table-cell>
          <table:table-cell table:style-name="t6.B5" office:value-type="string">
            <text:p text:style-name="P11">$6-41</text:p>
          </table:table-cell>
          <table:table-cell table:style-name="t6.B5" office:value-type="string">
            <text:p text:style-name="P11">$6-51</text:p>
          </table:table-cell>
          <table:table-cell table:style-name="t6.B5" office:value-type="string">
            <text:p text:style-name="P11">$6-61</text:p>
          </table:table-cell>
          <table:table-cell table:style-name="t6.B5" office:value-type="string">
            <text:p text:style-name="P11">$6-71</text:p>
          </table:table-cell>
          <table:table-cell table:style-name="t6.B5" office:value-type="string">
            <text:p text:style-name="P11">$6-81</text:p>
          </table:table-cell>
          <table:table-cell table:style-name="t6.B5" office:value-type="string">
            <text:p text:style-name="P11">$6-01</text:p>
          </table:table-cell>
          <table:table-cell table:style-name="t6.B5" office:value-type="string">
            <text:p text:style-name="P11">$6-11</text:p>
          </table:table-cell>
          <table:table-cell table:style-name="t6.B5" office:value-type="string">
            <text:p text:style-name="P11">$6-21</text:p>
          </table:table-cell>
          <table:covered-table-cell/>
        </table:table-row>
        <table:table-row>
          <table:table-cell table:style-name="t6.A5" office:value-type="string">
            <text:p text:style-name="P10">7 Sv/h</text:p>
          </table:table-cell>
          <table:table-cell table:style-name="t6.B5" office:value-type="string">
            <text:p text:style-name="P11">$6-32</text:p>
          </table:table-cell>
          <table:table-cell table:style-name="t6.B5" office:value-type="string">
            <text:p text:style-name="P11">$6-42</text:p>
          </table:table-cell>
          <table:table-cell table:style-name="t6.B5" office:value-type="string">
            <text:p text:style-name="P11">$6-52</text:p>
          </table:table-cell>
          <table:table-cell table:style-name="t6.B5" office:value-type="string">
            <text:p text:style-name="P11">$6-62</text:p>
          </table:table-cell>
          <table:table-cell table:style-name="t6.B5" office:value-type="string">
            <text:p text:style-name="P11">$6-72</text:p>
          </table:table-cell>
          <table:table-cell table:style-name="t6.B5" office:value-type="string">
            <text:p text:style-name="P11">$6-82</text:p>
          </table:table-cell>
          <table:table-cell table:style-name="t6.B5" office:value-type="string">
            <text:p text:style-name="P11">$6-02</text:p>
          </table:table-cell>
          <table:table-cell table:style-name="t6.B5" office:value-type="string">
            <text:p text:style-name="P11">$6-12</text:p>
          </table:table-cell>
          <table:table-cell table:style-name="t6.B5" office:value-type="string">
            <text:p text:style-name="P11">$6-22</text:p>
          </table:table-cell>
          <table:covered-table-cell/>
        </table:table-row>
        <table:table-row>
          <table:table-cell table:style-name="t6.A8" office:value-type="string">
            <text:p text:style-name="P10">70 Sv/h</text:p>
          </table:table-cell>
          <table:table-cell table:style-name="t6.B8" office:value-type="string">
            <text:p text:style-name="P11">$6-33</text:p>
          </table:table-cell>
          <table:table-cell table:style-name="t6.B8" office:value-type="string">
            <text:p text:style-name="P11">$6-43</text:p>
          </table:table-cell>
          <table:table-cell table:style-name="t6.B8" office:value-type="string">
            <text:p text:style-name="P11">$6-53</text:p>
          </table:table-cell>
          <table:table-cell table:style-name="t6.B8" office:value-type="string">
            <text:p text:style-name="P11">$6-63</text:p>
          </table:table-cell>
          <table:table-cell table:style-name="t6.B8" office:value-type="string">
            <text:p text:style-name="P11">$6-73</text:p>
          </table:table-cell>
          <table:table-cell table:style-name="t6.B8" office:value-type="string">
            <text:p text:style-name="P11">$6-83</text:p>
          </table:table-cell>
          <table:table-cell table:style-name="t6.B8" office:value-type="string">
            <text:p text:style-name="P11">$6-03</text:p>
          </table:table-cell>
          <table:table-cell table:style-name="t6.B8" office:value-type="string">
            <text:p text:style-name="P11">$6-13</text:p>
          </table:table-cell>
          <table:table-cell table:style-name="t6.B8" office:value-type="string">
            <text:p text:style-name="P11">$6-23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7"><text:span text:style-name="T16">$type (</text:span><text:span text:style-name="T19"></text:span><text:span text:style-name="T16">) s/n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4"><text:span text:style-name="T11">Dose rate at check point</text:span> <text:span text:style-name="T30">Ḣ</text:span><text:span text:style-name="T23">oi</text:span><text:span text:style-name="T37">(</text:span><text:span text:style-name="T38">0.07</text:span><text:span text:style-name="T37">)</text:span></text:p>
          </table:table-cell>
          <table:table-cell table:style-name="t7.B2" table:number-rows-spanned="3" office:value-type="string">
            <text:p text:style-name="P35">Radia-tion source <text:s/>number</text:p>
          </table:table-cell>
          <table:table-cell table:style-name="t7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7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5"><text:span text:style-name="T33">Relative gamma radiation dose rate measure-ment</text:span> <text:span text:style-name="T11">error</text:span></text:p>
            <text:p text:style-name="P29"><text:span text:style-name="T31">θ</text:span><text:span text:style-name="T24">пр</text:span><text:span text:style-name="T25">i</text:span><text:span text:style-name="T27">,</text:span> %</text:p>
          </table:table-cell>
          <table:table-cell table:style-name="t7.B2" table:number-rows-spanned="3" office:value-type="string">
            <text:p text:style-name="P28"><text:span text:style-name="T11">Confidence limit of the intrinsic <text:s/>relative error</text:span> <text:span text:style-name="T32">Δ</text:span><text:span text:style-name="T26">i</text:span><text:span text:style-name="T11">,</text:span> % <text:span text:style-name="T11">during calibration</text:span></text:p>
          </table:table-cell>
          <table:table-cell table:style-name="t7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1"><text:span text:style-name="T11">Back-ground</text:span>, <text:span text:style-name="T12">nSv</text:span><text:span text:style-name="T21">/</text:span><text:span text:style-name="T12">h</text:span></text:p>
          </table:table-cell>
          <table:table-cell table:style-name="t7.D3" table:number-columns-spanned="3" office:value-type="string">
            <text:p text:style-name="P31"><text:span text:style-name="T11">Measured value</text:span> <text:span text:style-name="T30">Ḣ</text:span><text:span text:style-name="T20">*</text:span><text:span text:style-name="T23">i</text:span><text:span text:style-name="T37">(</text:span><text:span text:style-name="T36">0.07</text:span><text:span text:style-name="T37">)</text:span></text:p>
          </table:table-cell>
          <table:covered-table-cell/>
          <table:covered-table-cell/>
          <table:table-cell table:style-name="t7.D3" table:number-rows-spanned="2" office:value-type="string">
            <text:p text:style-name="P31"><text:span text:style-name="T11">Average value</text:span>, <text:span text:style-name="T12">H</text:span><text:span text:style-name="T23">i</text:span><text:span text:style-name="T37">(</text:span><text:span text:style-name="T36">0.07</text:span><text:span text:style-name="T37">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2"><text:span text:style-name="T21">H</text:span><text:span text:style-name="T22">1</text:span></text:p>
          </table:table-cell>
          <table:table-cell table:style-name="t7.D3" office:value-type="string">
            <text:p text:style-name="P31"><text:span text:style-name="T12">H</text:span><text:span text:style-name="T22">2</text:span></text:p>
          </table:table-cell>
          <table:table-cell table:style-name="t7.D3" office:value-type="string">
            <text:p text:style-name="P31"><text:span text:style-name="T12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0"><text:span text:style-name="T11">0,07</text:span> Sv/h</text:p>
          </table:table-cell>
          <table:table-cell table:style-name="t7.B5" office:value-type="string">
            <text:p text:style-name="P11">$7-30</text:p>
          </table:table-cell>
          <table:table-cell table:style-name="t7.B5" office:value-type="string">
            <text:p text:style-name="P11">$7-40</text:p>
          </table:table-cell>
          <table:table-cell table:style-name="t7.B5" office:value-type="string">
            <text:p text:style-name="P11">$7-50</text:p>
          </table:table-cell>
          <table:table-cell table:style-name="t7.B5" office:value-type="string">
            <text:p text:style-name="P11">$7-60</text:p>
          </table:table-cell>
          <table:table-cell table:style-name="t7.B5" office:value-type="string">
            <text:p text:style-name="P11">$7-70</text:p>
          </table:table-cell>
          <table:table-cell table:style-name="t7.B5" office:value-type="string">
            <text:p text:style-name="P11">$7-80</text:p>
          </table:table-cell>
          <table:table-cell table:style-name="t7.B5" office:value-type="string">
            <text:p text:style-name="P11">$7-00</text:p>
          </table:table-cell>
          <table:table-cell table:style-name="t7.B5" office:value-type="string">
            <text:p text:style-name="P11">$7-10</text:p>
          </table:table-cell>
          <table:table-cell table:style-name="t7.B5" office:value-type="string">
            <text:p text:style-name="P11">$7-20</text:p>
          </table:table-cell>
          <table:table-cell table:style-name="t7.K5" table:number-rows-spanned="4" office:value-type="string">
            <text:p text:style-name="P12">±<text:span text:style-name="T27">15</text:span></text:p>
          </table:table-cell>
        </table:table-row>
        <table:table-row>
          <table:table-cell table:style-name="t7.A5" office:value-type="string">
            <text:p text:style-name="P10">0,7 Sv/h</text:p>
          </table:table-cell>
          <table:table-cell table:style-name="t7.B5" office:value-type="string">
            <text:p text:style-name="P11">$7-31</text:p>
          </table:table-cell>
          <table:table-cell table:style-name="t7.B5" office:value-type="string">
            <text:p text:style-name="P11">$7-41</text:p>
          </table:table-cell>
          <table:table-cell table:style-name="t7.B5" office:value-type="string">
            <text:p text:style-name="P11">$7-51</text:p>
          </table:table-cell>
          <table:table-cell table:style-name="t7.B5" office:value-type="string">
            <text:p text:style-name="P11">$7-61</text:p>
          </table:table-cell>
          <table:table-cell table:style-name="t7.B5" office:value-type="string">
            <text:p text:style-name="P11">$7-71</text:p>
          </table:table-cell>
          <table:table-cell table:style-name="t7.B5" office:value-type="string">
            <text:p text:style-name="P11">$7-81</text:p>
          </table:table-cell>
          <table:table-cell table:style-name="t7.B5" office:value-type="string">
            <text:p text:style-name="P11">$7-01</text:p>
          </table:table-cell>
          <table:table-cell table:style-name="t7.B5" office:value-type="string">
            <text:p text:style-name="P11">$7-11</text:p>
          </table:table-cell>
          <table:table-cell table:style-name="t7.B5" office:value-type="string">
            <text:p text:style-name="P11">$7-21</text:p>
          </table:table-cell>
          <table:covered-table-cell/>
        </table:table-row>
        <table:table-row>
          <table:table-cell table:style-name="t7.A5" office:value-type="string">
            <text:p text:style-name="P10">7 Sv/h</text:p>
          </table:table-cell>
          <table:table-cell table:style-name="t7.B5" office:value-type="string">
            <text:p text:style-name="P11">$7-32</text:p>
          </table:table-cell>
          <table:table-cell table:style-name="t7.B5" office:value-type="string">
            <text:p text:style-name="P11">$7-42</text:p>
          </table:table-cell>
          <table:table-cell table:style-name="t7.B5" office:value-type="string">
            <text:p text:style-name="P11">$7-52</text:p>
          </table:table-cell>
          <table:table-cell table:style-name="t7.B5" office:value-type="string">
            <text:p text:style-name="P11">$7-62</text:p>
          </table:table-cell>
          <table:table-cell table:style-name="t7.B5" office:value-type="string">
            <text:p text:style-name="P11">$7-72</text:p>
          </table:table-cell>
          <table:table-cell table:style-name="t7.B5" office:value-type="string">
            <text:p text:style-name="P11">$7-82</text:p>
          </table:table-cell>
          <table:table-cell table:style-name="t7.B5" office:value-type="string">
            <text:p text:style-name="P11">$7-02</text:p>
          </table:table-cell>
          <table:table-cell table:style-name="t7.B5" office:value-type="string">
            <text:p text:style-name="P11">$7-12</text:p>
          </table:table-cell>
          <table:table-cell table:style-name="t7.B5" office:value-type="string">
            <text:p text:style-name="P11">$7-22</text:p>
          </table:table-cell>
          <table:covered-table-cell/>
        </table:table-row>
        <table:table-row>
          <table:table-cell table:style-name="t7.A8" office:value-type="string">
            <text:p text:style-name="P10">70 Sv/h</text:p>
          </table:table-cell>
          <table:table-cell table:style-name="t7.B8" office:value-type="string">
            <text:p text:style-name="P11">$7-33</text:p>
          </table:table-cell>
          <table:table-cell table:style-name="t7.B8" office:value-type="string">
            <text:p text:style-name="P11">$7-43</text:p>
          </table:table-cell>
          <table:table-cell table:style-name="t7.B8" office:value-type="string">
            <text:p text:style-name="P11">$7-53</text:p>
          </table:table-cell>
          <table:table-cell table:style-name="t7.B8" office:value-type="string">
            <text:p text:style-name="P11">$7-63</text:p>
          </table:table-cell>
          <table:table-cell table:style-name="t7.B8" office:value-type="string">
            <text:p text:style-name="P11">$7-73</text:p>
          </table:table-cell>
          <table:table-cell table:style-name="t7.B8" office:value-type="string">
            <text:p text:style-name="P11">$7-83</text:p>
          </table:table-cell>
          <table:table-cell table:style-name="t7.B8" office:value-type="string">
            <text:p text:style-name="P11">$7-03</text:p>
          </table:table-cell>
          <table:table-cell table:style-name="t7.B8" office:value-type="string">
            <text:p text:style-name="P11">$7-13</text:p>
          </table:table-cell>
          <table:table-cell table:style-name="t7.B8" office:value-type="string">
            <text:p text:style-name="P11">$7-23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17"><text:span text:style-name="T16">$type (</text:span><text:span text:style-name="T19"></text:span><text:span text:style-name="T16">) s/n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4"><text:span text:style-name="T11">Dose rate at check point</text:span> <text:span text:style-name="T30">Ḣ</text:span><text:span text:style-name="T23">oi</text:span><text:span text:style-name="T37">(</text:span><text:span text:style-name="T38">0.07</text:span><text:span text:style-name="T37">)</text:span></text:p>
          </table:table-cell>
          <table:table-cell table:style-name="t8.B2" table:number-rows-spanned="3" office:value-type="string">
            <text:p text:style-name="P35">Radia-tion source <text:s/>number</text:p>
          </table:table-cell>
          <table:table-cell table:style-name="t8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8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5"><text:span text:style-name="T33">Relative gamma radiation dose rate measure-ment</text:span> <text:span text:style-name="T11">error</text:span></text:p>
            <text:p text:style-name="P29"><text:span text:style-name="T31">θ</text:span><text:span text:style-name="T24">пр</text:span><text:span text:style-name="T25">i</text:span><text:span text:style-name="T27">,</text:span> %</text:p>
          </table:table-cell>
          <table:table-cell table:style-name="t8.B2" table:number-rows-spanned="3" office:value-type="string">
            <text:p text:style-name="P28"><text:span text:style-name="T11">Confidence limit of the intrinsic <text:s/>relative error</text:span> <text:span text:style-name="T32">Δ</text:span><text:span text:style-name="T26">i</text:span><text:span text:style-name="T11">,</text:span> % <text:span text:style-name="T11">during calibration</text:span></text:p>
          </table:table-cell>
          <table:table-cell table:style-name="t8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1"><text:span text:style-name="T11">Back-ground</text:span>, <text:span text:style-name="T12">nSv</text:span><text:span text:style-name="T21">/</text:span><text:span text:style-name="T12">h</text:span></text:p>
          </table:table-cell>
          <table:table-cell table:style-name="t8.D3" table:number-columns-spanned="3" office:value-type="string">
            <text:p text:style-name="P31"><text:span text:style-name="T11">Measured value</text:span> <text:span text:style-name="T30">Ḣ</text:span><text:span text:style-name="T20">*</text:span><text:span text:style-name="T23">i</text:span><text:span text:style-name="T37">(</text:span><text:span text:style-name="T36">0.07</text:span><text:span text:style-name="T37">)</text:span></text:p>
          </table:table-cell>
          <table:covered-table-cell/>
          <table:covered-table-cell/>
          <table:table-cell table:style-name="t8.D3" table:number-rows-spanned="2" office:value-type="string">
            <text:p text:style-name="P31"><text:span text:style-name="T11">Average value</text:span>, <text:span text:style-name="T12">H</text:span><text:span text:style-name="T23">i</text:span><text:span text:style-name="T37">(</text:span><text:span text:style-name="T36">0.07</text:span><text:span text:style-name="T37">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2"><text:span text:style-name="T21">H</text:span><text:span text:style-name="T22">1</text:span></text:p>
          </table:table-cell>
          <table:table-cell table:style-name="t8.D3" office:value-type="string">
            <text:p text:style-name="P31"><text:span text:style-name="T12">H</text:span><text:span text:style-name="T22">2</text:span></text:p>
          </table:table-cell>
          <table:table-cell table:style-name="t8.D3" office:value-type="string">
            <text:p text:style-name="P31"><text:span text:style-name="T12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0"><text:span text:style-name="T11">0,07</text:span> Sv/h</text:p>
          </table:table-cell>
          <table:table-cell table:style-name="t8.B5" office:value-type="string">
            <text:p text:style-name="P11">$8-30</text:p>
          </table:table-cell>
          <table:table-cell table:style-name="t8.B5" office:value-type="string">
            <text:p text:style-name="P11">$8-40</text:p>
          </table:table-cell>
          <table:table-cell table:style-name="t8.B5" office:value-type="string">
            <text:p text:style-name="P11">$8-50</text:p>
          </table:table-cell>
          <table:table-cell table:style-name="t8.B5" office:value-type="string">
            <text:p text:style-name="P11">$8-60</text:p>
          </table:table-cell>
          <table:table-cell table:style-name="t8.B5" office:value-type="string">
            <text:p text:style-name="P11">$8-70</text:p>
          </table:table-cell>
          <table:table-cell table:style-name="t8.B5" office:value-type="string">
            <text:p text:style-name="P11">$8-80</text:p>
          </table:table-cell>
          <table:table-cell table:style-name="t8.B5" office:value-type="string">
            <text:p text:style-name="P11">$8-00</text:p>
          </table:table-cell>
          <table:table-cell table:style-name="t8.B5" office:value-type="string">
            <text:p text:style-name="P11">$8-10</text:p>
          </table:table-cell>
          <table:table-cell table:style-name="t8.B5" office:value-type="string">
            <text:p text:style-name="P11">$8-20</text:p>
          </table:table-cell>
          <table:table-cell table:style-name="t8.K5" table:number-rows-spanned="4" office:value-type="string">
            <text:p text:style-name="P12">±<text:span text:style-name="T27">15</text:span></text:p>
          </table:table-cell>
        </table:table-row>
        <table:table-row>
          <table:table-cell table:style-name="t8.A5" office:value-type="string">
            <text:p text:style-name="P10">0,7 Sv/h</text:p>
          </table:table-cell>
          <table:table-cell table:style-name="t8.B5" office:value-type="string">
            <text:p text:style-name="P11">$8-31</text:p>
          </table:table-cell>
          <table:table-cell table:style-name="t8.B5" office:value-type="string">
            <text:p text:style-name="P11">$8-41</text:p>
          </table:table-cell>
          <table:table-cell table:style-name="t8.B5" office:value-type="string">
            <text:p text:style-name="P11">$8-51</text:p>
          </table:table-cell>
          <table:table-cell table:style-name="t8.B5" office:value-type="string">
            <text:p text:style-name="P11">$8-61</text:p>
          </table:table-cell>
          <table:table-cell table:style-name="t8.B5" office:value-type="string">
            <text:p text:style-name="P11">$8-71</text:p>
          </table:table-cell>
          <table:table-cell table:style-name="t8.B5" office:value-type="string">
            <text:p text:style-name="P11">$8-81</text:p>
          </table:table-cell>
          <table:table-cell table:style-name="t8.B5" office:value-type="string">
            <text:p text:style-name="P11">$8-01</text:p>
          </table:table-cell>
          <table:table-cell table:style-name="t8.B5" office:value-type="string">
            <text:p text:style-name="P11">$8-11</text:p>
          </table:table-cell>
          <table:table-cell table:style-name="t8.B5" office:value-type="string">
            <text:p text:style-name="P11">$8-21</text:p>
          </table:table-cell>
          <table:covered-table-cell/>
        </table:table-row>
        <table:table-row>
          <table:table-cell table:style-name="t8.A5" office:value-type="string">
            <text:p text:style-name="P10">7 Sv/h</text:p>
          </table:table-cell>
          <table:table-cell table:style-name="t8.B5" office:value-type="string">
            <text:p text:style-name="P11">$8-32</text:p>
          </table:table-cell>
          <table:table-cell table:style-name="t8.B5" office:value-type="string">
            <text:p text:style-name="P11">$8-42</text:p>
          </table:table-cell>
          <table:table-cell table:style-name="t8.B5" office:value-type="string">
            <text:p text:style-name="P11">$8-52</text:p>
          </table:table-cell>
          <table:table-cell table:style-name="t8.B5" office:value-type="string">
            <text:p text:style-name="P11">$8-62</text:p>
          </table:table-cell>
          <table:table-cell table:style-name="t8.B5" office:value-type="string">
            <text:p text:style-name="P11">$8-72</text:p>
          </table:table-cell>
          <table:table-cell table:style-name="t8.B5" office:value-type="string">
            <text:p text:style-name="P11">$8-82</text:p>
          </table:table-cell>
          <table:table-cell table:style-name="t8.B5" office:value-type="string">
            <text:p text:style-name="P11">$8-02</text:p>
          </table:table-cell>
          <table:table-cell table:style-name="t8.B5" office:value-type="string">
            <text:p text:style-name="P11">$8-12</text:p>
          </table:table-cell>
          <table:table-cell table:style-name="t8.B5" office:value-type="string">
            <text:p text:style-name="P11">$8-22</text:p>
          </table:table-cell>
          <table:covered-table-cell/>
        </table:table-row>
        <table:table-row>
          <table:table-cell table:style-name="t8.A8" office:value-type="string">
            <text:p text:style-name="P10">70 Sv/h</text:p>
          </table:table-cell>
          <table:table-cell table:style-name="t8.B8" office:value-type="string">
            <text:p text:style-name="P11">$8-33</text:p>
          </table:table-cell>
          <table:table-cell table:style-name="t8.B8" office:value-type="string">
            <text:p text:style-name="P11">$8-43</text:p>
          </table:table-cell>
          <table:table-cell table:style-name="t8.B8" office:value-type="string">
            <text:p text:style-name="P11">$8-53</text:p>
          </table:table-cell>
          <table:table-cell table:style-name="t8.B8" office:value-type="string">
            <text:p text:style-name="P11">$8-63</text:p>
          </table:table-cell>
          <table:table-cell table:style-name="t8.B8" office:value-type="string">
            <text:p text:style-name="P11">$8-73</text:p>
          </table:table-cell>
          <table:table-cell table:style-name="t8.B8" office:value-type="string">
            <text:p text:style-name="P11">$8-83</text:p>
          </table:table-cell>
          <table:table-cell table:style-name="t8.B8" office:value-type="string">
            <text:p text:style-name="P11">$8-03</text:p>
          </table:table-cell>
          <table:table-cell table:style-name="t8.B8" office:value-type="string">
            <text:p text:style-name="P11">$8-13</text:p>
          </table:table-cell>
          <table:table-cell table:style-name="t8.B8" office:value-type="string">
            <text:p text:style-name="P11">$8-23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17"><text:span text:style-name="T16">$type (</text:span><text:span text:style-name="T19"></text:span><text:span text:style-name="T16">) s/n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4"><text:span text:style-name="T11">Dose rate at check point</text:span> <text:span text:style-name="T30">Ḣ</text:span><text:span text:style-name="T23">oi</text:span><text:span text:style-name="T37">(</text:span><text:span text:style-name="T38">0.07</text:span><text:span text:style-name="T37">)</text:span></text:p>
          </table:table-cell>
          <table:table-cell table:style-name="t9.B2" table:number-rows-spanned="3" office:value-type="string">
            <text:p text:style-name="P35">Radia-tion source <text:s/>number</text:p>
          </table:table-cell>
          <table:table-cell table:style-name="t9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9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5"><text:span text:style-name="T33">Relative gamma radiation dose rate measure-ment</text:span> <text:span text:style-name="T11">error</text:span></text:p>
            <text:p text:style-name="P29"><text:span text:style-name="T31">θ</text:span><text:span text:style-name="T24">пр</text:span><text:span text:style-name="T25">i</text:span><text:span text:style-name="T27">,</text:span> %</text:p>
          </table:table-cell>
          <table:table-cell table:style-name="t9.B2" table:number-rows-spanned="3" office:value-type="string">
            <text:p text:style-name="P28"><text:span text:style-name="T11">Confidence limit of the intrinsic <text:s/>relative error</text:span> <text:span text:style-name="T32">Δ</text:span><text:span text:style-name="T26">i</text:span><text:span text:style-name="T11">,</text:span> % <text:span text:style-name="T11">during calibration</text:span></text:p>
          </table:table-cell>
          <table:table-cell table:style-name="t9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1"><text:span text:style-name="T11">Back-ground</text:span>, <text:span text:style-name="T12">nSv</text:span><text:span text:style-name="T21">/</text:span><text:span text:style-name="T12">h</text:span></text:p>
          </table:table-cell>
          <table:table-cell table:style-name="t9.D3" table:number-columns-spanned="3" office:value-type="string">
            <text:p text:style-name="P31"><text:span text:style-name="T11">Measured value</text:span> <text:span text:style-name="T30">Ḣ</text:span><text:span text:style-name="T20">*</text:span><text:span text:style-name="T23">i</text:span><text:span text:style-name="T37">(</text:span><text:span text:style-name="T36">0.07</text:span><text:span text:style-name="T37">)</text:span></text:p>
          </table:table-cell>
          <table:covered-table-cell/>
          <table:covered-table-cell/>
          <table:table-cell table:style-name="t9.D3" table:number-rows-spanned="2" office:value-type="string">
            <text:p text:style-name="P31"><text:span text:style-name="T11">Average value</text:span>, <text:span text:style-name="T12">H</text:span><text:span text:style-name="T23">i</text:span><text:span text:style-name="T37">(</text:span><text:span text:style-name="T36">0.07</text:span><text:span text:style-name="T37">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2"><text:span text:style-name="T21">H</text:span><text:span text:style-name="T22">1</text:span></text:p>
          </table:table-cell>
          <table:table-cell table:style-name="t9.D3" office:value-type="string">
            <text:p text:style-name="P31"><text:span text:style-name="T12">H</text:span><text:span text:style-name="T22">2</text:span></text:p>
          </table:table-cell>
          <table:table-cell table:style-name="t9.D3" office:value-type="string">
            <text:p text:style-name="P31"><text:span text:style-name="T12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0"><text:span text:style-name="T11">0,07</text:span> Sv/h</text:p>
          </table:table-cell>
          <table:table-cell table:style-name="t9.B5" office:value-type="string">
            <text:p text:style-name="P11">$9-30</text:p>
          </table:table-cell>
          <table:table-cell table:style-name="t9.B5" office:value-type="string">
            <text:p text:style-name="P11">$9-40</text:p>
          </table:table-cell>
          <table:table-cell table:style-name="t9.B5" office:value-type="string">
            <text:p text:style-name="P11">$9-50</text:p>
          </table:table-cell>
          <table:table-cell table:style-name="t9.B5" office:value-type="string">
            <text:p text:style-name="P11">$9-60</text:p>
          </table:table-cell>
          <table:table-cell table:style-name="t9.B5" office:value-type="string">
            <text:p text:style-name="P11">$9-70</text:p>
          </table:table-cell>
          <table:table-cell table:style-name="t9.B5" office:value-type="string">
            <text:p text:style-name="P11">$9-80</text:p>
          </table:table-cell>
          <table:table-cell table:style-name="t9.B5" office:value-type="string">
            <text:p text:style-name="P11">$9-00</text:p>
          </table:table-cell>
          <table:table-cell table:style-name="t9.B5" office:value-type="string">
            <text:p text:style-name="P11">$9-10</text:p>
          </table:table-cell>
          <table:table-cell table:style-name="t9.B5" office:value-type="string">
            <text:p text:style-name="P11">$9-20</text:p>
          </table:table-cell>
          <table:table-cell table:style-name="t9.K5" table:number-rows-spanned="4" office:value-type="string">
            <text:p text:style-name="P12">±<text:span text:style-name="T27">15</text:span></text:p>
          </table:table-cell>
        </table:table-row>
        <table:table-row>
          <table:table-cell table:style-name="t9.A5" office:value-type="string">
            <text:p text:style-name="P10">0,7 Sv/h</text:p>
          </table:table-cell>
          <table:table-cell table:style-name="t9.B5" office:value-type="string">
            <text:p text:style-name="P11">$9-31</text:p>
          </table:table-cell>
          <table:table-cell table:style-name="t9.B5" office:value-type="string">
            <text:p text:style-name="P11">$9-41</text:p>
          </table:table-cell>
          <table:table-cell table:style-name="t9.B5" office:value-type="string">
            <text:p text:style-name="P11">$9-51</text:p>
          </table:table-cell>
          <table:table-cell table:style-name="t9.B5" office:value-type="string">
            <text:p text:style-name="P11">$9-61</text:p>
          </table:table-cell>
          <table:table-cell table:style-name="t9.B5" office:value-type="string">
            <text:p text:style-name="P11">$9-71</text:p>
          </table:table-cell>
          <table:table-cell table:style-name="t9.B5" office:value-type="string">
            <text:p text:style-name="P11">$9-81</text:p>
          </table:table-cell>
          <table:table-cell table:style-name="t9.B5" office:value-type="string">
            <text:p text:style-name="P11">$9-01</text:p>
          </table:table-cell>
          <table:table-cell table:style-name="t9.B5" office:value-type="string">
            <text:p text:style-name="P11">$9-11</text:p>
          </table:table-cell>
          <table:table-cell table:style-name="t9.B5" office:value-type="string">
            <text:p text:style-name="P11">$9-21</text:p>
          </table:table-cell>
          <table:covered-table-cell/>
        </table:table-row>
        <table:table-row>
          <table:table-cell table:style-name="t9.A5" office:value-type="string">
            <text:p text:style-name="P10">7 Sv/h</text:p>
          </table:table-cell>
          <table:table-cell table:style-name="t9.B5" office:value-type="string">
            <text:p text:style-name="P11">$9-32</text:p>
          </table:table-cell>
          <table:table-cell table:style-name="t9.B5" office:value-type="string">
            <text:p text:style-name="P11">$9-42</text:p>
          </table:table-cell>
          <table:table-cell table:style-name="t9.B5" office:value-type="string">
            <text:p text:style-name="P11">$9-52</text:p>
          </table:table-cell>
          <table:table-cell table:style-name="t9.B5" office:value-type="string">
            <text:p text:style-name="P11">$9-62</text:p>
          </table:table-cell>
          <table:table-cell table:style-name="t9.B5" office:value-type="string">
            <text:p text:style-name="P11">$9-72</text:p>
          </table:table-cell>
          <table:table-cell table:style-name="t9.B5" office:value-type="string">
            <text:p text:style-name="P11">$9-82</text:p>
          </table:table-cell>
          <table:table-cell table:style-name="t9.B5" office:value-type="string">
            <text:p text:style-name="P11">$9-02</text:p>
          </table:table-cell>
          <table:table-cell table:style-name="t9.B5" office:value-type="string">
            <text:p text:style-name="P11">$9-12</text:p>
          </table:table-cell>
          <table:table-cell table:style-name="t9.B5" office:value-type="string">
            <text:p text:style-name="P11">$9-22</text:p>
          </table:table-cell>
          <table:covered-table-cell/>
        </table:table-row>
        <table:table-row>
          <table:table-cell table:style-name="t9.A8" office:value-type="string">
            <text:p text:style-name="P10">70 Sv/h</text:p>
          </table:table-cell>
          <table:table-cell table:style-name="t9.B8" office:value-type="string">
            <text:p text:style-name="P11">$9-33</text:p>
          </table:table-cell>
          <table:table-cell table:style-name="t9.B8" office:value-type="string">
            <text:p text:style-name="P11">$9-43</text:p>
          </table:table-cell>
          <table:table-cell table:style-name="t9.B8" office:value-type="string">
            <text:p text:style-name="P11">$9-53</text:p>
          </table:table-cell>
          <table:table-cell table:style-name="t9.B8" office:value-type="string">
            <text:p text:style-name="P11">$9-63</text:p>
          </table:table-cell>
          <table:table-cell table:style-name="t9.B8" office:value-type="string">
            <text:p text:style-name="P11">$9-73</text:p>
          </table:table-cell>
          <table:table-cell table:style-name="t9.B8" office:value-type="string">
            <text:p text:style-name="P11">$9-83</text:p>
          </table:table-cell>
          <table:table-cell table:style-name="t9.B8" office:value-type="string">
            <text:p text:style-name="P11">$9-03</text:p>
          </table:table-cell>
          <table:table-cell table:style-name="t9.B8" office:value-type="string">
            <text:p text:style-name="P11">$9-13</text:p>
          </table:table-cell>
          <table:table-cell table:style-name="t9.B8" office:value-type="string">
            <text:p text:style-name="P11">$9-23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17"><text:span text:style-name="T16">$type (</text:span><text:span text:style-name="T19"></text:span><text:span text:style-name="T16">) s/n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4"><text:span text:style-name="T11">Dose rate at check point</text:span> <text:span text:style-name="T30">Ḣ</text:span><text:span text:style-name="T23">oi</text:span><text:span text:style-name="T37">(</text:span><text:span text:style-name="T38">0.07</text:span><text:span text:style-name="T37">)</text:span></text:p>
          </table:table-cell>
          <table:table-cell table:style-name="t10.B2" table:number-rows-spanned="3" office:value-type="string">
            <text:p text:style-name="P35">Radia-tion source <text:s/>number</text:p>
          </table:table-cell>
          <table:table-cell table:style-name="t10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10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5"><text:span text:style-name="T33">Relative gamma radiation dose rate measure-ment</text:span> <text:span text:style-name="T11">error</text:span></text:p>
            <text:p text:style-name="P29"><text:span text:style-name="T31">θ</text:span><text:span text:style-name="T24">пр</text:span><text:span text:style-name="T25">i</text:span><text:span text:style-name="T27">,</text:span> %</text:p>
          </table:table-cell>
          <table:table-cell table:style-name="t10.B2" table:number-rows-spanned="3" office:value-type="string">
            <text:p text:style-name="P28"><text:span text:style-name="T11">Confidence limit of the intrinsic <text:s/>relative error</text:span> <text:span text:style-name="T32">Δ</text:span><text:span text:style-name="T26">i</text:span><text:span text:style-name="T11">,</text:span> % <text:span text:style-name="T11">during calibration</text:span></text:p>
          </table:table-cell>
          <table:table-cell table:style-name="t10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1"><text:span text:style-name="T11">Back-ground</text:span>, <text:span text:style-name="T12">nSv</text:span><text:span text:style-name="T21">/</text:span><text:span text:style-name="T12">h</text:span></text:p>
          </table:table-cell>
          <table:table-cell table:style-name="t10.D3" table:number-columns-spanned="3" office:value-type="string">
            <text:p text:style-name="P31"><text:span text:style-name="T11">Measured value</text:span> <text:span text:style-name="T30">Ḣ</text:span><text:span text:style-name="T20">*</text:span><text:span text:style-name="T23">i</text:span><text:span text:style-name="T37">(</text:span><text:span text:style-name="T36">0.07</text:span><text:span text:style-name="T37">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1"><text:span text:style-name="T11">Average value</text:span>, <text:span text:style-name="T12">H</text:span><text:span text:style-name="T23">i</text:span><text:span text:style-name="T37">(</text:span><text:span text:style-name="T36">0.07</text:span><text:span text:style-name="T37">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2"><text:span text:style-name="T21">H</text:span><text:span text:style-name="T22">1</text:span></text:p>
          </table:table-cell>
          <table:table-cell table:style-name="t10.D3" office:value-type="string">
            <text:p text:style-name="P31"><text:span text:style-name="T12">H</text:span><text:span text:style-name="T22">2</text:span></text:p>
          </table:table-cell>
          <table:table-cell table:style-name="t10.D3" office:value-type="string">
            <text:p text:style-name="P31"><text:span text:style-name="T12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0"><text:span text:style-name="T11">0,07</text:span> Sv/h</text:p>
          </table:table-cell>
          <table:table-cell table:style-name="t10.B5" office:value-type="string">
            <text:p text:style-name="P11">$10-30</text:p>
          </table:table-cell>
          <table:table-cell table:style-name="t10.B5" office:value-type="string">
            <text:p text:style-name="P11">$10-40</text:p>
          </table:table-cell>
          <table:table-cell table:style-name="t10.B5" office:value-type="string">
            <text:p text:style-name="P11">$10-50</text:p>
          </table:table-cell>
          <table:table-cell table:style-name="t10.B5" office:value-type="string">
            <text:p text:style-name="P11">$10-60</text:p>
          </table:table-cell>
          <table:table-cell table:style-name="t10.B5" office:value-type="string">
            <text:p text:style-name="P11">$10-70</text:p>
          </table:table-cell>
          <table:table-cell table:style-name="t10.B5" office:value-type="string">
            <text:p text:style-name="P11">$10-80</text:p>
          </table:table-cell>
          <table:table-cell table:style-name="t10.B5" office:value-type="string">
            <text:p text:style-name="P11">$10-00</text:p>
          </table:table-cell>
          <table:table-cell table:style-name="t10.B5" office:value-type="string">
            <text:p text:style-name="P11">$10-10</text:p>
          </table:table-cell>
          <table:table-cell table:style-name="t10.B5" office:value-type="string">
            <text:p text:style-name="P11">$10-20</text:p>
          </table:table-cell>
          <table:table-cell table:style-name="t10.K5" table:number-rows-spanned="4" office:value-type="string">
            <text:p text:style-name="P12">±<text:span text:style-name="T27">15</text:span></text:p>
          </table:table-cell>
        </table:table-row>
        <table:table-row>
          <table:table-cell table:style-name="t10.A5" office:value-type="string">
            <text:p text:style-name="P10">0,7 Sv/h</text:p>
          </table:table-cell>
          <table:table-cell table:style-name="t10.B5" office:value-type="string">
            <text:p text:style-name="P11">$10-31</text:p>
          </table:table-cell>
          <table:table-cell table:style-name="t10.B5" office:value-type="string">
            <text:p text:style-name="P11">$10-41</text:p>
          </table:table-cell>
          <table:table-cell table:style-name="t10.B5" office:value-type="string">
            <text:p text:style-name="P11">$10-51</text:p>
          </table:table-cell>
          <table:table-cell table:style-name="t10.B5" office:value-type="string">
            <text:p text:style-name="P11">$10-61</text:p>
          </table:table-cell>
          <table:table-cell table:style-name="t10.B5" office:value-type="string">
            <text:p text:style-name="P11">$10-71</text:p>
          </table:table-cell>
          <table:table-cell table:style-name="t10.B5" office:value-type="string">
            <text:p text:style-name="P11">$10-81</text:p>
          </table:table-cell>
          <table:table-cell table:style-name="t10.B5" office:value-type="string">
            <text:p text:style-name="P11">$10-01</text:p>
          </table:table-cell>
          <table:table-cell table:style-name="t10.B5" office:value-type="string">
            <text:p text:style-name="P11">$10-11</text:p>
          </table:table-cell>
          <table:table-cell table:style-name="t10.B5" office:value-type="string">
            <text:p text:style-name="P11">$10-21</text:p>
          </table:table-cell>
          <table:covered-table-cell/>
        </table:table-row>
        <table:table-row>
          <table:table-cell table:style-name="t10.A5" office:value-type="string">
            <text:p text:style-name="P10">7 Sv/h</text:p>
          </table:table-cell>
          <table:table-cell table:style-name="t10.B5" office:value-type="string">
            <text:p text:style-name="P11">$10-32</text:p>
          </table:table-cell>
          <table:table-cell table:style-name="t10.B5" office:value-type="string">
            <text:p text:style-name="P11">$10-42</text:p>
          </table:table-cell>
          <table:table-cell table:style-name="t10.B5" office:value-type="string">
            <text:p text:style-name="P11">$10-52</text:p>
          </table:table-cell>
          <table:table-cell table:style-name="t10.B5" office:value-type="string">
            <text:p text:style-name="P11">$10-62</text:p>
          </table:table-cell>
          <table:table-cell table:style-name="t10.B5" office:value-type="string">
            <text:p text:style-name="P11">$10-72</text:p>
          </table:table-cell>
          <table:table-cell table:style-name="t10.B5" office:value-type="string">
            <text:p text:style-name="P11">$10-82</text:p>
          </table:table-cell>
          <table:table-cell table:style-name="t10.B5" office:value-type="string">
            <text:p text:style-name="P11">$10-02</text:p>
          </table:table-cell>
          <table:table-cell table:style-name="t10.B5" office:value-type="string">
            <text:p text:style-name="P11">$10-12</text:p>
          </table:table-cell>
          <table:table-cell table:style-name="t10.B5" office:value-type="string">
            <text:p text:style-name="P11">$10-22</text:p>
          </table:table-cell>
          <table:covered-table-cell/>
        </table:table-row>
        <table:table-row>
          <table:table-cell table:style-name="t10.A8" office:value-type="string">
            <text:p text:style-name="P10">70 Sv/h</text:p>
          </table:table-cell>
          <table:table-cell table:style-name="t10.B8" office:value-type="string">
            <text:p text:style-name="P11">$10-33</text:p>
          </table:table-cell>
          <table:table-cell table:style-name="t10.B8" office:value-type="string">
            <text:p text:style-name="P11">$10-43</text:p>
          </table:table-cell>
          <table:table-cell table:style-name="t10.B8" office:value-type="string">
            <text:p text:style-name="P11">$10-53</text:p>
          </table:table-cell>
          <table:table-cell table:style-name="t10.B8" office:value-type="string">
            <text:p text:style-name="P11">$10-63</text:p>
          </table:table-cell>
          <table:table-cell table:style-name="t10.B8" office:value-type="string">
            <text:p text:style-name="P11">$10-73</text:p>
          </table:table-cell>
          <table:table-cell table:style-name="t10.B8" office:value-type="string">
            <text:p text:style-name="P11">$10-83</text:p>
          </table:table-cell>
          <table:table-cell table:style-name="t10.B8" office:value-type="string">
            <text:p text:style-name="P11">$10-03</text:p>
          </table:table-cell>
          <table:table-cell table:style-name="t10.B8" office:value-type="string">
            <text:p text:style-name="P11">$10-13</text:p>
          </table:table-cell>
          <table:table-cell table:style-name="t10.B8" office:value-type="string">
            <text:p text:style-name="P11">$10-23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able:table-row table:style-name="t11.1">
          <table:table-cell table:style-name="t11.A1" table:number-columns-spanned="11" office:value-type="string">
            <text:p text:style-name="P17"><text:span text:style-name="T16">$type (</text:span><text:span text:style-name="T19"></text:span><text:span text:style-name="T16">) s/n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24"><text:span text:style-name="T11">Dose rate at check point</text:span> <text:span text:style-name="T30">Ḣ</text:span><text:span text:style-name="T23">oi</text:span><text:span text:style-name="T37">(</text:span><text:span text:style-name="T38">0.07</text:span><text:span text:style-name="T37">)</text:span></text:p>
          </table:table-cell>
          <table:table-cell table:style-name="t11.B2" table:number-rows-spanned="3" office:value-type="string">
            <text:p text:style-name="P35">Radia-tion source <text:s/>number</text:p>
          </table:table-cell>
          <table:table-cell table:style-name="t11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11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25"><text:span text:style-name="T33">Relative gamma radiation dose rate measure-ment</text:span> <text:span text:style-name="T11">error</text:span></text:p>
            <text:p text:style-name="P29"><text:span text:style-name="T31">θ</text:span><text:span text:style-name="T24">пр</text:span><text:span text:style-name="T25">i</text:span><text:span text:style-name="T27">,</text:span> %</text:p>
          </table:table-cell>
          <table:table-cell table:style-name="t11.B2" table:number-rows-spanned="3" office:value-type="string">
            <text:p text:style-name="P28"><text:span text:style-name="T11">Confidence limit of the intrinsic <text:s/>relative error</text:span> <text:span text:style-name="T32">Δ</text:span><text:span text:style-name="T26">i</text:span><text:span text:style-name="T11">,</text:span> % <text:span text:style-name="T11">during calibration</text:span></text:p>
          </table:table-cell>
          <table:table-cell table:style-name="t11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B3" table:number-rows-spanned="2" office:value-type="string">
            <text:p text:style-name="P31"><text:span text:style-name="T11">Back-ground</text:span>, <text:span text:style-name="T12">nSv</text:span><text:span text:style-name="T21">/</text:span><text:span text:style-name="T12">h</text:span></text:p>
          </table:table-cell>
          <table:table-cell table:style-name="t11.B3" table:number-columns-spanned="3" office:value-type="string">
            <text:p text:style-name="P31"><text:span text:style-name="T11">Measured value</text:span> <text:span text:style-name="T30">Ḣ</text:span><text:span text:style-name="T20">*</text:span><text:span text:style-name="T23">i</text:span><text:span text:style-name="T37">(</text:span><text:span text:style-name="T36">0.07</text:span><text:span text:style-name="T37">)</text:span></text:p>
          </table:table-cell>
          <table:covered-table-cell/>
          <table:covered-table-cell/>
          <table:table-cell table:style-name="t11.B3" table:number-rows-spanned="2" office:value-type="string">
            <text:p text:style-name="P31"><text:span text:style-name="T11">Average value</text:span>, <text:span text:style-name="T12">H</text:span><text:span text:style-name="T23">i</text:span><text:span text:style-name="T37">(</text:span><text:span text:style-name="T36">0.07</text:span><text:span text:style-name="T37">)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B3" office:value-type="string">
            <text:p text:style-name="P32"><text:span text:style-name="T21">H</text:span><text:span text:style-name="T22">1</text:span></text:p>
          </table:table-cell>
          <table:table-cell table:style-name="t11.B3" office:value-type="string">
            <text:p text:style-name="P31"><text:span text:style-name="T12">H</text:span><text:span text:style-name="T22">2</text:span></text:p>
          </table:table-cell>
          <table:table-cell table:style-name="t11.B3" office:value-type="string">
            <text:p text:style-name="P31"><text:span text:style-name="T12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string">
            <text:p text:style-name="P10"><text:span text:style-name="T11">0,07</text:span> Sv/h</text:p>
          </table:table-cell>
          <table:table-cell table:style-name="t11.B5" office:value-type="string">
            <text:p text:style-name="P41">$11-30</text:p>
          </table:table-cell>
          <table:table-cell table:style-name="t11.B5" office:value-type="string">
            <text:p text:style-name="P41">$11-40</text:p>
          </table:table-cell>
          <table:table-cell table:style-name="t11.B5" office:value-type="string">
            <text:p text:style-name="P41">$11-50</text:p>
          </table:table-cell>
          <table:table-cell table:style-name="t11.B5" office:value-type="string">
            <text:p text:style-name="P41">$11-60</text:p>
          </table:table-cell>
          <table:table-cell table:style-name="t11.B5" office:value-type="string">
            <text:p text:style-name="P41">$11-70</text:p>
          </table:table-cell>
          <table:table-cell table:style-name="t11.B5" office:value-type="string">
            <text:p text:style-name="P41">$11-80</text:p>
          </table:table-cell>
          <table:table-cell table:style-name="t11.B5" office:value-type="string">
            <text:p text:style-name="P41">$11-00</text:p>
          </table:table-cell>
          <table:table-cell table:style-name="t11.B5" office:value-type="string">
            <text:p text:style-name="P41">$11-10</text:p>
          </table:table-cell>
          <table:table-cell table:style-name="t11.B5" office:value-type="string">
            <text:p text:style-name="P41">$11-20</text:p>
          </table:table-cell>
          <table:table-cell table:style-name="t11.K5" table:number-rows-spanned="4" office:value-type="string">
            <text:p text:style-name="P12">±<text:span text:style-name="T11">15</text:span></text:p>
          </table:table-cell>
        </table:table-row>
        <table:table-row>
          <table:table-cell table:style-name="t11.A5" office:value-type="string">
            <text:p text:style-name="P10">0,7 Sv/h</text:p>
          </table:table-cell>
          <table:table-cell table:style-name="t11.B5" office:value-type="string">
            <text:p text:style-name="P41">$11-31</text:p>
          </table:table-cell>
          <table:table-cell table:style-name="t11.B5" office:value-type="string">
            <text:p text:style-name="P41">$11-41</text:p>
          </table:table-cell>
          <table:table-cell table:style-name="t11.B5" office:value-type="string">
            <text:p text:style-name="P41">$11-51</text:p>
          </table:table-cell>
          <table:table-cell table:style-name="t11.B5" office:value-type="string">
            <text:p text:style-name="P41">$11-61</text:p>
          </table:table-cell>
          <table:table-cell table:style-name="t11.B5" office:value-type="string">
            <text:p text:style-name="P41">$11-71</text:p>
          </table:table-cell>
          <table:table-cell table:style-name="t11.B5" office:value-type="string">
            <text:p text:style-name="P41">$11-81</text:p>
          </table:table-cell>
          <table:table-cell table:style-name="t11.B5" office:value-type="string">
            <text:p text:style-name="P41">$11-01</text:p>
          </table:table-cell>
          <table:table-cell table:style-name="t11.B5" office:value-type="string">
            <text:p text:style-name="P41">$11-11</text:p>
          </table:table-cell>
          <table:table-cell table:style-name="t11.B5" office:value-type="string">
            <text:p text:style-name="P41">$11-21</text:p>
          </table:table-cell>
          <table:covered-table-cell/>
        </table:table-row>
        <table:table-row>
          <table:table-cell table:style-name="t11.A5" office:value-type="string">
            <text:p text:style-name="P10">7 Sv/h</text:p>
          </table:table-cell>
          <table:table-cell table:style-name="t11.B5" office:value-type="string">
            <text:p text:style-name="P41">$11-32</text:p>
          </table:table-cell>
          <table:table-cell table:style-name="t11.B5" office:value-type="string">
            <text:p text:style-name="P41">$11-42</text:p>
          </table:table-cell>
          <table:table-cell table:style-name="t11.B5" office:value-type="string">
            <text:p text:style-name="P41">$11-52</text:p>
          </table:table-cell>
          <table:table-cell table:style-name="t11.B5" office:value-type="string">
            <text:p text:style-name="P41">$11-62</text:p>
          </table:table-cell>
          <table:table-cell table:style-name="t11.B5" office:value-type="string">
            <text:p text:style-name="P41">$11-72</text:p>
          </table:table-cell>
          <table:table-cell table:style-name="t11.B5" office:value-type="string">
            <text:p text:style-name="P41">$11-82</text:p>
          </table:table-cell>
          <table:table-cell table:style-name="t11.B5" office:value-type="string">
            <text:p text:style-name="P41">$11-02</text:p>
          </table:table-cell>
          <table:table-cell table:style-name="t11.B5" office:value-type="string">
            <text:p text:style-name="P41">$11-12</text:p>
          </table:table-cell>
          <table:table-cell table:style-name="t11.B5" office:value-type="string">
            <text:p text:style-name="P41">$11-22</text:p>
          </table:table-cell>
          <table:covered-table-cell/>
        </table:table-row>
        <table:table-row>
          <table:table-cell table:style-name="t11.A8" office:value-type="string">
            <text:p text:style-name="P10">70 Sv/h</text:p>
          </table:table-cell>
          <table:table-cell table:style-name="t11.B8" office:value-type="string">
            <text:p text:style-name="P41">$11-33</text:p>
          </table:table-cell>
          <table:table-cell table:style-name="t11.B8" office:value-type="string">
            <text:p text:style-name="P41">$11-43</text:p>
          </table:table-cell>
          <table:table-cell table:style-name="t11.B8" office:value-type="string">
            <text:p text:style-name="P41">$11-53</text:p>
          </table:table-cell>
          <table:table-cell table:style-name="t11.B8" office:value-type="string">
            <text:p text:style-name="P41">$11-63</text:p>
          </table:table-cell>
          <table:table-cell table:style-name="t11.B8" office:value-type="string">
            <text:p text:style-name="P41">$11-73</text:p>
          </table:table-cell>
          <table:table-cell table:style-name="t11.B8" office:value-type="string">
            <text:p text:style-name="P41">$11-83</text:p>
          </table:table-cell>
          <table:table-cell table:style-name="t11.B8" office:value-type="string">
            <text:p text:style-name="P41">$11-03</text:p>
          </table:table-cell>
          <table:table-cell table:style-name="t11.B8" office:value-type="string">
            <text:p text:style-name="P41">$11-13</text:p>
          </table:table-cell>
          <table:table-cell table:style-name="t11.B8" office:value-type="string">
            <text:p text:style-name="P41">$11-23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ext:soft-page-break/>
        <table:table-row table:style-name="t12.1">
          <table:table-cell table:style-name="t12.A1" table:number-columns-spanned="11" office:value-type="string">
            <text:p text:style-name="P17"><text:span text:style-name="T16">$type (</text:span><text:span text:style-name="T19"></text:span><text:span text:style-name="T16">) s/n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24"><text:span text:style-name="T11">Dose rate at check point</text:span> <text:span text:style-name="T30">Ḣ</text:span><text:span text:style-name="T23">oi</text:span><text:span text:style-name="T37">(</text:span><text:span text:style-name="T38">0.07</text:span><text:span text:style-name="T37">)</text:span></text:p>
          </table:table-cell>
          <table:table-cell table:style-name="t12.B2" table:number-rows-spanned="3" office:value-type="string">
            <text:p text:style-name="P35">Radia-tion source <text:s/>number</text:p>
          </table:table-cell>
          <table:table-cell table:style-name="t12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12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25"><text:span text:style-name="T33">Relative gamma radiation dose rate measure-ment</text:span> <text:span text:style-name="T11">error</text:span></text:p>
            <text:p text:style-name="P29"><text:span text:style-name="T31">θ</text:span><text:span text:style-name="T24">пр</text:span><text:span text:style-name="T25">i</text:span><text:span text:style-name="T27">,</text:span> %</text:p>
          </table:table-cell>
          <table:table-cell table:style-name="t12.B2" table:number-rows-spanned="3" office:value-type="string">
            <text:p text:style-name="P28"><text:span text:style-name="T11">Confidence limit of the intrinsic <text:s/>relative error</text:span> <text:span text:style-name="T32">Δ</text:span><text:span text:style-name="T26">i</text:span><text:span text:style-name="T11">,</text:span> % <text:span text:style-name="T11">during calibration</text:span></text:p>
          </table:table-cell>
          <table:table-cell table:style-name="t12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B3" table:number-rows-spanned="2" office:value-type="string">
            <text:p text:style-name="P31"><text:span text:style-name="T11">Back-ground</text:span>, <text:span text:style-name="T12">nSv</text:span><text:span text:style-name="T21">/</text:span><text:span text:style-name="T12">h</text:span></text:p>
          </table:table-cell>
          <table:table-cell table:style-name="t12.B3" table:number-columns-spanned="3" office:value-type="string">
            <text:p text:style-name="P31"><text:span text:style-name="T11">Measured value</text:span> <text:span text:style-name="T30">Ḣ</text:span><text:span text:style-name="T20">*</text:span><text:span text:style-name="T23">i</text:span><text:span text:style-name="T37">(</text:span><text:span text:style-name="T36">0.07</text:span><text:span text:style-name="T37">)</text:span></text:p>
          </table:table-cell>
          <table:covered-table-cell/>
          <table:covered-table-cell/>
          <table:table-cell table:style-name="t12.B3" table:number-rows-spanned="2" office:value-type="string">
            <text:p text:style-name="P31"><text:span text:style-name="T11">Average value</text:span>, <text:span text:style-name="T12">H</text:span><text:span text:style-name="T23">i</text:span><text:span text:style-name="T37">(</text:span><text:span text:style-name="T36">0.07</text:span><text:span text:style-name="T37">)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B3" office:value-type="string">
            <text:p text:style-name="P32"><text:span text:style-name="T21">H</text:span><text:span text:style-name="T22">1</text:span></text:p>
          </table:table-cell>
          <table:table-cell table:style-name="t12.B3" office:value-type="string">
            <text:p text:style-name="P31"><text:span text:style-name="T12">H</text:span><text:span text:style-name="T22">2</text:span></text:p>
          </table:table-cell>
          <table:table-cell table:style-name="t12.B3" office:value-type="string">
            <text:p text:style-name="P31"><text:span text:style-name="T12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10"><text:span text:style-name="T11">0,07</text:span> Sv/h</text:p>
          </table:table-cell>
          <table:table-cell table:style-name="t12.B5" office:value-type="string">
            <text:p text:style-name="P41">$12-30</text:p>
          </table:table-cell>
          <table:table-cell table:style-name="t12.B5" office:value-type="string">
            <text:p text:style-name="P41">$12-40</text:p>
          </table:table-cell>
          <table:table-cell table:style-name="t12.B5" office:value-type="string">
            <text:p text:style-name="P41">$12-50</text:p>
          </table:table-cell>
          <table:table-cell table:style-name="t12.B5" office:value-type="string">
            <text:p text:style-name="P41">$12-60</text:p>
          </table:table-cell>
          <table:table-cell table:style-name="t12.B5" office:value-type="string">
            <text:p text:style-name="P41">$12-70</text:p>
          </table:table-cell>
          <table:table-cell table:style-name="t12.B5" office:value-type="string">
            <text:p text:style-name="P41">$12-80</text:p>
          </table:table-cell>
          <table:table-cell table:style-name="t12.B5" office:value-type="string">
            <text:p text:style-name="P41">$12-00</text:p>
          </table:table-cell>
          <table:table-cell table:style-name="t12.B5" office:value-type="string">
            <text:p text:style-name="P41">$12-10</text:p>
          </table:table-cell>
          <table:table-cell table:style-name="t12.B5" office:value-type="string">
            <text:p text:style-name="P41">$12-20</text:p>
          </table:table-cell>
          <table:table-cell table:style-name="t12.K5" table:number-rows-spanned="4" office:value-type="string">
            <text:p text:style-name="P12">±<text:span text:style-name="T11">15</text:span></text:p>
          </table:table-cell>
        </table:table-row>
        <table:table-row>
          <table:table-cell table:style-name="t12.A5" office:value-type="string">
            <text:p text:style-name="P10">0,7 Sv/h</text:p>
          </table:table-cell>
          <table:table-cell table:style-name="t12.B5" office:value-type="string">
            <text:p text:style-name="P41">$12-31</text:p>
          </table:table-cell>
          <table:table-cell table:style-name="t12.B5" office:value-type="string">
            <text:p text:style-name="P41">$12-41</text:p>
          </table:table-cell>
          <table:table-cell table:style-name="t12.B5" office:value-type="string">
            <text:p text:style-name="P41">$12-51</text:p>
          </table:table-cell>
          <table:table-cell table:style-name="t12.B5" office:value-type="string">
            <text:p text:style-name="P41">$12-61</text:p>
          </table:table-cell>
          <table:table-cell table:style-name="t12.B5" office:value-type="string">
            <text:p text:style-name="P41">$12-71</text:p>
          </table:table-cell>
          <table:table-cell table:style-name="t12.B5" office:value-type="string">
            <text:p text:style-name="P41">$12-81</text:p>
          </table:table-cell>
          <table:table-cell table:style-name="t12.B5" office:value-type="string">
            <text:p text:style-name="P41">$12-01</text:p>
          </table:table-cell>
          <table:table-cell table:style-name="t12.B5" office:value-type="string">
            <text:p text:style-name="P41">$12-11</text:p>
          </table:table-cell>
          <table:table-cell table:style-name="t12.B5" office:value-type="string">
            <text:p text:style-name="P41">$12-21</text:p>
          </table:table-cell>
          <table:covered-table-cell/>
        </table:table-row>
        <table:table-row>
          <table:table-cell table:style-name="t12.A5" office:value-type="string">
            <text:p text:style-name="P10">7 Sv/h</text:p>
          </table:table-cell>
          <table:table-cell table:style-name="t12.B5" office:value-type="string">
            <text:p text:style-name="P41">$12-32</text:p>
          </table:table-cell>
          <table:table-cell table:style-name="t12.B5" office:value-type="string">
            <text:p text:style-name="P41">$12-42</text:p>
          </table:table-cell>
          <table:table-cell table:style-name="t12.B5" office:value-type="string">
            <text:p text:style-name="P41">$12-52</text:p>
          </table:table-cell>
          <table:table-cell table:style-name="t12.B5" office:value-type="string">
            <text:p text:style-name="P41">$12-62</text:p>
          </table:table-cell>
          <table:table-cell table:style-name="t12.B5" office:value-type="string">
            <text:p text:style-name="P41">$12-72</text:p>
          </table:table-cell>
          <table:table-cell table:style-name="t12.B5" office:value-type="string">
            <text:p text:style-name="P41">$12-82</text:p>
          </table:table-cell>
          <table:table-cell table:style-name="t12.B5" office:value-type="string">
            <text:p text:style-name="P41">$12-02</text:p>
          </table:table-cell>
          <table:table-cell table:style-name="t12.B5" office:value-type="string">
            <text:p text:style-name="P41">$12-12</text:p>
          </table:table-cell>
          <table:table-cell table:style-name="t12.B5" office:value-type="string">
            <text:p text:style-name="P41">$12-22</text:p>
          </table:table-cell>
          <table:covered-table-cell/>
        </table:table-row>
        <table:table-row>
          <table:table-cell table:style-name="t12.A8" office:value-type="string">
            <text:p text:style-name="P10">70 Sv/h</text:p>
          </table:table-cell>
          <table:table-cell table:style-name="t12.B8" office:value-type="string">
            <text:p text:style-name="P41">$12-33</text:p>
          </table:table-cell>
          <table:table-cell table:style-name="t12.B8" office:value-type="string">
            <text:p text:style-name="P41">$12-43</text:p>
          </table:table-cell>
          <table:table-cell table:style-name="t12.B8" office:value-type="string">
            <text:p text:style-name="P41">$12-53</text:p>
          </table:table-cell>
          <table:table-cell table:style-name="t12.B8" office:value-type="string">
            <text:p text:style-name="P41">$12-63</text:p>
          </table:table-cell>
          <table:table-cell table:style-name="t12.B8" office:value-type="string">
            <text:p text:style-name="P41">$12-73</text:p>
          </table:table-cell>
          <table:table-cell table:style-name="t12.B8" office:value-type="string">
            <text:p text:style-name="P41">$12-83</text:p>
          </table:table-cell>
          <table:table-cell table:style-name="t12.B8" office:value-type="string">
            <text:p text:style-name="P41">$12-03</text:p>
          </table:table-cell>
          <table:table-cell table:style-name="t12.B8" office:value-type="string">
            <text:p text:style-name="P41">$12-13</text:p>
          </table:table-cell>
          <table:table-cell table:style-name="t12.B8" office:value-type="string">
            <text:p text:style-name="P41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3"/>
        <table:table-column table:style-name="t13.K"/>
        <table:table-row table:style-name="t13.1">
          <table:table-cell table:style-name="t13.A1" table:number-columns-spanned="11" office:value-type="string">
            <text:p text:style-name="P17"><text:span text:style-name="T16">$type (</text:span><text:span text:style-name="T19"></text:span><text:span text:style-name="T16">) s/n $bd_num1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24"><text:span text:style-name="T11">Dose rate at check point</text:span> <text:span text:style-name="T30">Ḣ</text:span><text:span text:style-name="T23">oi</text:span><text:span text:style-name="T37">(</text:span><text:span text:style-name="T38">0.07</text:span><text:span text:style-name="T37">)</text:span></text:p>
          </table:table-cell>
          <table:table-cell table:style-name="t13.B2" table:number-rows-spanned="3" office:value-type="string">
            <text:p text:style-name="P35">Radia-tion source <text:s/>number</text:p>
          </table:table-cell>
          <table:table-cell table:style-name="t13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13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25"><text:span text:style-name="T33">Relative gamma radiation dose rate measure-ment</text:span> <text:span text:style-name="T11">error</text:span></text:p>
            <text:p text:style-name="P29"><text:span text:style-name="T31">θ</text:span><text:span text:style-name="T24">пр</text:span><text:span text:style-name="T25">i</text:span><text:span text:style-name="T27">,</text:span> %</text:p>
          </table:table-cell>
          <table:table-cell table:style-name="t13.B2" table:number-rows-spanned="3" office:value-type="string">
            <text:p text:style-name="P28"><text:span text:style-name="T11">Confidence limit of the intrinsic <text:s/>relative error</text:span> <text:span text:style-name="T32">Δ</text:span><text:span text:style-name="T26">i</text:span><text:span text:style-name="T11">,</text:span> % <text:span text:style-name="T11">during calibration</text:span></text:p>
          </table:table-cell>
          <table:table-cell table:style-name="t13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13.3">
          <table:covered-table-cell/>
          <table:covered-table-cell/>
          <table:covered-table-cell/>
          <table:table-cell table:style-name="t13.B3" table:number-rows-spanned="2" office:value-type="string">
            <text:p text:style-name="P31"><text:span text:style-name="T11">Back-ground</text:span>, <text:span text:style-name="T12">nSv</text:span><text:span text:style-name="T21">/</text:span><text:span text:style-name="T12">h</text:span></text:p>
          </table:table-cell>
          <table:table-cell table:style-name="t13.B3" table:number-columns-spanned="3" office:value-type="string">
            <text:p text:style-name="P31"><text:span text:style-name="T11">Measured value</text:span> <text:span text:style-name="T30">Ḣ</text:span><text:span text:style-name="T20">*</text:span><text:span text:style-name="T23">i</text:span><text:span text:style-name="T37">(</text:span><text:span text:style-name="T36">0.07</text:span><text:span text:style-name="T37">)</text:span></text:p>
          </table:table-cell>
          <table:covered-table-cell/>
          <table:covered-table-cell/>
          <table:table-cell table:style-name="t13.B3" table:number-rows-spanned="2" office:value-type="string">
            <text:p text:style-name="P31"><text:span text:style-name="T11">Average value</text:span>, <text:span text:style-name="T12">H</text:span><text:span text:style-name="T23">i</text:span><text:span text:style-name="T37">(</text:span><text:span text:style-name="T36">0.07</text:span><text:span text:style-name="T37">)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covered-table-cell/>
          <table:table-cell table:style-name="t13.B3" office:value-type="string">
            <text:p text:style-name="P32"><text:span text:style-name="T21">H</text:span><text:span text:style-name="T22">1</text:span></text:p>
          </table:table-cell>
          <table:table-cell table:style-name="t13.B3" office:value-type="string">
            <text:p text:style-name="P31"><text:span text:style-name="T12">H</text:span><text:span text:style-name="T22">2</text:span></text:p>
          </table:table-cell>
          <table:table-cell table:style-name="t13.B3" office:value-type="string">
            <text:p text:style-name="P31"><text:span text:style-name="T12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10"><text:span text:style-name="T11">0,07</text:span> Sv/h</text:p>
          </table:table-cell>
          <table:table-cell table:style-name="t13.B5" office:value-type="string">
            <text:p text:style-name="P41">$13-30</text:p>
          </table:table-cell>
          <table:table-cell table:style-name="t13.B5" office:value-type="string">
            <text:p text:style-name="P41">$13-40</text:p>
          </table:table-cell>
          <table:table-cell table:style-name="t13.B5" office:value-type="string">
            <text:p text:style-name="P41">$13-50</text:p>
          </table:table-cell>
          <table:table-cell table:style-name="t13.B5" office:value-type="string">
            <text:p text:style-name="P41">$13-60</text:p>
          </table:table-cell>
          <table:table-cell table:style-name="t13.B5" office:value-type="string">
            <text:p text:style-name="P41">$13-70</text:p>
          </table:table-cell>
          <table:table-cell table:style-name="t13.B5" office:value-type="string">
            <text:p text:style-name="P41">$13-80</text:p>
          </table:table-cell>
          <table:table-cell table:style-name="t13.B5" office:value-type="string">
            <text:p text:style-name="P41">$13-00</text:p>
          </table:table-cell>
          <table:table-cell table:style-name="t13.B5" office:value-type="string">
            <text:p text:style-name="P41">$13-10</text:p>
          </table:table-cell>
          <table:table-cell table:style-name="t13.B5" office:value-type="string">
            <text:p text:style-name="P41">$13-20</text:p>
          </table:table-cell>
          <table:table-cell table:style-name="t13.K5" table:number-rows-spanned="4" office:value-type="string">
            <text:p text:style-name="P12">±<text:span text:style-name="T11">15</text:span></text:p>
          </table:table-cell>
        </table:table-row>
        <table:table-row>
          <table:table-cell table:style-name="t13.A5" office:value-type="string">
            <text:p text:style-name="P10">0,7 Sv/h</text:p>
          </table:table-cell>
          <table:table-cell table:style-name="t13.B5" office:value-type="string">
            <text:p text:style-name="P41">$13-31</text:p>
          </table:table-cell>
          <table:table-cell table:style-name="t13.B5" office:value-type="string">
            <text:p text:style-name="P41">$13-41</text:p>
          </table:table-cell>
          <table:table-cell table:style-name="t13.B5" office:value-type="string">
            <text:p text:style-name="P41">$13-51</text:p>
          </table:table-cell>
          <table:table-cell table:style-name="t13.B5" office:value-type="string">
            <text:p text:style-name="P41">$13-61</text:p>
          </table:table-cell>
          <table:table-cell table:style-name="t13.B5" office:value-type="string">
            <text:p text:style-name="P41">$13-71</text:p>
          </table:table-cell>
          <table:table-cell table:style-name="t13.B5" office:value-type="string">
            <text:p text:style-name="P41">$13-81</text:p>
          </table:table-cell>
          <table:table-cell table:style-name="t13.B5" office:value-type="string">
            <text:p text:style-name="P41">$13-01</text:p>
          </table:table-cell>
          <table:table-cell table:style-name="t13.B5" office:value-type="string">
            <text:p text:style-name="P41">$13-11</text:p>
          </table:table-cell>
          <table:table-cell table:style-name="t13.B5" office:value-type="string">
            <text:p text:style-name="P41">$13-21</text:p>
          </table:table-cell>
          <table:covered-table-cell/>
        </table:table-row>
        <table:table-row>
          <table:table-cell table:style-name="t13.A5" office:value-type="string">
            <text:p text:style-name="P10">7 Sv/h</text:p>
          </table:table-cell>
          <table:table-cell table:style-name="t13.B5" office:value-type="string">
            <text:p text:style-name="P41">$13-32</text:p>
          </table:table-cell>
          <table:table-cell table:style-name="t13.B5" office:value-type="string">
            <text:p text:style-name="P41">$13-42</text:p>
          </table:table-cell>
          <table:table-cell table:style-name="t13.B5" office:value-type="string">
            <text:p text:style-name="P41">$13-52</text:p>
          </table:table-cell>
          <table:table-cell table:style-name="t13.B5" office:value-type="string">
            <text:p text:style-name="P41">$13-62</text:p>
          </table:table-cell>
          <table:table-cell table:style-name="t13.B5" office:value-type="string">
            <text:p text:style-name="P41">$13-72</text:p>
          </table:table-cell>
          <table:table-cell table:style-name="t13.B5" office:value-type="string">
            <text:p text:style-name="P41">$13-82</text:p>
          </table:table-cell>
          <table:table-cell table:style-name="t13.B5" office:value-type="string">
            <text:p text:style-name="P41">$13-02</text:p>
          </table:table-cell>
          <table:table-cell table:style-name="t13.B5" office:value-type="string">
            <text:p text:style-name="P41">$13-12</text:p>
          </table:table-cell>
          <table:table-cell table:style-name="t13.B5" office:value-type="string">
            <text:p text:style-name="P41">$13-22</text:p>
          </table:table-cell>
          <table:covered-table-cell/>
        </table:table-row>
        <table:table-row>
          <table:table-cell table:style-name="t13.A8" office:value-type="string">
            <text:p text:style-name="P10">70 Sv/h</text:p>
          </table:table-cell>
          <table:table-cell table:style-name="t13.B8" office:value-type="string">
            <text:p text:style-name="P41">$13-33</text:p>
          </table:table-cell>
          <table:table-cell table:style-name="t13.B8" office:value-type="string">
            <text:p text:style-name="P41">$13-43</text:p>
          </table:table-cell>
          <table:table-cell table:style-name="t13.B8" office:value-type="string">
            <text:p text:style-name="P41">$13-53</text:p>
          </table:table-cell>
          <table:table-cell table:style-name="t13.B8" office:value-type="string">
            <text:p text:style-name="P41">$13-63</text:p>
          </table:table-cell>
          <table:table-cell table:style-name="t13.B8" office:value-type="string">
            <text:p text:style-name="P41">$13-73</text:p>
          </table:table-cell>
          <table:table-cell table:style-name="t13.B8" office:value-type="string">
            <text:p text:style-name="P41">$13-83</text:p>
          </table:table-cell>
          <table:table-cell table:style-name="t13.B8" office:value-type="string">
            <text:p text:style-name="P41">$13-03</text:p>
          </table:table-cell>
          <table:table-cell table:style-name="t13.B8" office:value-type="string">
            <text:p text:style-name="P41">$13-13</text:p>
          </table:table-cell>
          <table:table-cell table:style-name="t13.B8" office:value-type="string">
            <text:p text:style-name="P41">$13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3"/>
        <table:table-column table:style-name="t14.K"/>
        <table:table-row table:style-name="t14.1">
          <table:table-cell table:style-name="t14.A1" table:number-columns-spanned="11" office:value-type="string">
            <text:p text:style-name="P17"><text:span text:style-name="T16">$type (</text:span><text:span text:style-name="T19"></text:span><text:span text:style-name="T16">) s/n $bd_num1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24"><text:span text:style-name="T11">Dose rate at check point</text:span> <text:span text:style-name="T30">Ḣ</text:span><text:span text:style-name="T23">oi</text:span><text:span text:style-name="T37">(</text:span><text:span text:style-name="T38">0.07</text:span><text:span text:style-name="T37">)</text:span></text:p>
          </table:table-cell>
          <table:table-cell table:style-name="t14.B2" table:number-rows-spanned="3" office:value-type="string">
            <text:p text:style-name="P35">Radia-tion source <text:s/>number</text:p>
          </table:table-cell>
          <table:table-cell table:style-name="t14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14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25"><text:span text:style-name="T33">Relative gamma radiation dose rate measure-ment</text:span> <text:span text:style-name="T11">error</text:span></text:p>
            <text:p text:style-name="P29"><text:span text:style-name="T31">θ</text:span><text:span text:style-name="T24">пр</text:span><text:span text:style-name="T25">i</text:span><text:span text:style-name="T27">,</text:span> %</text:p>
          </table:table-cell>
          <table:table-cell table:style-name="t14.B2" table:number-rows-spanned="3" office:value-type="string">
            <text:p text:style-name="P28"><text:span text:style-name="T11">Confidence limit of the intrinsic <text:s/>relative error</text:span> <text:span text:style-name="T32">Δ</text:span><text:span text:style-name="T26">i</text:span><text:span text:style-name="T11">,</text:span> % <text:span text:style-name="T11">during calibration</text:span></text:p>
          </table:table-cell>
          <table:table-cell table:style-name="t14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14.3">
          <table:covered-table-cell/>
          <table:covered-table-cell/>
          <table:covered-table-cell/>
          <table:table-cell table:style-name="t14.D3" table:number-rows-spanned="2" office:value-type="string">
            <text:p text:style-name="P31"><text:span text:style-name="T11">Back-ground</text:span>, <text:span text:style-name="T12">nSv</text:span><text:span text:style-name="T21">/</text:span><text:span text:style-name="T12">h</text:span></text:p>
          </table:table-cell>
          <table:table-cell table:style-name="t14.D3" table:number-columns-spanned="3" office:value-type="string">
            <text:p text:style-name="P31"><text:span text:style-name="T11">Measured value</text:span> <text:span text:style-name="T30">Ḣ</text:span><text:span text:style-name="T20">*</text:span><text:span text:style-name="T23">i</text:span><text:span text:style-name="T37">(</text:span><text:span text:style-name="T36">0.07</text:span><text:span text:style-name="T37">)</text:span></text:p>
          </table:table-cell>
          <table:covered-table-cell/>
          <table:covered-table-cell/>
          <table:table-cell table:style-name="t14.D3" table:number-rows-spanned="2" office:value-type="string">
            <text:p text:style-name="P31"><text:span text:style-name="T11">Average value</text:span>, <text:span text:style-name="T12">H</text:span><text:span text:style-name="T23">i</text:span><text:span text:style-name="T37">(</text:span><text:span text:style-name="T36">0.07</text:span><text:span text:style-name="T37">)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covered-table-cell/>
          <table:table-cell table:style-name="t14.D3" office:value-type="string">
            <text:p text:style-name="P32"><text:span text:style-name="T21">H</text:span><text:span text:style-name="T22">1</text:span></text:p>
          </table:table-cell>
          <table:table-cell table:style-name="t14.D3" office:value-type="string">
            <text:p text:style-name="P31"><text:span text:style-name="T12">H</text:span><text:span text:style-name="T22">2</text:span></text:p>
          </table:table-cell>
          <table:table-cell table:style-name="t14.D3" office:value-type="string">
            <text:p text:style-name="P31"><text:span text:style-name="T12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10"><text:span text:style-name="T11">0,07</text:span> Sv/h</text:p>
          </table:table-cell>
          <table:table-cell table:style-name="t14.B5" office:value-type="string">
            <text:p text:style-name="P41">$14-30</text:p>
          </table:table-cell>
          <table:table-cell table:style-name="t14.B5" office:value-type="string">
            <text:p text:style-name="P41">$14-40</text:p>
          </table:table-cell>
          <table:table-cell table:style-name="t14.B5" office:value-type="string">
            <text:p text:style-name="P41">$14-50</text:p>
          </table:table-cell>
          <table:table-cell table:style-name="t14.B5" office:value-type="string">
            <text:p text:style-name="P41">$14-60</text:p>
          </table:table-cell>
          <table:table-cell table:style-name="t14.B5" office:value-type="string">
            <text:p text:style-name="P41">$14-70</text:p>
          </table:table-cell>
          <table:table-cell table:style-name="t14.B5" office:value-type="string">
            <text:p text:style-name="P41">$14-80</text:p>
          </table:table-cell>
          <table:table-cell table:style-name="t14.B5" office:value-type="string">
            <text:p text:style-name="P41">$14-00</text:p>
          </table:table-cell>
          <table:table-cell table:style-name="t14.B5" office:value-type="string">
            <text:p text:style-name="P41">$14-10</text:p>
          </table:table-cell>
          <table:table-cell table:style-name="t14.B5" office:value-type="string">
            <text:p text:style-name="P41">$14-20</text:p>
          </table:table-cell>
          <table:table-cell table:style-name="t14.K5" table:number-rows-spanned="4" office:value-type="string">
            <text:p text:style-name="P12">±<text:span text:style-name="T11">15</text:span></text:p>
          </table:table-cell>
        </table:table-row>
        <table:table-row>
          <table:table-cell table:style-name="t14.A5" office:value-type="string">
            <text:p text:style-name="P10">0,7 Sv/h</text:p>
          </table:table-cell>
          <table:table-cell table:style-name="t14.B5" office:value-type="string">
            <text:p text:style-name="P41">$14-31</text:p>
          </table:table-cell>
          <table:table-cell table:style-name="t14.B5" office:value-type="string">
            <text:p text:style-name="P41">$14-41</text:p>
          </table:table-cell>
          <table:table-cell table:style-name="t14.B5" office:value-type="string">
            <text:p text:style-name="P41">$14-51</text:p>
          </table:table-cell>
          <table:table-cell table:style-name="t14.B5" office:value-type="string">
            <text:p text:style-name="P41">$14-61</text:p>
          </table:table-cell>
          <table:table-cell table:style-name="t14.B5" office:value-type="string">
            <text:p text:style-name="P41">$14-71</text:p>
          </table:table-cell>
          <table:table-cell table:style-name="t14.B5" office:value-type="string">
            <text:p text:style-name="P41">$14-81</text:p>
          </table:table-cell>
          <table:table-cell table:style-name="t14.B5" office:value-type="string">
            <text:p text:style-name="P41">$14-01</text:p>
          </table:table-cell>
          <table:table-cell table:style-name="t14.B5" office:value-type="string">
            <text:p text:style-name="P41">$14-11</text:p>
          </table:table-cell>
          <table:table-cell table:style-name="t14.B5" office:value-type="string">
            <text:p text:style-name="P41">$14-21</text:p>
          </table:table-cell>
          <table:covered-table-cell/>
        </table:table-row>
        <table:table-row>
          <table:table-cell table:style-name="t14.A5" office:value-type="string">
            <text:p text:style-name="P10">7 Sv/h</text:p>
          </table:table-cell>
          <table:table-cell table:style-name="t14.B5" office:value-type="string">
            <text:p text:style-name="P41">$14-32</text:p>
          </table:table-cell>
          <table:table-cell table:style-name="t14.B5" office:value-type="string">
            <text:p text:style-name="P41">$14-42</text:p>
          </table:table-cell>
          <table:table-cell table:style-name="t14.B5" office:value-type="string">
            <text:p text:style-name="P41">$14-52</text:p>
          </table:table-cell>
          <table:table-cell table:style-name="t14.B5" office:value-type="string">
            <text:p text:style-name="P41">$14-62</text:p>
          </table:table-cell>
          <table:table-cell table:style-name="t14.B5" office:value-type="string">
            <text:p text:style-name="P41">$14-72</text:p>
          </table:table-cell>
          <table:table-cell table:style-name="t14.B5" office:value-type="string">
            <text:p text:style-name="P41">$14-82</text:p>
          </table:table-cell>
          <table:table-cell table:style-name="t14.B5" office:value-type="string">
            <text:p text:style-name="P41">$14-02</text:p>
          </table:table-cell>
          <table:table-cell table:style-name="t14.B5" office:value-type="string">
            <text:p text:style-name="P41">$14-12</text:p>
          </table:table-cell>
          <table:table-cell table:style-name="t14.B5" office:value-type="string">
            <text:p text:style-name="P41">$14-22</text:p>
          </table:table-cell>
          <table:covered-table-cell/>
        </table:table-row>
        <table:table-row>
          <table:table-cell table:style-name="t14.A8" office:value-type="string">
            <text:p text:style-name="P10">70 Sv/h</text:p>
          </table:table-cell>
          <table:table-cell table:style-name="t14.B8" office:value-type="string">
            <text:p text:style-name="P41">$14-33</text:p>
          </table:table-cell>
          <table:table-cell table:style-name="t14.B8" office:value-type="string">
            <text:p text:style-name="P41">$14-43</text:p>
          </table:table-cell>
          <table:table-cell table:style-name="t14.B8" office:value-type="string">
            <text:p text:style-name="P41">$14-53</text:p>
          </table:table-cell>
          <table:table-cell table:style-name="t14.B8" office:value-type="string">
            <text:p text:style-name="P41">$14-63</text:p>
          </table:table-cell>
          <table:table-cell table:style-name="t14.B8" office:value-type="string">
            <text:p text:style-name="P41">$14-73</text:p>
          </table:table-cell>
          <table:table-cell table:style-name="t14.B8" office:value-type="string">
            <text:p text:style-name="P41">$14-83</text:p>
          </table:table-cell>
          <table:table-cell table:style-name="t14.B8" office:value-type="string">
            <text:p text:style-name="P41">$14-03</text:p>
          </table:table-cell>
          <table:table-cell table:style-name="t14.B8" office:value-type="string">
            <text:p text:style-name="P41">$14-13</text:p>
          </table:table-cell>
          <table:table-cell table:style-name="t14.B8" office:value-type="string">
            <text:p text:style-name="P41">$14-23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3"/>
        <table:table-column table:style-name="t15.K"/>
        <text:soft-page-break/>
        <table:table-row table:style-name="t15.1">
          <table:table-cell table:style-name="t15.A1" table:number-columns-spanned="11" office:value-type="string">
            <text:p text:style-name="P17"><text:span text:style-name="T16">$type (</text:span><text:span text:style-name="T19"></text:span><text:span text:style-name="T16">) s/n $bd_num1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24"><text:span text:style-name="T11">Dose rate at check point</text:span> <text:span text:style-name="T30">Ḣ</text:span><text:span text:style-name="T23">oi</text:span><text:span text:style-name="T37">(</text:span><text:span text:style-name="T38">0.07</text:span><text:span text:style-name="T37">)</text:span></text:p>
          </table:table-cell>
          <table:table-cell table:style-name="t15.B2" table:number-rows-spanned="3" office:value-type="string">
            <text:p text:style-name="P35">Radia-tion source <text:s/>number</text:p>
          </table:table-cell>
          <table:table-cell table:style-name="t15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15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25"><text:span text:style-name="T33">Relative gamma radiation dose rate measure-ment</text:span> <text:span text:style-name="T11">error</text:span></text:p>
            <text:p text:style-name="P29"><text:span text:style-name="T31">θ</text:span><text:span text:style-name="T24">пр</text:span><text:span text:style-name="T25">i</text:span><text:span text:style-name="T27">,</text:span> %</text:p>
          </table:table-cell>
          <table:table-cell table:style-name="t15.B2" table:number-rows-spanned="3" office:value-type="string">
            <text:p text:style-name="P28"><text:span text:style-name="T11">Confidence limit of the intrinsic <text:s/>relative error</text:span> <text:span text:style-name="T32">Δ</text:span><text:span text:style-name="T26">i</text:span><text:span text:style-name="T11">,</text:span> % <text:span text:style-name="T11">during calibration</text:span></text:p>
          </table:table-cell>
          <table:table-cell table:style-name="t15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B3" table:number-rows-spanned="2" office:value-type="string">
            <text:p text:style-name="P31"><text:span text:style-name="T11">Back-ground</text:span>, <text:span text:style-name="T12">nSv</text:span><text:span text:style-name="T21">/</text:span><text:span text:style-name="T12">h</text:span></text:p>
          </table:table-cell>
          <table:table-cell table:style-name="t15.B3" table:number-columns-spanned="3" office:value-type="string">
            <text:p text:style-name="P31"><text:span text:style-name="T11">Measured value</text:span> <text:span text:style-name="T30">Ḣ</text:span><text:span text:style-name="T20">*</text:span><text:span text:style-name="T23">i</text:span><text:span text:style-name="T37">(</text:span><text:span text:style-name="T36">0.07</text:span><text:span text:style-name="T37">)</text:span></text:p>
          </table:table-cell>
          <table:covered-table-cell/>
          <table:covered-table-cell/>
          <table:table-cell table:style-name="t15.B3" table:number-rows-spanned="2" office:value-type="string">
            <text:p text:style-name="P31"><text:span text:style-name="T11">Average value</text:span>, <text:span text:style-name="T12">H</text:span><text:span text:style-name="T23">i</text:span><text:span text:style-name="T37">(</text:span><text:span text:style-name="T36">0.07</text:span><text:span text:style-name="T37">)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B3" office:value-type="string">
            <text:p text:style-name="P32"><text:span text:style-name="T21">H</text:span><text:span text:style-name="T22">1</text:span></text:p>
          </table:table-cell>
          <table:table-cell table:style-name="t15.B3" office:value-type="string">
            <text:p text:style-name="P31"><text:span text:style-name="T12">H</text:span><text:span text:style-name="T22">2</text:span></text:p>
          </table:table-cell>
          <table:table-cell table:style-name="t15.B3" office:value-type="string">
            <text:p text:style-name="P31"><text:span text:style-name="T12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10"><text:span text:style-name="T11">0,07</text:span> Sv/h</text:p>
          </table:table-cell>
          <table:table-cell table:style-name="t15.B5" office:value-type="string">
            <text:p text:style-name="P41">$15-30</text:p>
          </table:table-cell>
          <table:table-cell table:style-name="t15.B5" office:value-type="string">
            <text:p text:style-name="P41">$15-40</text:p>
          </table:table-cell>
          <table:table-cell table:style-name="t15.B5" office:value-type="string">
            <text:p text:style-name="P41">$15-50</text:p>
          </table:table-cell>
          <table:table-cell table:style-name="t15.B5" office:value-type="string">
            <text:p text:style-name="P41">$15-60</text:p>
          </table:table-cell>
          <table:table-cell table:style-name="t15.B5" office:value-type="string">
            <text:p text:style-name="P41">$15-70</text:p>
          </table:table-cell>
          <table:table-cell table:style-name="t15.B5" office:value-type="string">
            <text:p text:style-name="P41">$15-80</text:p>
          </table:table-cell>
          <table:table-cell table:style-name="t15.B5" office:value-type="string">
            <text:p text:style-name="P41">$15-00</text:p>
          </table:table-cell>
          <table:table-cell table:style-name="t15.B5" office:value-type="string">
            <text:p text:style-name="P41">$15-10</text:p>
          </table:table-cell>
          <table:table-cell table:style-name="t15.B5" office:value-type="string">
            <text:p text:style-name="P41">$15-20</text:p>
          </table:table-cell>
          <table:table-cell table:style-name="t15.K5" table:number-rows-spanned="4" office:value-type="string">
            <text:p text:style-name="P12">±<text:span text:style-name="T11">15</text:span></text:p>
          </table:table-cell>
        </table:table-row>
        <table:table-row>
          <table:table-cell table:style-name="t15.A5" office:value-type="string">
            <text:p text:style-name="P10">0,7 Sv/h</text:p>
          </table:table-cell>
          <table:table-cell table:style-name="t15.B5" office:value-type="string">
            <text:p text:style-name="P41">$15-31</text:p>
          </table:table-cell>
          <table:table-cell table:style-name="t15.B5" office:value-type="string">
            <text:p text:style-name="P41">$15-41</text:p>
          </table:table-cell>
          <table:table-cell table:style-name="t15.B5" office:value-type="string">
            <text:p text:style-name="P41">$15-51</text:p>
          </table:table-cell>
          <table:table-cell table:style-name="t15.B5" office:value-type="string">
            <text:p text:style-name="P41">$15-61</text:p>
          </table:table-cell>
          <table:table-cell table:style-name="t15.B5" office:value-type="string">
            <text:p text:style-name="P41">$15-71</text:p>
          </table:table-cell>
          <table:table-cell table:style-name="t15.B5" office:value-type="string">
            <text:p text:style-name="P41">$15-81</text:p>
          </table:table-cell>
          <table:table-cell table:style-name="t15.B5" office:value-type="string">
            <text:p text:style-name="P41">$15-01</text:p>
          </table:table-cell>
          <table:table-cell table:style-name="t15.B5" office:value-type="string">
            <text:p text:style-name="P41">$15-11</text:p>
          </table:table-cell>
          <table:table-cell table:style-name="t15.B5" office:value-type="string">
            <text:p text:style-name="P41">$15-21</text:p>
          </table:table-cell>
          <table:covered-table-cell/>
        </table:table-row>
        <table:table-row>
          <table:table-cell table:style-name="t15.A5" office:value-type="string">
            <text:p text:style-name="P10">7 Sv/h</text:p>
          </table:table-cell>
          <table:table-cell table:style-name="t15.B5" office:value-type="string">
            <text:p text:style-name="P41">$15-32</text:p>
          </table:table-cell>
          <table:table-cell table:style-name="t15.B5" office:value-type="string">
            <text:p text:style-name="P41">$15-42</text:p>
          </table:table-cell>
          <table:table-cell table:style-name="t15.B5" office:value-type="string">
            <text:p text:style-name="P41">$15-52</text:p>
          </table:table-cell>
          <table:table-cell table:style-name="t15.B5" office:value-type="string">
            <text:p text:style-name="P41">$15-62</text:p>
          </table:table-cell>
          <table:table-cell table:style-name="t15.B5" office:value-type="string">
            <text:p text:style-name="P41">$15-72</text:p>
          </table:table-cell>
          <table:table-cell table:style-name="t15.B5" office:value-type="string">
            <text:p text:style-name="P41">$15-82</text:p>
          </table:table-cell>
          <table:table-cell table:style-name="t15.B5" office:value-type="string">
            <text:p text:style-name="P41">$15-02</text:p>
          </table:table-cell>
          <table:table-cell table:style-name="t15.B5" office:value-type="string">
            <text:p text:style-name="P41">$15-12</text:p>
          </table:table-cell>
          <table:table-cell table:style-name="t15.B5" office:value-type="string">
            <text:p text:style-name="P41">$15-22</text:p>
          </table:table-cell>
          <table:covered-table-cell/>
        </table:table-row>
        <table:table-row>
          <table:table-cell table:style-name="t15.A8" office:value-type="string">
            <text:p text:style-name="P10">70 Sv/h</text:p>
          </table:table-cell>
          <table:table-cell table:style-name="t15.B8" office:value-type="string">
            <text:p text:style-name="P41">$15-33</text:p>
          </table:table-cell>
          <table:table-cell table:style-name="t15.B8" office:value-type="string">
            <text:p text:style-name="P41">$15-43</text:p>
          </table:table-cell>
          <table:table-cell table:style-name="t15.B8" office:value-type="string">
            <text:p text:style-name="P41">$15-53</text:p>
          </table:table-cell>
          <table:table-cell table:style-name="t15.B8" office:value-type="string">
            <text:p text:style-name="P41">$15-63</text:p>
          </table:table-cell>
          <table:table-cell table:style-name="t15.B8" office:value-type="string">
            <text:p text:style-name="P41">$15-73</text:p>
          </table:table-cell>
          <table:table-cell table:style-name="t15.B8" office:value-type="string">
            <text:p text:style-name="P41">$15-83</text:p>
          </table:table-cell>
          <table:table-cell table:style-name="t15.B8" office:value-type="string">
            <text:p text:style-name="P41">$15-03</text:p>
          </table:table-cell>
          <table:table-cell table:style-name="t15.B8" office:value-type="string">
            <text:p text:style-name="P41">$15-13</text:p>
          </table:table-cell>
          <table:table-cell table:style-name="t15.B8" office:value-type="string">
            <text:p text:style-name="P41">$15-23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17"><text:span text:style-name="T16">$type (</text:span><text:span text:style-name="T19"></text:span><text:span text:style-name="T16">) s/n $bd_num1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24"><text:span text:style-name="T11">Dose rate at check point</text:span> <text:span text:style-name="T30">Ḣ</text:span><text:span text:style-name="T23">oi</text:span><text:span text:style-name="T37">(</text:span><text:span text:style-name="T38">0.07</text:span><text:span text:style-name="T37">)</text:span></text:p>
          </table:table-cell>
          <table:table-cell table:style-name="t16.B2" table:number-rows-spanned="3" office:value-type="string">
            <text:p text:style-name="P35">Radia-tion source <text:s/>number</text:p>
          </table:table-cell>
          <table:table-cell table:style-name="t16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16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25"><text:span text:style-name="T33">Relative gamma radiation dose rate measure-ment</text:span> <text:span text:style-name="T11">error</text:span></text:p>
            <text:p text:style-name="P29"><text:span text:style-name="T31">θ</text:span><text:span text:style-name="T24">пр</text:span><text:span text:style-name="T25">i</text:span><text:span text:style-name="T27">,</text:span> %</text:p>
          </table:table-cell>
          <table:table-cell table:style-name="t16.B2" table:number-rows-spanned="3" office:value-type="string">
            <text:p text:style-name="P28"><text:span text:style-name="T11">Confidence limit of the intrinsic <text:s/>relative error</text:span> <text:span text:style-name="T32">Δ</text:span><text:span text:style-name="T26">i</text:span><text:span text:style-name="T11">,</text:span> % <text:span text:style-name="T11">during calibration</text:span></text:p>
          </table:table-cell>
          <table:table-cell table:style-name="t16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B3" table:number-rows-spanned="2" office:value-type="string">
            <text:p text:style-name="P31"><text:span text:style-name="T11">Back-ground</text:span>, <text:span text:style-name="T12">nSv</text:span><text:span text:style-name="T21">/</text:span><text:span text:style-name="T12">h</text:span></text:p>
          </table:table-cell>
          <table:table-cell table:style-name="t16.B3" table:number-columns-spanned="3" office:value-type="string">
            <text:p text:style-name="P31"><text:span text:style-name="T11">Measured value</text:span> <text:span text:style-name="T30">Ḣ</text:span><text:span text:style-name="T20">*</text:span><text:span text:style-name="T23">i</text:span><text:span text:style-name="T37">(</text:span><text:span text:style-name="T36">0.07</text:span><text:span text:style-name="T37">)</text:span></text:p>
          </table:table-cell>
          <table:covered-table-cell/>
          <table:covered-table-cell/>
          <table:table-cell table:style-name="t16.B3" table:number-rows-spanned="2" office:value-type="string">
            <text:p text:style-name="P31"><text:span text:style-name="T11">Average value</text:span>, <text:span text:style-name="T12">H</text:span><text:span text:style-name="T23">i</text:span><text:span text:style-name="T37">(</text:span><text:span text:style-name="T36">0.07</text:span><text:span text:style-name="T37">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B3" office:value-type="string">
            <text:p text:style-name="P32"><text:span text:style-name="T21">H</text:span><text:span text:style-name="T22">1</text:span></text:p>
          </table:table-cell>
          <table:table-cell table:style-name="t16.B3" office:value-type="string">
            <text:p text:style-name="P31"><text:span text:style-name="T12">H</text:span><text:span text:style-name="T22">2</text:span></text:p>
          </table:table-cell>
          <table:table-cell table:style-name="t16.B3" office:value-type="string">
            <text:p text:style-name="P31"><text:span text:style-name="T12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0"><text:span text:style-name="T11">0,07</text:span> Sv/h</text:p>
          </table:table-cell>
          <table:table-cell table:style-name="t16.B5" office:value-type="string">
            <text:p text:style-name="P41">$16-30</text:p>
          </table:table-cell>
          <table:table-cell table:style-name="t16.B5" office:value-type="string">
            <text:p text:style-name="P41">$16-40</text:p>
          </table:table-cell>
          <table:table-cell table:style-name="t16.B5" office:value-type="string">
            <text:p text:style-name="P41">$16-50</text:p>
          </table:table-cell>
          <table:table-cell table:style-name="t16.B5" office:value-type="string">
            <text:p text:style-name="P41">$16-60</text:p>
          </table:table-cell>
          <table:table-cell table:style-name="t16.B5" office:value-type="string">
            <text:p text:style-name="P41">$16-70</text:p>
          </table:table-cell>
          <table:table-cell table:style-name="t16.B5" office:value-type="string">
            <text:p text:style-name="P41">$16-80</text:p>
          </table:table-cell>
          <table:table-cell table:style-name="t16.B5" office:value-type="string">
            <text:p text:style-name="P41">$16-00</text:p>
          </table:table-cell>
          <table:table-cell table:style-name="t16.B5" office:value-type="string">
            <text:p text:style-name="P41">$16-10</text:p>
          </table:table-cell>
          <table:table-cell table:style-name="t16.B5" office:value-type="string">
            <text:p text:style-name="P41">$16-20</text:p>
          </table:table-cell>
          <table:table-cell table:style-name="t16.K5" table:number-rows-spanned="4" office:value-type="string">
            <text:p text:style-name="P12">±<text:span text:style-name="T11">15</text:span></text:p>
          </table:table-cell>
        </table:table-row>
        <table:table-row>
          <table:table-cell table:style-name="t16.A5" office:value-type="string">
            <text:p text:style-name="P10">0,7 Sv/h</text:p>
          </table:table-cell>
          <table:table-cell table:style-name="t16.B5" office:value-type="string">
            <text:p text:style-name="P41">$16-31</text:p>
          </table:table-cell>
          <table:table-cell table:style-name="t16.B5" office:value-type="string">
            <text:p text:style-name="P41">$16-41</text:p>
          </table:table-cell>
          <table:table-cell table:style-name="t16.B5" office:value-type="string">
            <text:p text:style-name="P41">$16-51</text:p>
          </table:table-cell>
          <table:table-cell table:style-name="t16.B5" office:value-type="string">
            <text:p text:style-name="P41">$16-61</text:p>
          </table:table-cell>
          <table:table-cell table:style-name="t16.B5" office:value-type="string">
            <text:p text:style-name="P41">$16-71</text:p>
          </table:table-cell>
          <table:table-cell table:style-name="t16.B5" office:value-type="string">
            <text:p text:style-name="P41">$16-81</text:p>
          </table:table-cell>
          <table:table-cell table:style-name="t16.B5" office:value-type="string">
            <text:p text:style-name="P41">$16-01</text:p>
          </table:table-cell>
          <table:table-cell table:style-name="t16.B5" office:value-type="string">
            <text:p text:style-name="P41">$16-11</text:p>
          </table:table-cell>
          <table:table-cell table:style-name="t16.B5" office:value-type="string">
            <text:p text:style-name="P41">$16-21</text:p>
          </table:table-cell>
          <table:covered-table-cell/>
        </table:table-row>
        <table:table-row>
          <table:table-cell table:style-name="t16.A5" office:value-type="string">
            <text:p text:style-name="P10">7 Sv/h</text:p>
          </table:table-cell>
          <table:table-cell table:style-name="t16.B5" office:value-type="string">
            <text:p text:style-name="P41">$16-32</text:p>
          </table:table-cell>
          <table:table-cell table:style-name="t16.B5" office:value-type="string">
            <text:p text:style-name="P41">$16-42</text:p>
          </table:table-cell>
          <table:table-cell table:style-name="t16.B5" office:value-type="string">
            <text:p text:style-name="P41">$16-52</text:p>
          </table:table-cell>
          <table:table-cell table:style-name="t16.B5" office:value-type="string">
            <text:p text:style-name="P41">$16-62</text:p>
          </table:table-cell>
          <table:table-cell table:style-name="t16.B5" office:value-type="string">
            <text:p text:style-name="P41">$16-72</text:p>
          </table:table-cell>
          <table:table-cell table:style-name="t16.B5" office:value-type="string">
            <text:p text:style-name="P41">$16-82</text:p>
          </table:table-cell>
          <table:table-cell table:style-name="t16.B5" office:value-type="string">
            <text:p text:style-name="P41">$16-02</text:p>
          </table:table-cell>
          <table:table-cell table:style-name="t16.B5" office:value-type="string">
            <text:p text:style-name="P41">$16-12</text:p>
          </table:table-cell>
          <table:table-cell table:style-name="t16.B5" office:value-type="string">
            <text:p text:style-name="P41">$16-22</text:p>
          </table:table-cell>
          <table:covered-table-cell/>
        </table:table-row>
        <table:table-row>
          <table:table-cell table:style-name="t16.A8" office:value-type="string">
            <text:p text:style-name="P10">70 Sv/h</text:p>
          </table:table-cell>
          <table:table-cell table:style-name="t16.B8" office:value-type="string">
            <text:p text:style-name="P41">$16-33</text:p>
          </table:table-cell>
          <table:table-cell table:style-name="t16.B8" office:value-type="string">
            <text:p text:style-name="P41">$16-43</text:p>
          </table:table-cell>
          <table:table-cell table:style-name="t16.B8" office:value-type="string">
            <text:p text:style-name="P41">$16-53</text:p>
          </table:table-cell>
          <table:table-cell table:style-name="t16.B8" office:value-type="string">
            <text:p text:style-name="P41">$16-63</text:p>
          </table:table-cell>
          <table:table-cell table:style-name="t16.B8" office:value-type="string">
            <text:p text:style-name="P41">$16-73</text:p>
          </table:table-cell>
          <table:table-cell table:style-name="t16.B8" office:value-type="string">
            <text:p text:style-name="P41">$16-83</text:p>
          </table:table-cell>
          <table:table-cell table:style-name="t16.B8" office:value-type="string">
            <text:p text:style-name="P41">$16-03</text:p>
          </table:table-cell>
          <table:table-cell table:style-name="t16.B8" office:value-type="string">
            <text:p text:style-name="P41">$16-13</text:p>
          </table:table-cell>
          <table:table-cell table:style-name="t16.B8" office:value-type="string">
            <text:p text:style-name="P41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6"/>
        <table:table-column table:style-name="t17.H" table:number-columns-repeated="3"/>
        <table:table-column table:style-name="t17.K"/>
        <table:table-row table:style-name="t17.1">
          <table:table-cell table:style-name="t17.A1" table:number-columns-spanned="11" office:value-type="string">
            <text:p text:style-name="P17"><text:span text:style-name="T16">$type (</text:span><text:span text:style-name="T19"></text:span><text:span text:style-name="T16">) s/n $bd_num1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24"><text:span text:style-name="T11">Dose rate at check point</text:span> <text:span text:style-name="T30">Ḣ</text:span><text:span text:style-name="T23">oi</text:span><text:span text:style-name="T37">(</text:span><text:span text:style-name="T38">0.07</text:span><text:span text:style-name="T37">)</text:span></text:p>
          </table:table-cell>
          <table:table-cell table:style-name="t17.B2" table:number-rows-spanned="3" office:value-type="string">
            <text:p text:style-name="P35">Radia-tion source <text:s/>number</text:p>
          </table:table-cell>
          <table:table-cell table:style-name="t17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17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25"><text:span text:style-name="T33">Relative gamma radiation dose rate measure-ment</text:span> <text:span text:style-name="T11">error</text:span></text:p>
            <text:p text:style-name="P29"><text:span text:style-name="T31">θ</text:span><text:span text:style-name="T24">пр</text:span><text:span text:style-name="T25">i</text:span><text:span text:style-name="T27">,</text:span> %</text:p>
          </table:table-cell>
          <table:table-cell table:style-name="t17.B2" table:number-rows-spanned="3" office:value-type="string">
            <text:p text:style-name="P28"><text:span text:style-name="T11">Confidence limit of the intrinsic <text:s/>relative error</text:span> <text:span text:style-name="T32">Δ</text:span><text:span text:style-name="T26">i</text:span><text:span text:style-name="T11">,</text:span> % <text:span text:style-name="T11">during calibration</text:span></text:p>
          </table:table-cell>
          <table:table-cell table:style-name="t17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31"><text:span text:style-name="T11">Back-ground</text:span>, <text:span text:style-name="T12">nSv</text:span><text:span text:style-name="T21">/</text:span><text:span text:style-name="T12">h</text:span></text:p>
          </table:table-cell>
          <table:table-cell table:style-name="t17.D3" table:number-columns-spanned="3" office:value-type="string">
            <text:p text:style-name="P31"><text:span text:style-name="T11">Measured value</text:span> <text:span text:style-name="T30">Ḣ</text:span><text:span text:style-name="T20">*</text:span><text:span text:style-name="T23">i</text:span><text:span text:style-name="T37">(</text:span><text:span text:style-name="T36">0.07</text:span><text:span text:style-name="T37">)</text:span></text:p>
          </table:table-cell>
          <table:covered-table-cell/>
          <table:covered-table-cell/>
          <table:table-cell table:style-name="t17.D3" table:number-rows-spanned="2" office:value-type="string">
            <text:p text:style-name="P31"><text:span text:style-name="T11">Average value</text:span>, <text:span text:style-name="T12">H</text:span><text:span text:style-name="T23">i</text:span><text:span text:style-name="T37">(</text:span><text:span text:style-name="T36">0.07</text:span><text:span text:style-name="T37">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32"><text:span text:style-name="T21">H</text:span><text:span text:style-name="T22">1</text:span></text:p>
          </table:table-cell>
          <table:table-cell table:style-name="t17.D3" office:value-type="string">
            <text:p text:style-name="P31"><text:span text:style-name="T12">H</text:span><text:span text:style-name="T22">2</text:span></text:p>
          </table:table-cell>
          <table:table-cell table:style-name="t17.D3" office:value-type="string">
            <text:p text:style-name="P31"><text:span text:style-name="T12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0"><text:span text:style-name="T11">0,07</text:span> Sv/h</text:p>
          </table:table-cell>
          <table:table-cell table:style-name="t17.B5" office:value-type="string">
            <text:p text:style-name="P41">$17-30</text:p>
          </table:table-cell>
          <table:table-cell table:style-name="t17.B5" office:value-type="string">
            <text:p text:style-name="P41">$17-40</text:p>
          </table:table-cell>
          <table:table-cell table:style-name="t17.B5" office:value-type="string">
            <text:p text:style-name="P41">$17-50</text:p>
          </table:table-cell>
          <table:table-cell table:style-name="t17.B5" office:value-type="string">
            <text:p text:style-name="P41">$17-60</text:p>
          </table:table-cell>
          <table:table-cell table:style-name="t17.B5" office:value-type="string">
            <text:p text:style-name="P41">$17-70</text:p>
          </table:table-cell>
          <table:table-cell table:style-name="t17.B5" office:value-type="string">
            <text:p text:style-name="P41">$17-80</text:p>
          </table:table-cell>
          <table:table-cell table:style-name="t17.B5" office:value-type="string">
            <text:p text:style-name="P41">$17-00</text:p>
          </table:table-cell>
          <table:table-cell table:style-name="t17.B5" office:value-type="string">
            <text:p text:style-name="P41">$17-10</text:p>
          </table:table-cell>
          <table:table-cell table:style-name="t17.B5" office:value-type="string">
            <text:p text:style-name="P41">$17-20</text:p>
          </table:table-cell>
          <table:table-cell table:style-name="t17.K5" table:number-rows-spanned="4" office:value-type="string">
            <text:p text:style-name="P12">±<text:span text:style-name="T11">15</text:span></text:p>
          </table:table-cell>
        </table:table-row>
        <table:table-row>
          <table:table-cell table:style-name="t17.A5" office:value-type="string">
            <text:p text:style-name="P10">0,7 Sv/h</text:p>
          </table:table-cell>
          <table:table-cell table:style-name="t17.B5" office:value-type="string">
            <text:p text:style-name="P41">$17-31</text:p>
          </table:table-cell>
          <table:table-cell table:style-name="t17.B5" office:value-type="string">
            <text:p text:style-name="P41">$17-41</text:p>
          </table:table-cell>
          <table:table-cell table:style-name="t17.B5" office:value-type="string">
            <text:p text:style-name="P41">$17-51</text:p>
          </table:table-cell>
          <table:table-cell table:style-name="t17.B5" office:value-type="string">
            <text:p text:style-name="P41">$17-61</text:p>
          </table:table-cell>
          <table:table-cell table:style-name="t17.B5" office:value-type="string">
            <text:p text:style-name="P41">$17-71</text:p>
          </table:table-cell>
          <table:table-cell table:style-name="t17.B5" office:value-type="string">
            <text:p text:style-name="P41">$17-81</text:p>
          </table:table-cell>
          <table:table-cell table:style-name="t17.B5" office:value-type="string">
            <text:p text:style-name="P41">$17-01</text:p>
          </table:table-cell>
          <table:table-cell table:style-name="t17.B5" office:value-type="string">
            <text:p text:style-name="P41">$17-11</text:p>
          </table:table-cell>
          <table:table-cell table:style-name="t17.B5" office:value-type="string">
            <text:p text:style-name="P41">$17-21</text:p>
          </table:table-cell>
          <table:covered-table-cell/>
        </table:table-row>
        <table:table-row>
          <table:table-cell table:style-name="t17.A5" office:value-type="string">
            <text:p text:style-name="P10">7 Sv/h</text:p>
          </table:table-cell>
          <table:table-cell table:style-name="t17.B5" office:value-type="string">
            <text:p text:style-name="P41">$17-32</text:p>
          </table:table-cell>
          <table:table-cell table:style-name="t17.B5" office:value-type="string">
            <text:p text:style-name="P41">$17-42</text:p>
          </table:table-cell>
          <table:table-cell table:style-name="t17.B5" office:value-type="string">
            <text:p text:style-name="P41">$17-52</text:p>
          </table:table-cell>
          <table:table-cell table:style-name="t17.B5" office:value-type="string">
            <text:p text:style-name="P41">$17-62</text:p>
          </table:table-cell>
          <table:table-cell table:style-name="t17.B5" office:value-type="string">
            <text:p text:style-name="P41">$17-72</text:p>
          </table:table-cell>
          <table:table-cell table:style-name="t17.B5" office:value-type="string">
            <text:p text:style-name="P41">$17-82</text:p>
          </table:table-cell>
          <table:table-cell table:style-name="t17.B5" office:value-type="string">
            <text:p text:style-name="P41">$17-02</text:p>
          </table:table-cell>
          <table:table-cell table:style-name="t17.B5" office:value-type="string">
            <text:p text:style-name="P41">$17-12</text:p>
          </table:table-cell>
          <table:table-cell table:style-name="t17.B5" office:value-type="string">
            <text:p text:style-name="P41">$17-22</text:p>
          </table:table-cell>
          <table:covered-table-cell/>
        </table:table-row>
        <table:table-row>
          <table:table-cell table:style-name="t17.A8" office:value-type="string">
            <text:p text:style-name="P10">70 Sv/h</text:p>
          </table:table-cell>
          <table:table-cell table:style-name="t17.B8" office:value-type="string">
            <text:p text:style-name="P41">$17-33</text:p>
          </table:table-cell>
          <table:table-cell table:style-name="t17.B8" office:value-type="string">
            <text:p text:style-name="P41">$17-43</text:p>
          </table:table-cell>
          <table:table-cell table:style-name="t17.B8" office:value-type="string">
            <text:p text:style-name="P41">$17-53</text:p>
          </table:table-cell>
          <table:table-cell table:style-name="t17.B8" office:value-type="string">
            <text:p text:style-name="P41">$17-63</text:p>
          </table:table-cell>
          <table:table-cell table:style-name="t17.B8" office:value-type="string">
            <text:p text:style-name="P41">$17-73</text:p>
          </table:table-cell>
          <table:table-cell table:style-name="t17.B8" office:value-type="string">
            <text:p text:style-name="P41">$17-83</text:p>
          </table:table-cell>
          <table:table-cell table:style-name="t17.B8" office:value-type="string">
            <text:p text:style-name="P41">$17-03</text:p>
          </table:table-cell>
          <table:table-cell table:style-name="t17.B8" office:value-type="string">
            <text:p text:style-name="P41">$17-13</text:p>
          </table:table-cell>
          <table:table-cell table:style-name="t17.B8" office:value-type="string">
            <text:p text:style-name="P41">$17-23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ext:soft-page-break/>
        <table:table-row table:style-name="t18.1">
          <table:table-cell table:style-name="t18.A1" table:number-columns-spanned="11" office:value-type="string">
            <text:p text:style-name="P17"><text:span text:style-name="T16">$type (</text:span><text:span text:style-name="T19"></text:span><text:span text:style-name="T16">) s/n $bd_num1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24"><text:span text:style-name="T11">Dose rate at check point</text:span> <text:span text:style-name="T30">Ḣ</text:span><text:span text:style-name="T23">oi</text:span><text:span text:style-name="T37">(</text:span><text:span text:style-name="T38">0.07</text:span><text:span text:style-name="T37">)</text:span></text:p>
          </table:table-cell>
          <table:table-cell table:style-name="t18.B2" table:number-rows-spanned="3" office:value-type="string">
            <text:p text:style-name="P35">Radia-tion source <text:s/>number</text:p>
          </table:table-cell>
          <table:table-cell table:style-name="t18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18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25"><text:span text:style-name="T33">Relative gamma radiation dose rate measure-ment</text:span> <text:span text:style-name="T11">error</text:span></text:p>
            <text:p text:style-name="P29"><text:span text:style-name="T31">θ</text:span><text:span text:style-name="T24">пр</text:span><text:span text:style-name="T25">i</text:span><text:span text:style-name="T27">,</text:span> %</text:p>
          </table:table-cell>
          <table:table-cell table:style-name="t18.B2" table:number-rows-spanned="3" office:value-type="string">
            <text:p text:style-name="P28"><text:span text:style-name="T11">Confidence limit of the intrinsic <text:s/>relative error</text:span> <text:span text:style-name="T32">Δ</text:span><text:span text:style-name="T26">i</text:span><text:span text:style-name="T11">,</text:span> % <text:span text:style-name="T11">during calibration</text:span></text:p>
          </table:table-cell>
          <table:table-cell table:style-name="t18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31"><text:span text:style-name="T11">Back-ground</text:span>, <text:span text:style-name="T12">nSv</text:span><text:span text:style-name="T21">/</text:span><text:span text:style-name="T12">h</text:span></text:p>
          </table:table-cell>
          <table:table-cell table:style-name="t18.D3" table:number-columns-spanned="3" office:value-type="string">
            <text:p text:style-name="P31"><text:span text:style-name="T11">Measured value</text:span> <text:span text:style-name="T30">Ḣ</text:span><text:span text:style-name="T20">*</text:span><text:span text:style-name="T23">i</text:span><text:span text:style-name="T37">(</text:span><text:span text:style-name="T36">0.07</text:span><text:span text:style-name="T37">)</text:span></text:p>
          </table:table-cell>
          <table:covered-table-cell/>
          <table:covered-table-cell/>
          <table:table-cell table:style-name="t18.D3" table:number-rows-spanned="2" office:value-type="string">
            <text:p text:style-name="P31"><text:span text:style-name="T11">Average value</text:span>, <text:span text:style-name="T12">H</text:span><text:span text:style-name="T23">i</text:span><text:span text:style-name="T37">(</text:span><text:span text:style-name="T36">0.07</text:span><text:span text:style-name="T37">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32"><text:span text:style-name="T21">H</text:span><text:span text:style-name="T22">1</text:span></text:p>
          </table:table-cell>
          <table:table-cell table:style-name="t18.D3" office:value-type="string">
            <text:p text:style-name="P31"><text:span text:style-name="T12">H</text:span><text:span text:style-name="T22">2</text:span></text:p>
          </table:table-cell>
          <table:table-cell table:style-name="t18.D3" office:value-type="string">
            <text:p text:style-name="P31"><text:span text:style-name="T12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0"><text:span text:style-name="T11">0,07</text:span> Sv/h</text:p>
          </table:table-cell>
          <table:table-cell table:style-name="t18.B5" office:value-type="string">
            <text:p text:style-name="P41">$18-30</text:p>
          </table:table-cell>
          <table:table-cell table:style-name="t18.B5" office:value-type="string">
            <text:p text:style-name="P41">$18-40</text:p>
          </table:table-cell>
          <table:table-cell table:style-name="t18.B5" office:value-type="string">
            <text:p text:style-name="P41">$18-50</text:p>
          </table:table-cell>
          <table:table-cell table:style-name="t18.B5" office:value-type="string">
            <text:p text:style-name="P41">$18-60</text:p>
          </table:table-cell>
          <table:table-cell table:style-name="t18.B5" office:value-type="string">
            <text:p text:style-name="P41">$18-70</text:p>
          </table:table-cell>
          <table:table-cell table:style-name="t18.B5" office:value-type="string">
            <text:p text:style-name="P41">$18-80</text:p>
          </table:table-cell>
          <table:table-cell table:style-name="t18.B5" office:value-type="string">
            <text:p text:style-name="P41">$18-00</text:p>
          </table:table-cell>
          <table:table-cell table:style-name="t18.B5" office:value-type="string">
            <text:p text:style-name="P41">$18-10</text:p>
          </table:table-cell>
          <table:table-cell table:style-name="t18.B5" office:value-type="string">
            <text:p text:style-name="P41">$18-20</text:p>
          </table:table-cell>
          <table:table-cell table:style-name="t18.K5" table:number-rows-spanned="4" office:value-type="string">
            <text:p text:style-name="P12">±<text:span text:style-name="T11">15</text:span></text:p>
          </table:table-cell>
        </table:table-row>
        <table:table-row>
          <table:table-cell table:style-name="t18.A5" office:value-type="string">
            <text:p text:style-name="P10">0,7 Sv/h</text:p>
          </table:table-cell>
          <table:table-cell table:style-name="t18.B5" office:value-type="string">
            <text:p text:style-name="P41">$18-31</text:p>
          </table:table-cell>
          <table:table-cell table:style-name="t18.B5" office:value-type="string">
            <text:p text:style-name="P41">$18-41</text:p>
          </table:table-cell>
          <table:table-cell table:style-name="t18.B5" office:value-type="string">
            <text:p text:style-name="P41">$18-51</text:p>
          </table:table-cell>
          <table:table-cell table:style-name="t18.B5" office:value-type="string">
            <text:p text:style-name="P41">$18-61</text:p>
          </table:table-cell>
          <table:table-cell table:style-name="t18.B5" office:value-type="string">
            <text:p text:style-name="P41">$18-71</text:p>
          </table:table-cell>
          <table:table-cell table:style-name="t18.B5" office:value-type="string">
            <text:p text:style-name="P41">$18-81</text:p>
          </table:table-cell>
          <table:table-cell table:style-name="t18.B5" office:value-type="string">
            <text:p text:style-name="P41">$18-01</text:p>
          </table:table-cell>
          <table:table-cell table:style-name="t18.B5" office:value-type="string">
            <text:p text:style-name="P41">$18-11</text:p>
          </table:table-cell>
          <table:table-cell table:style-name="t18.B5" office:value-type="string">
            <text:p text:style-name="P41">$18-21</text:p>
          </table:table-cell>
          <table:covered-table-cell/>
        </table:table-row>
        <table:table-row>
          <table:table-cell table:style-name="t18.A5" office:value-type="string">
            <text:p text:style-name="P10">7 Sv/h</text:p>
          </table:table-cell>
          <table:table-cell table:style-name="t18.B5" office:value-type="string">
            <text:p text:style-name="P41">$18-32</text:p>
          </table:table-cell>
          <table:table-cell table:style-name="t18.B5" office:value-type="string">
            <text:p text:style-name="P41">$18-42</text:p>
          </table:table-cell>
          <table:table-cell table:style-name="t18.B5" office:value-type="string">
            <text:p text:style-name="P41">$18-52</text:p>
          </table:table-cell>
          <table:table-cell table:style-name="t18.B5" office:value-type="string">
            <text:p text:style-name="P41">$18-62</text:p>
          </table:table-cell>
          <table:table-cell table:style-name="t18.B5" office:value-type="string">
            <text:p text:style-name="P41">$18-72</text:p>
          </table:table-cell>
          <table:table-cell table:style-name="t18.B5" office:value-type="string">
            <text:p text:style-name="P41">$18-82</text:p>
          </table:table-cell>
          <table:table-cell table:style-name="t18.B5" office:value-type="string">
            <text:p text:style-name="P41">$18-02</text:p>
          </table:table-cell>
          <table:table-cell table:style-name="t18.B5" office:value-type="string">
            <text:p text:style-name="P41">$18-12</text:p>
          </table:table-cell>
          <table:table-cell table:style-name="t18.B5" office:value-type="string">
            <text:p text:style-name="P41">$18-22</text:p>
          </table:table-cell>
          <table:covered-table-cell/>
        </table:table-row>
        <table:table-row>
          <table:table-cell table:style-name="t18.A8" office:value-type="string">
            <text:p text:style-name="P10">70 Sv/h</text:p>
          </table:table-cell>
          <table:table-cell table:style-name="t18.B8" office:value-type="string">
            <text:p text:style-name="P41">$18-33</text:p>
          </table:table-cell>
          <table:table-cell table:style-name="t18.B8" office:value-type="string">
            <text:p text:style-name="P41">$18-43</text:p>
          </table:table-cell>
          <table:table-cell table:style-name="t18.B8" office:value-type="string">
            <text:p text:style-name="P41">$18-53</text:p>
          </table:table-cell>
          <table:table-cell table:style-name="t18.B8" office:value-type="string">
            <text:p text:style-name="P41">$18-63</text:p>
          </table:table-cell>
          <table:table-cell table:style-name="t18.B8" office:value-type="string">
            <text:p text:style-name="P41">$18-73</text:p>
          </table:table-cell>
          <table:table-cell table:style-name="t18.B8" office:value-type="string">
            <text:p text:style-name="P41">$18-83</text:p>
          </table:table-cell>
          <table:table-cell table:style-name="t18.B8" office:value-type="string">
            <text:p text:style-name="P41">$18-03</text:p>
          </table:table-cell>
          <table:table-cell table:style-name="t18.B8" office:value-type="string">
            <text:p text:style-name="P41">$18-13</text:p>
          </table:table-cell>
          <table:table-cell table:style-name="t18.B8" office:value-type="string">
            <text:p text:style-name="P41">$18-23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17"><text:span text:style-name="T16">$type (</text:span><text:span text:style-name="T19"></text:span><text:span text:style-name="T16">) s/n $bd_num1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24"><text:span text:style-name="T11">Dose rate at check point</text:span> <text:span text:style-name="T30">Ḣ</text:span><text:span text:style-name="T23">oi</text:span><text:span text:style-name="T37">(</text:span><text:span text:style-name="T38">0.07</text:span><text:span text:style-name="T37">)</text:span></text:p>
          </table:table-cell>
          <table:table-cell table:style-name="t19.B2" table:number-rows-spanned="3" office:value-type="string">
            <text:p text:style-name="P35">Radia-tion source <text:s/>number</text:p>
          </table:table-cell>
          <table:table-cell table:style-name="t19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19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25"><text:span text:style-name="T33">Relative gamma radiation dose rate measure-ment</text:span> <text:span text:style-name="T11">error</text:span></text:p>
            <text:p text:style-name="P29"><text:span text:style-name="T31">θ</text:span><text:span text:style-name="T24">пр</text:span><text:span text:style-name="T25">i</text:span><text:span text:style-name="T27">,</text:span> %</text:p>
          </table:table-cell>
          <table:table-cell table:style-name="t19.B2" table:number-rows-spanned="3" office:value-type="string">
            <text:p text:style-name="P28"><text:span text:style-name="T11">Confidence limit of the intrinsic <text:s/>relative error</text:span> <text:span text:style-name="T32">Δ</text:span><text:span text:style-name="T26">i</text:span><text:span text:style-name="T11">,</text:span> % <text:span text:style-name="T11">during calibration</text:span></text:p>
          </table:table-cell>
          <table:table-cell table:style-name="t19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31"><text:span text:style-name="T11">Back-ground</text:span>, <text:span text:style-name="T12">nSv</text:span><text:span text:style-name="T21">/</text:span><text:span text:style-name="T12">h</text:span></text:p>
          </table:table-cell>
          <table:table-cell table:style-name="t19.D3" table:number-columns-spanned="3" office:value-type="string">
            <text:p text:style-name="P31"><text:span text:style-name="T11">Measured value</text:span> <text:span text:style-name="T30">Ḣ</text:span><text:span text:style-name="T20">*</text:span><text:span text:style-name="T23">i</text:span><text:span text:style-name="T37">(</text:span><text:span text:style-name="T36">0.07</text:span><text:span text:style-name="T37">)</text:span></text:p>
          </table:table-cell>
          <table:covered-table-cell/>
          <table:covered-table-cell/>
          <table:table-cell table:style-name="t19.D3" table:number-rows-spanned="2" office:value-type="string">
            <text:p text:style-name="P31"><text:span text:style-name="T11">Average value</text:span>, <text:span text:style-name="T12">H</text:span><text:span text:style-name="T23">i</text:span><text:span text:style-name="T37">(</text:span><text:span text:style-name="T36">0.07</text:span><text:span text:style-name="T37">)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32"><text:span text:style-name="T21">H</text:span><text:span text:style-name="T22">1</text:span></text:p>
          </table:table-cell>
          <table:table-cell table:style-name="t19.D3" office:value-type="string">
            <text:p text:style-name="P31"><text:span text:style-name="T12">H</text:span><text:span text:style-name="T22">2</text:span></text:p>
          </table:table-cell>
          <table:table-cell table:style-name="t19.D3" office:value-type="string">
            <text:p text:style-name="P31"><text:span text:style-name="T12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10"><text:span text:style-name="T11">0,07</text:span> Sv/h</text:p>
          </table:table-cell>
          <table:table-cell table:style-name="t19.B5" office:value-type="string">
            <text:p text:style-name="P41">$19-30</text:p>
          </table:table-cell>
          <table:table-cell table:style-name="t19.B5" office:value-type="string">
            <text:p text:style-name="P41">$19-40</text:p>
          </table:table-cell>
          <table:table-cell table:style-name="t19.B5" office:value-type="string">
            <text:p text:style-name="P41">$19-50</text:p>
          </table:table-cell>
          <table:table-cell table:style-name="t19.B5" office:value-type="string">
            <text:p text:style-name="P41">$19-60</text:p>
          </table:table-cell>
          <table:table-cell table:style-name="t19.B5" office:value-type="string">
            <text:p text:style-name="P41">$19-70</text:p>
          </table:table-cell>
          <table:table-cell table:style-name="t19.B5" office:value-type="string">
            <text:p text:style-name="P41">$19-80</text:p>
          </table:table-cell>
          <table:table-cell table:style-name="t19.B5" office:value-type="string">
            <text:p text:style-name="P41">$19-00</text:p>
          </table:table-cell>
          <table:table-cell table:style-name="t19.B5" office:value-type="string">
            <text:p text:style-name="P41">$19-10</text:p>
          </table:table-cell>
          <table:table-cell table:style-name="t19.B5" office:value-type="string">
            <text:p text:style-name="P41">$19-20</text:p>
          </table:table-cell>
          <table:table-cell table:style-name="t19.K5" table:number-rows-spanned="4" office:value-type="string">
            <text:p text:style-name="P12">±<text:span text:style-name="T11">15</text:span></text:p>
          </table:table-cell>
        </table:table-row>
        <table:table-row>
          <table:table-cell table:style-name="t19.A5" office:value-type="string">
            <text:p text:style-name="P10">0,7 Sv/h</text:p>
          </table:table-cell>
          <table:table-cell table:style-name="t19.B5" office:value-type="string">
            <text:p text:style-name="P41">$19-31</text:p>
          </table:table-cell>
          <table:table-cell table:style-name="t19.B5" office:value-type="string">
            <text:p text:style-name="P41">$19-41</text:p>
          </table:table-cell>
          <table:table-cell table:style-name="t19.B5" office:value-type="string">
            <text:p text:style-name="P41">$19-51</text:p>
          </table:table-cell>
          <table:table-cell table:style-name="t19.B5" office:value-type="string">
            <text:p text:style-name="P41">$19-61</text:p>
          </table:table-cell>
          <table:table-cell table:style-name="t19.B5" office:value-type="string">
            <text:p text:style-name="P41">$19-71</text:p>
          </table:table-cell>
          <table:table-cell table:style-name="t19.B5" office:value-type="string">
            <text:p text:style-name="P41">$19-81</text:p>
          </table:table-cell>
          <table:table-cell table:style-name="t19.B5" office:value-type="string">
            <text:p text:style-name="P41">$19-01</text:p>
          </table:table-cell>
          <table:table-cell table:style-name="t19.B5" office:value-type="string">
            <text:p text:style-name="P41">$19-11</text:p>
          </table:table-cell>
          <table:table-cell table:style-name="t19.B5" office:value-type="string">
            <text:p text:style-name="P41">$19-21</text:p>
          </table:table-cell>
          <table:covered-table-cell/>
        </table:table-row>
        <table:table-row>
          <table:table-cell table:style-name="t19.A5" office:value-type="string">
            <text:p text:style-name="P10">7 Sv/h</text:p>
          </table:table-cell>
          <table:table-cell table:style-name="t19.B5" office:value-type="string">
            <text:p text:style-name="P41">$19-32</text:p>
          </table:table-cell>
          <table:table-cell table:style-name="t19.B5" office:value-type="string">
            <text:p text:style-name="P41">$19-42</text:p>
          </table:table-cell>
          <table:table-cell table:style-name="t19.B5" office:value-type="string">
            <text:p text:style-name="P41">$19-52</text:p>
          </table:table-cell>
          <table:table-cell table:style-name="t19.B5" office:value-type="string">
            <text:p text:style-name="P41">$19-62</text:p>
          </table:table-cell>
          <table:table-cell table:style-name="t19.B5" office:value-type="string">
            <text:p text:style-name="P41">$19-72</text:p>
          </table:table-cell>
          <table:table-cell table:style-name="t19.B5" office:value-type="string">
            <text:p text:style-name="P41">$19-82</text:p>
          </table:table-cell>
          <table:table-cell table:style-name="t19.B5" office:value-type="string">
            <text:p text:style-name="P41">$19-02</text:p>
          </table:table-cell>
          <table:table-cell table:style-name="t19.B5" office:value-type="string">
            <text:p text:style-name="P41">$19-12</text:p>
          </table:table-cell>
          <table:table-cell table:style-name="t19.B5" office:value-type="string">
            <text:p text:style-name="P41">$19-22</text:p>
          </table:table-cell>
          <table:covered-table-cell/>
        </table:table-row>
        <table:table-row>
          <table:table-cell table:style-name="t19.A8" office:value-type="string">
            <text:p text:style-name="P10">70 Sv/h</text:p>
          </table:table-cell>
          <table:table-cell table:style-name="t19.B8" office:value-type="string">
            <text:p text:style-name="P41">$19-33</text:p>
          </table:table-cell>
          <table:table-cell table:style-name="t19.B8" office:value-type="string">
            <text:p text:style-name="P41">$19-43</text:p>
          </table:table-cell>
          <table:table-cell table:style-name="t19.B8" office:value-type="string">
            <text:p text:style-name="P41">$19-53</text:p>
          </table:table-cell>
          <table:table-cell table:style-name="t19.B8" office:value-type="string">
            <text:p text:style-name="P41">$19-63</text:p>
          </table:table-cell>
          <table:table-cell table:style-name="t19.B8" office:value-type="string">
            <text:p text:style-name="P41">$19-73</text:p>
          </table:table-cell>
          <table:table-cell table:style-name="t19.B8" office:value-type="string">
            <text:p text:style-name="P41">$19-83</text:p>
          </table:table-cell>
          <table:table-cell table:style-name="t19.B8" office:value-type="string">
            <text:p text:style-name="P41">$19-03</text:p>
          </table:table-cell>
          <table:table-cell table:style-name="t19.B8" office:value-type="string">
            <text:p text:style-name="P41">$19-13</text:p>
          </table:table-cell>
          <table:table-cell table:style-name="t19.B8" office:value-type="string">
            <text:p text:style-name="P41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3"/>
        <table:table-column table:style-name="t20.K"/>
        <table:table-row table:style-name="t20.1">
          <table:table-cell table:style-name="t20.A1" table:number-columns-spanned="11" office:value-type="string">
            <text:p text:style-name="P17"><text:span text:style-name="T16">$type (</text:span><text:span text:style-name="T19"></text:span><text:span text:style-name="T16">) s/n $bd_num2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24"><text:span text:style-name="T11">Dose rate at check point</text:span> <text:span text:style-name="T30">Ḣ</text:span><text:span text:style-name="T23">oi</text:span><text:span text:style-name="T37">(</text:span><text:span text:style-name="T38">0.07</text:span><text:span text:style-name="T37">)</text:span></text:p>
          </table:table-cell>
          <table:table-cell table:style-name="t20.B2" table:number-rows-spanned="3" office:value-type="string">
            <text:p text:style-name="P35">Radia-tion source <text:s/>number</text:p>
          </table:table-cell>
          <table:table-cell table:style-name="t20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20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25"><text:span text:style-name="T33">Relative gamma radiation dose rate measure-ment</text:span> <text:span text:style-name="T11">error</text:span></text:p>
            <text:p text:style-name="P29"><text:span text:style-name="T31">θ</text:span><text:span text:style-name="T24">пр</text:span><text:span text:style-name="T25">i</text:span><text:span text:style-name="T27">,</text:span> %</text:p>
          </table:table-cell>
          <table:table-cell table:style-name="t20.B2" table:number-rows-spanned="3" office:value-type="string">
            <text:p text:style-name="P28"><text:span text:style-name="T11">Confidence limit of the intrinsic <text:s/>relative error</text:span> <text:span text:style-name="T32">Δ</text:span><text:span text:style-name="T26">i</text:span><text:span text:style-name="T11">,</text:span> % <text:span text:style-name="T11">during calibration</text:span></text:p>
          </table:table-cell>
          <table:table-cell table:style-name="t20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20.3">
          <table:covered-table-cell/>
          <table:covered-table-cell/>
          <table:covered-table-cell/>
          <table:table-cell table:style-name="t20.B3" table:number-rows-spanned="2" office:value-type="string">
            <text:p text:style-name="P31"><text:span text:style-name="T11">Back-ground</text:span>, <text:span text:style-name="T12">nSv</text:span><text:span text:style-name="T21">/</text:span><text:span text:style-name="T12">h</text:span></text:p>
          </table:table-cell>
          <table:table-cell table:style-name="t20.B3" table:number-columns-spanned="3" office:value-type="string">
            <text:p text:style-name="P31"><text:span text:style-name="T11">Measured value</text:span> <text:span text:style-name="T30">Ḣ</text:span><text:span text:style-name="T20">*</text:span><text:span text:style-name="T23">i</text:span><text:span text:style-name="T37">(</text:span><text:span text:style-name="T36">0.07</text:span><text:span text:style-name="T37">)</text:span></text:p>
          </table:table-cell>
          <table:covered-table-cell/>
          <table:covered-table-cell/>
          <table:table-cell table:style-name="t20.B3" table:number-rows-spanned="2" office:value-type="string">
            <text:p text:style-name="P31"><text:span text:style-name="T11">Average value</text:span>, <text:span text:style-name="T12">H</text:span><text:span text:style-name="T23">i</text:span><text:span text:style-name="T37">(</text:span><text:span text:style-name="T36">0.07</text:span><text:span text:style-name="T37">)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covered-table-cell/>
          <table:table-cell table:style-name="t20.B3" office:value-type="string">
            <text:p text:style-name="P32"><text:span text:style-name="T21">H</text:span><text:span text:style-name="T22">1</text:span></text:p>
          </table:table-cell>
          <table:table-cell table:style-name="t20.B3" office:value-type="string">
            <text:p text:style-name="P31"><text:span text:style-name="T12">H</text:span><text:span text:style-name="T22">2</text:span></text:p>
          </table:table-cell>
          <table:table-cell table:style-name="t20.B3" office:value-type="string">
            <text:p text:style-name="P31"><text:span text:style-name="T12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10"><text:span text:style-name="T11">0,07</text:span> Sv/h</text:p>
          </table:table-cell>
          <table:table-cell table:style-name="t20.B5" office:value-type="string">
            <text:p text:style-name="P41">$20-30</text:p>
          </table:table-cell>
          <table:table-cell table:style-name="t20.B5" office:value-type="string">
            <text:p text:style-name="P41">$20-40</text:p>
          </table:table-cell>
          <table:table-cell table:style-name="t20.B5" office:value-type="string">
            <text:p text:style-name="P41">$20-50</text:p>
          </table:table-cell>
          <table:table-cell table:style-name="t20.B5" office:value-type="string">
            <text:p text:style-name="P41">$20-60</text:p>
          </table:table-cell>
          <table:table-cell table:style-name="t20.B5" office:value-type="string">
            <text:p text:style-name="P41">$20-70</text:p>
          </table:table-cell>
          <table:table-cell table:style-name="t20.B5" office:value-type="string">
            <text:p text:style-name="P41">$20-80</text:p>
          </table:table-cell>
          <table:table-cell table:style-name="t20.B5" office:value-type="string">
            <text:p text:style-name="P41">$20-00</text:p>
          </table:table-cell>
          <table:table-cell table:style-name="t20.B5" office:value-type="string">
            <text:p text:style-name="P41">$20-10</text:p>
          </table:table-cell>
          <table:table-cell table:style-name="t20.B5" office:value-type="string">
            <text:p text:style-name="P41">$20-20</text:p>
          </table:table-cell>
          <table:table-cell table:style-name="t20.K5" table:number-rows-spanned="4" office:value-type="string">
            <text:p text:style-name="P12">±<text:span text:style-name="T11">15</text:span></text:p>
          </table:table-cell>
        </table:table-row>
        <table:table-row>
          <table:table-cell table:style-name="t20.A5" office:value-type="string">
            <text:p text:style-name="P10">0,7 Sv/h</text:p>
          </table:table-cell>
          <table:table-cell table:style-name="t20.B5" office:value-type="string">
            <text:p text:style-name="P41">$20-31</text:p>
          </table:table-cell>
          <table:table-cell table:style-name="t20.B5" office:value-type="string">
            <text:p text:style-name="P41">$20-41</text:p>
          </table:table-cell>
          <table:table-cell table:style-name="t20.B5" office:value-type="string">
            <text:p text:style-name="P41">$20-51</text:p>
          </table:table-cell>
          <table:table-cell table:style-name="t20.B5" office:value-type="string">
            <text:p text:style-name="P41">$20-61</text:p>
          </table:table-cell>
          <table:table-cell table:style-name="t20.B5" office:value-type="string">
            <text:p text:style-name="P41">$20-71</text:p>
          </table:table-cell>
          <table:table-cell table:style-name="t20.B5" office:value-type="string">
            <text:p text:style-name="P41">$20-81</text:p>
          </table:table-cell>
          <table:table-cell table:style-name="t20.B5" office:value-type="string">
            <text:p text:style-name="P41">$20-01</text:p>
          </table:table-cell>
          <table:table-cell table:style-name="t20.B5" office:value-type="string">
            <text:p text:style-name="P41">$20-11</text:p>
          </table:table-cell>
          <table:table-cell table:style-name="t20.B5" office:value-type="string">
            <text:p text:style-name="P41">$20-21</text:p>
          </table:table-cell>
          <table:covered-table-cell/>
        </table:table-row>
        <table:table-row>
          <table:table-cell table:style-name="t20.A5" office:value-type="string">
            <text:p text:style-name="P10">7 Sv/h</text:p>
          </table:table-cell>
          <table:table-cell table:style-name="t20.B5" office:value-type="string">
            <text:p text:style-name="P41">$20-32</text:p>
          </table:table-cell>
          <table:table-cell table:style-name="t20.B5" office:value-type="string">
            <text:p text:style-name="P41">$20-42</text:p>
          </table:table-cell>
          <table:table-cell table:style-name="t20.B5" office:value-type="string">
            <text:p text:style-name="P41">$20-52</text:p>
          </table:table-cell>
          <table:table-cell table:style-name="t20.B5" office:value-type="string">
            <text:p text:style-name="P41">$20-62</text:p>
          </table:table-cell>
          <table:table-cell table:style-name="t20.B5" office:value-type="string">
            <text:p text:style-name="P41">$20-72</text:p>
          </table:table-cell>
          <table:table-cell table:style-name="t20.B5" office:value-type="string">
            <text:p text:style-name="P41">$20-82</text:p>
          </table:table-cell>
          <table:table-cell table:style-name="t20.B5" office:value-type="string">
            <text:p text:style-name="P41">$20-02</text:p>
          </table:table-cell>
          <table:table-cell table:style-name="t20.B5" office:value-type="string">
            <text:p text:style-name="P41">$20-12</text:p>
          </table:table-cell>
          <table:table-cell table:style-name="t20.B5" office:value-type="string">
            <text:p text:style-name="P41">$20-22</text:p>
          </table:table-cell>
          <table:covered-table-cell/>
        </table:table-row>
        <table:table-row>
          <table:table-cell table:style-name="t20.A8" office:value-type="string">
            <text:p text:style-name="P10">70 Sv/h</text:p>
          </table:table-cell>
          <table:table-cell table:style-name="t20.B8" office:value-type="string">
            <text:p text:style-name="P41">$20-33</text:p>
          </table:table-cell>
          <table:table-cell table:style-name="t20.B8" office:value-type="string">
            <text:p text:style-name="P41">$20-43</text:p>
          </table:table-cell>
          <table:table-cell table:style-name="t20.B8" office:value-type="string">
            <text:p text:style-name="P41">$20-53</text:p>
          </table:table-cell>
          <table:table-cell table:style-name="t20.B8" office:value-type="string">
            <text:p text:style-name="P41">$20-63</text:p>
          </table:table-cell>
          <table:table-cell table:style-name="t20.B8" office:value-type="string">
            <text:p text:style-name="P41">$20-73</text:p>
          </table:table-cell>
          <table:table-cell table:style-name="t20.B8" office:value-type="string">
            <text:p text:style-name="P41">$20-83</text:p>
          </table:table-cell>
          <table:table-cell table:style-name="t20.B8" office:value-type="string">
            <text:p text:style-name="P41">$20-03</text:p>
          </table:table-cell>
          <table:table-cell table:style-name="t20.B8" office:value-type="string">
            <text:p text:style-name="P41">$20-13</text:p>
          </table:table-cell>
          <table:table-cell table:style-name="t20.B8" office:value-type="string">
            <text:p text:style-name="P41">$20-23</text:p>
          </table:table-cell>
          <table:covered-table-cell/>
        </table:table-row>
      </table:table>
      <text:p text:style-name="P3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9">Calibrated by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33"/>
          </table:table-cell>
          <table:table-cell table:style-name="Таблица1.C2" office:value-type="string">
            <text:p text:style-name="P22">(signature)</text:p>
          </table:table-cell>
        </table:table-row>
        <table:table-row>
          <table:table-cell table:style-name="Таблица1.A1" office:value-type="string">
            <text:p text:style-name="P19">Technical control:</text:p>
          </table:table-cell>
          <table:table-cell table:style-name="Таблица1.A1" office:value-type="string">
            <text:p text:style-name="P20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22">(signature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0.5in" svg:width="7.8661in" svg:height="1.3047in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3-19T10:11:56.24</dc:date>
    <meta:print-date>2019-04-03T15:18:00</meta:print-date>
    <meta:editing-cycles>149</meta:editing-cycles>
    <meta:editing-duration>PT11H1M31S</meta:editing-duration>
    <meta:generator>OpenOffice/4.1.6$Win32 OpenOffice.org_project/416m1$Build-9790</meta:generator>
    <meta:document-statistic meta:table-count="21" meta:image-count="1" meta:object-count="0" meta:page-count="7" meta:paragraph-count="1205" meta:word-count="2346" meta:character-count="13262"/>
  </office:meta>
</office:document-meta>
</file>